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p_trp_ori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50015544096" calcext:value-type="float">
            <text:p>0.450015544096</text:p>
          </table:table-cell>
          <table:table-cell office:value-type="float" office:value="0.449518129697" calcext:value-type="float">
            <text:p>0.449518129697</text:p>
          </table:table-cell>
          <table:table-cell office:value-type="float" office:value="0.449617612577" calcext:value-type="float">
            <text:p>0.449617612577</text:p>
          </table:table-cell>
          <table:table-cell office:value-type="float" office:value="0.449518129697" calcext:value-type="float">
            <text:p>0.449518129697</text:p>
          </table:table-cell>
          <table:table-cell office:value-type="float" office:value="1508093749.21962" calcext:value-type="float">
            <text:p>1508093749.219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44386165846" calcext:value-type="float">
            <text:p>0.444386165846</text:p>
          </table:table-cell>
          <table:table-cell office:value-type="float" office:value="0.424457280848" calcext:value-type="float">
            <text:p>0.424457280848</text:p>
          </table:table-cell>
          <table:table-cell office:value-type="float" office:value="0.428443057848" calcext:value-type="float">
            <text:p>0.428443057848</text:p>
          </table:table-cell>
          <table:table-cell office:value-type="float" office:value="0.424457280848" calcext:value-type="float">
            <text:p>0.424457280848</text:p>
          </table:table-cell>
          <table:table-cell office:value-type="float" office:value="1508096725.06368" calcext:value-type="float">
            <text:p>1508096725.063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76536792" calcext:value-type="float">
            <text:p>0.44376536792</text:p>
          </table:table-cell>
          <table:table-cell office:value-type="float" office:value="1508096162.63635" calcext:value-type="float">
            <text:p>1508096162.636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3321481628" calcext:value-type="float">
            <text:p>0.443321481628</text:p>
          </table:table-cell>
          <table:table-cell office:value-type="float" office:value="1508101170.69809" calcext:value-type="float">
            <text:p>1508101170.698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288348261" calcext:value-type="float">
            <text:p>0.443288348261</text:p>
          </table:table-cell>
          <table:table-cell office:value-type="float" office:value="1508095843.28078" calcext:value-type="float">
            <text:p>1508095843.280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181531655" calcext:value-type="float">
            <text:p>0.443181531655</text:p>
          </table:table-cell>
          <table:table-cell office:value-type="float" office:value="1508095570.59481" calcext:value-type="float">
            <text:p>1508095570.59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43010276938" calcext:value-type="float">
            <text:p>0.443010276938</text:p>
          </table:table-cell>
          <table:table-cell office:value-type="float" office:value="0.44299267823" calcext:value-type="float">
            <text:p>0.44299267823</text:p>
          </table:table-cell>
          <table:table-cell office:value-type="float" office:value="0.443006757196" calcext:value-type="float">
            <text:p>0.443006757196</text:p>
          </table:table-cell>
          <table:table-cell office:value-type="float" office:value="0.443010276938" calcext:value-type="float">
            <text:p>0.443010276938</text:p>
          </table:table-cell>
          <table:table-cell office:value-type="float" office:value="1508095020.71787" calcext:value-type="float">
            <text:p>1508095020.717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0531651356" calcext:value-type="float">
            <text:p>0.440531651356</text:p>
          </table:table-cell>
          <table:table-cell office:value-type="float" office:value="1508101321.0247" calcext:value-type="float">
            <text:p>1508101321.02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0167415479" calcext:value-type="float">
            <text:p>0.440167415479</text:p>
          </table:table-cell>
          <table:table-cell office:value-type="float" office:value="1508101502.23099" calcext:value-type="float">
            <text:p>1508101502.230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0020881532" calcext:value-type="float">
            <text:p>0.440020881532</text:p>
          </table:table-cell>
          <table:table-cell office:value-type="float" office:value="1508094512.24319" calcext:value-type="float">
            <text:p>1508094512.243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403017164" calcext:value-type="float">
            <text:p>0.439403017164</text:p>
          </table:table-cell>
          <table:table-cell office:value-type="float" office:value="1508104057.4672" calcext:value-type="float">
            <text:p>1508104057.46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9378072191" calcext:value-type="float">
            <text:p>0.439378072191</text:p>
          </table:table-cell>
          <table:table-cell office:value-type="float" office:value="1508094734.17731" calcext:value-type="float">
            <text:p>1508094734.177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170684348" calcext:value-type="float">
            <text:p>0.439170684348</text:p>
          </table:table-cell>
          <table:table-cell office:value-type="float" office:value="1508103664.09406" calcext:value-type="float">
            <text:p>1508103664.094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002728012" calcext:value-type="float">
            <text:p>0.439002728012</text:p>
          </table:table-cell>
          <table:table-cell office:value-type="float" office:value="1508103384.12918" calcext:value-type="float">
            <text:p>1508103384.129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92772212" calcext:value-type="float">
            <text:p>0.43892772212</text:p>
          </table:table-cell>
          <table:table-cell office:value-type="float" office:value="1508102910.57274" calcext:value-type="float">
            <text:p>1508102910.5727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38035782723" calcext:value-type="float">
            <text:p>0.438035782723</text:p>
          </table:table-cell>
          <table:table-cell office:value-type="float" office:value="0.437966829071" calcext:value-type="float">
            <text:p>0.437966829071</text:p>
          </table:table-cell>
          <table:table-cell office:value-type="float" office:value="0.438021991992" calcext:value-type="float">
            <text:p>0.438021991992</text:p>
          </table:table-cell>
          <table:table-cell office:value-type="float" office:value="0.438035782723" calcext:value-type="float">
            <text:p>0.438035782723</text:p>
          </table:table-cell>
          <table:table-cell office:value-type="float" office:value="1508092998.26196" calcext:value-type="float">
            <text:p>1508092998.261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7449225215" calcext:value-type="float">
            <text:p>0.437449225215</text:p>
          </table:table-cell>
          <table:table-cell office:value-type="float" office:value="1508090347.88964" calcext:value-type="float">
            <text:p>1508090347.889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6030823646" calcext:value-type="float">
            <text:p>0.436030823646</text:p>
          </table:table-cell>
          <table:table-cell office:value-type="float" office:value="1508091055.27066" calcext:value-type="float">
            <text:p>1508091055.270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5543810236" calcext:value-type="float">
            <text:p>0.435543810236</text:p>
          </table:table-cell>
          <table:table-cell office:value-type="float" office:value="1508091456.8542" calcext:value-type="float">
            <text:p>1508091456.85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39880288" calcext:value-type="float">
            <text:p>0.43539880288</text:p>
          </table:table-cell>
          <table:table-cell office:value-type="float" office:value="1508102549.08184" calcext:value-type="float">
            <text:p>1508102549.0818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177460646" calcext:value-type="float">
            <text:p>0.435177460646</text:p>
          </table:table-cell>
          <table:table-cell office:value-type="float" office:value="1508102178.24792" calcext:value-type="float">
            <text:p>1508102178.247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481321846" calcext:value-type="float">
            <text:p>0.43481321846</text:p>
          </table:table-cell>
          <table:table-cell office:value-type="float" office:value="1508101767.87235" calcext:value-type="float">
            <text:p>1508101767.872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34313246206" calcext:value-type="float">
            <text:p>0.434313246206</text:p>
          </table:table-cell>
          <table:table-cell office:value-type="float" office:value="1508092373.71468" calcext:value-type="float">
            <text:p>1508092373.714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32755389075" calcext:value-type="float">
            <text:p>0.432755389075</text:p>
          </table:table-cell>
          <table:table-cell office:value-type="float" office:value="1508093420.36531" calcext:value-type="float">
            <text:p>1508093420.36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432445794368" calcext:value-type="float">
            <text:p>0.432445794368</text:p>
          </table:table-cell>
          <table:table-cell office:value-type="float" office:value="0.432419525218" calcext:value-type="float">
            <text:p>0.432419525218</text:p>
          </table:table-cell>
          <table:table-cell office:value-type="float" office:value="0.432424779048" calcext:value-type="float">
            <text:p>0.432424779048</text:p>
          </table:table-cell>
          <table:table-cell office:value-type="float" office:value="0.432419525218" calcext:value-type="float">
            <text:p>0.432419525218</text:p>
          </table:table-cell>
          <table:table-cell office:value-type="float" office:value="1508098584.94952" calcext:value-type="float">
            <text:p>1508098584.949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30710054146" calcext:value-type="float">
            <text:p>0.430710054146</text:p>
          </table:table-cell>
          <table:table-cell office:value-type="float" office:value="0.430678246118" calcext:value-type="float">
            <text:p>0.430678246118</text:p>
          </table:table-cell>
          <table:table-cell office:value-type="float" office:value="0.430684607724" calcext:value-type="float">
            <text:p>0.430684607724</text:p>
          </table:table-cell>
          <table:table-cell office:value-type="float" office:value="0.430678246118" calcext:value-type="float">
            <text:p>0.430678246118</text:p>
          </table:table-cell>
          <table:table-cell office:value-type="float" office:value="1508092799.33288" calcext:value-type="float">
            <text:p>1508092799.332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30358945087" calcext:value-type="float">
            <text:p>0.430358945087</text:p>
          </table:table-cell>
          <table:table-cell office:value-type="float" office:value="0.430332803537" calcext:value-type="float">
            <text:p>0.430332803537</text:p>
          </table:table-cell>
          <table:table-cell office:value-type="float" office:value="0.430353716777" calcext:value-type="float">
            <text:p>0.430353716777</text:p>
          </table:table-cell>
          <table:table-cell office:value-type="float" office:value="0.430358945087" calcext:value-type="float">
            <text:p>0.430358945087</text:p>
          </table:table-cell>
          <table:table-cell office:value-type="float" office:value="1508098138.20087" calcext:value-type="float">
            <text:p>1508098138.200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0.429959437698" calcext:value-type="float">
            <text:p>0.429959437698</text:p>
          </table:table-cell>
          <table:table-cell office:value-type="float" office:value="0.429896870777" calcext:value-type="float">
            <text:p>0.429896870777</text:p>
          </table:table-cell>
          <table:table-cell office:value-type="float" office:value="0.429946924313" calcext:value-type="float">
            <text:p>0.429946924313</text:p>
          </table:table-cell>
          <table:table-cell office:value-type="float" office:value="0.429959437698" calcext:value-type="float">
            <text:p>0.429959437698</text:p>
          </table:table-cell>
          <table:table-cell office:value-type="float" office:value="1508094388.28311" calcext:value-type="float">
            <text:p>1508094388.283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980753596" calcext:value-type="float">
            <text:p>0.42980753596</text:p>
          </table:table-cell>
          <table:table-cell office:value-type="float" office:value="1508097934.05389" calcext:value-type="float">
            <text:p>1508097934.053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8503491691" calcext:value-type="float">
            <text:p>0.428503491691</text:p>
          </table:table-cell>
          <table:table-cell office:value-type="float" office:value="1508092054.29385" calcext:value-type="float">
            <text:p>1508092054.293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8392156333" calcext:value-type="float">
            <text:p>0.428392156333</text:p>
          </table:table-cell>
          <table:table-cell office:value-type="float" office:value="1508092262.97291" calcext:value-type="float">
            <text:p>1508092262.972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27838369912" calcext:value-type="float">
            <text:p>0.427838369912</text:p>
          </table:table-cell>
          <table:table-cell office:value-type="float" office:value="0.42780874745" calcext:value-type="float">
            <text:p>0.42780874745</text:p>
          </table:table-cell>
          <table:table-cell office:value-type="float" office:value="0.427814671942" calcext:value-type="float">
            <text:p>0.427814671942</text:p>
          </table:table-cell>
          <table:table-cell office:value-type="float" office:value="0.42780874745" calcext:value-type="float">
            <text:p>0.42780874745</text:p>
          </table:table-cell>
          <table:table-cell office:value-type="float" office:value="1508091713.43013" calcext:value-type="float">
            <text:p>1508091713.430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7425046207" calcext:value-type="float">
            <text:p>0.427425046207</text:p>
          </table:table-cell>
          <table:table-cell office:value-type="float" office:value="1508097623.15696" calcext:value-type="float">
            <text:p>1508097623.156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27332010527" calcext:value-type="float">
            <text:p>0.427332010527</text:p>
          </table:table-cell>
          <table:table-cell office:value-type="float" office:value="1508090918.10086" calcext:value-type="float">
            <text:p>1508090918.100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27092782981" calcext:value-type="float">
            <text:p>0.427092782981</text:p>
          </table:table-cell>
          <table:table-cell office:value-type="float" office:value="0.427079352254" calcext:value-type="float">
            <text:p>0.427079352254</text:p>
          </table:table-cell>
          <table:table-cell office:value-type="float" office:value="0.4270820384" calcext:value-type="float">
            <text:p>0.4270820384</text:p>
          </table:table-cell>
          <table:table-cell office:value-type="float" office:value="0.427079352254" calcext:value-type="float">
            <text:p>0.427079352254</text:p>
          </table:table-cell>
          <table:table-cell office:value-type="float" office:value="1508091413.16043" calcext:value-type="float">
            <text:p>1508091413.160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5589738179" calcext:value-type="float">
            <text:p>0.425589738179</text:p>
          </table:table-cell>
          <table:table-cell office:value-type="float" office:value="1508097747.92162" calcext:value-type="float">
            <text:p>1508097747.921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23244608971" calcext:value-type="float">
            <text:p>0.423244608971</text:p>
          </table:table-cell>
          <table:table-cell office:value-type="float" office:value="0.423226792701" calcext:value-type="float">
            <text:p>0.423226792701</text:p>
          </table:table-cell>
          <table:table-cell office:value-type="float" office:value="0.423241045717" calcext:value-type="float">
            <text:p>0.423241045717</text:p>
          </table:table-cell>
          <table:table-cell office:value-type="float" office:value="0.423244608971" calcext:value-type="float">
            <text:p>0.423244608971</text:p>
          </table:table-cell>
          <table:table-cell office:value-type="float" office:value="1508090356.40247" calcext:value-type="float">
            <text:p>1508090356.402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22500232823" calcext:value-type="float">
            <text:p>0.422500232823</text:p>
          </table:table-cell>
          <table:table-cell office:value-type="float" office:value="1508104445.25173" calcext:value-type="float">
            <text:p>1508104445.251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22096073786" calcext:value-type="float">
            <text:p>0.422096073786</text:p>
          </table:table-cell>
          <table:table-cell office:value-type="float" office:value="1508090605.50683" calcext:value-type="float">
            <text:p>1508090605.506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1533676586" calcext:value-type="float">
            <text:p>0.421533676586</text:p>
          </table:table-cell>
          <table:table-cell office:value-type="float" office:value="1508107998.96942" calcext:value-type="float">
            <text:p>1508107998.969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392637956" calcext:value-type="float">
            <text:p>0.420392637956</text:p>
          </table:table-cell>
          <table:table-cell office:value-type="float" office:value="1508098843.85241" calcext:value-type="float">
            <text:p>1508098843.852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267204176" calcext:value-type="float">
            <text:p>0.420267204176</text:p>
          </table:table-cell>
          <table:table-cell office:value-type="float" office:value="1508100642.33322" calcext:value-type="float">
            <text:p>1508100642.333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20169233276" calcext:value-type="float">
            <text:p>0.420169233276</text:p>
          </table:table-cell>
          <table:table-cell office:value-type="float" office:value="1508089345.81789" calcext:value-type="float">
            <text:p>1508089345.817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073653351" calcext:value-type="float">
            <text:p>0.420073653351</text:p>
          </table:table-cell>
          <table:table-cell office:value-type="float" office:value="1508100064.07278" calcext:value-type="float">
            <text:p>1508100064.072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9704417248" calcext:value-type="float">
            <text:p>0.419704417248</text:p>
          </table:table-cell>
          <table:table-cell office:value-type="float" office:value="1508099687.6216" calcext:value-type="float">
            <text:p>1508099687.62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9624034335" calcext:value-type="float">
            <text:p>0.419624034335</text:p>
          </table:table-cell>
          <table:table-cell office:value-type="float" office:value="1508099527.95233" calcext:value-type="float">
            <text:p>1508099527.952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6974670962" calcext:value-type="float">
            <text:p>0.416974670962</text:p>
          </table:table-cell>
          <table:table-cell office:value-type="float" office:value="0.416496320874" calcext:value-type="float">
            <text:p>0.416496320874</text:p>
          </table:table-cell>
          <table:table-cell office:value-type="float" office:value="0.416591990891" calcext:value-type="float">
            <text:p>0.416591990891</text:p>
          </table:table-cell>
          <table:table-cell office:value-type="float" office:value="0.416496320874" calcext:value-type="float">
            <text:p>0.416496320874</text:p>
          </table:table-cell>
          <table:table-cell office:value-type="float" office:value="1508088629.07776" calcext:value-type="float">
            <text:p>1508088629.077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416956637112" calcext:value-type="float">
            <text:p>0.416956637112</text:p>
          </table:table-cell>
          <table:table-cell office:value-type="float" office:value="0.416828598421" calcext:value-type="float">
            <text:p>0.416828598421</text:p>
          </table:table-cell>
          <table:table-cell office:value-type="float" office:value="0.416854206159" calcext:value-type="float">
            <text:p>0.416854206159</text:p>
          </table:table-cell>
          <table:table-cell office:value-type="float" office:value="0.416828598421" calcext:value-type="float">
            <text:p>0.416828598421</text:p>
          </table:table-cell>
          <table:table-cell office:value-type="float" office:value="1508105254.41122" calcext:value-type="float">
            <text:p>1508105254.411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4714955522" calcext:value-type="float">
            <text:p>0.414714955522</text:p>
          </table:table-cell>
          <table:table-cell office:value-type="float" office:value="0.414603682645" calcext:value-type="float">
            <text:p>0.414603682645</text:p>
          </table:table-cell>
          <table:table-cell office:value-type="float" office:value="0.41462593722" calcext:value-type="float">
            <text:p>0.41462593722</text:p>
          </table:table-cell>
          <table:table-cell office:value-type="float" office:value="0.414603682645" calcext:value-type="float">
            <text:p>0.414603682645</text:p>
          </table:table-cell>
          <table:table-cell office:value-type="float" office:value="1508089173.20499" calcext:value-type="float">
            <text:p>1508089173.204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4335198587" calcext:value-type="float">
            <text:p>0.414335198587</text:p>
          </table:table-cell>
          <table:table-cell office:value-type="float" office:value="0.414290479629" calcext:value-type="float">
            <text:p>0.414290479629</text:p>
          </table:table-cell>
          <table:table-cell office:value-type="float" office:value="0.414326254796" calcext:value-type="float">
            <text:p>0.414326254796</text:p>
          </table:table-cell>
          <table:table-cell office:value-type="float" office:value="0.414335198587" calcext:value-type="float">
            <text:p>0.414335198587</text:p>
          </table:table-cell>
          <table:table-cell office:value-type="float" office:value="1508088318.76945" calcext:value-type="float">
            <text:p>1508088318.769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414248369397" calcext:value-type="float">
            <text:p>0.414248369397</text:p>
          </table:table-cell>
          <table:table-cell office:value-type="float" office:value="0.414176498434" calcext:value-type="float">
            <text:p>0.414176498434</text:p>
          </table:table-cell>
          <table:table-cell office:value-type="float" office:value="0.414190872627" calcext:value-type="float">
            <text:p>0.414190872627</text:p>
          </table:table-cell>
          <table:table-cell office:value-type="float" office:value="0.414176498434" calcext:value-type="float">
            <text:p>0.414176498434</text:p>
          </table:table-cell>
          <table:table-cell office:value-type="float" office:value="1508104954.05544" calcext:value-type="float">
            <text:p>1508104954.055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212085025" calcext:value-type="float">
            <text:p>0.41212085025</text:p>
          </table:table-cell>
          <table:table-cell office:value-type="float" office:value="0.412108666859" calcext:value-type="float">
            <text:p>0.412108666859</text:p>
          </table:table-cell>
          <table:table-cell office:value-type="float" office:value="0.412118413571" calcext:value-type="float">
            <text:p>0.412118413571</text:p>
          </table:table-cell>
          <table:table-cell office:value-type="float" office:value="0.41212085025" calcext:value-type="float">
            <text:p>0.41212085025</text:p>
          </table:table-cell>
          <table:table-cell office:value-type="float" office:value="1508088800.67379" calcext:value-type="float">
            <text:p>1508088800.673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11256769571" calcext:value-type="float">
            <text:p>0.411256769571</text:p>
          </table:table-cell>
          <table:table-cell office:value-type="float" office:value="0.411213248873" calcext:value-type="float">
            <text:p>0.411213248873</text:p>
          </table:table-cell>
          <table:table-cell office:value-type="float" office:value="0.411248065431" calcext:value-type="float">
            <text:p>0.411248065431</text:p>
          </table:table-cell>
          <table:table-cell office:value-type="float" office:value="0.411256769571" calcext:value-type="float">
            <text:p>0.411256769571</text:p>
          </table:table-cell>
          <table:table-cell office:value-type="float" office:value="1508097100.06049" calcext:value-type="float">
            <text:p>1508097100.060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407261900556" calcext:value-type="float">
            <text:p>0.407261900556</text:p>
          </table:table-cell>
          <table:table-cell office:value-type="float" office:value="0.407224748195" calcext:value-type="float">
            <text:p>0.407224748195</text:p>
          </table:table-cell>
          <table:table-cell office:value-type="float" office:value="0.407254470084" calcext:value-type="float">
            <text:p>0.407254470084</text:p>
          </table:table-cell>
          <table:table-cell office:value-type="float" office:value="0.407261900556" calcext:value-type="float">
            <text:p>0.407261900556</text:p>
          </table:table-cell>
          <table:table-cell office:value-type="float" office:value="1508104767.61193" calcext:value-type="float">
            <text:p>1508104767.611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5861051456" calcext:value-type="float">
            <text:p>0.405861051456</text:p>
          </table:table-cell>
          <table:table-cell office:value-type="float" office:value="1508104614.86934" calcext:value-type="float">
            <text:p>1508104614.86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05536116996" calcext:value-type="float">
            <text:p>0.405536116996</text:p>
          </table:table-cell>
          <table:table-cell office:value-type="float" office:value="1508100978.51925" calcext:value-type="float">
            <text:p>1508100978.519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0538711195" calcext:value-type="float">
            <text:p>0.40538711195</text:p>
          </table:table-cell>
          <table:table-cell office:value-type="float" office:value="1508112791.02367" calcext:value-type="float">
            <text:p>1508112791.023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4407306497" calcext:value-type="float">
            <text:p>0.404407306497</text:p>
          </table:table-cell>
          <table:table-cell office:value-type="float" office:value="1508086980.85481" calcext:value-type="float">
            <text:p>1508086980.85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4178777537" calcext:value-type="float">
            <text:p>0.404178777537</text:p>
          </table:table-cell>
          <table:table-cell office:value-type="float" office:value="1508107674.32807" calcext:value-type="float">
            <text:p>1508107674.328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3823303472" calcext:value-type="float">
            <text:p>0.403823303472</text:p>
          </table:table-cell>
          <table:table-cell office:value-type="float" office:value="1508107274.31778" calcext:value-type="float">
            <text:p>1508107274.317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323957182" calcext:value-type="float">
            <text:p>0.40323957182</text:p>
          </table:table-cell>
          <table:table-cell office:value-type="float" office:value="1508107124.84493" calcext:value-type="float">
            <text:p>1508107124.844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40302200414" calcext:value-type="float">
            <text:p>0.40302200414</text:p>
          </table:table-cell>
          <table:table-cell office:value-type="float" office:value="0.402983898144" calcext:value-type="float">
            <text:p>0.402983898144</text:p>
          </table:table-cell>
          <table:table-cell office:value-type="float" office:value="0.403014382941" calcext:value-type="float">
            <text:p>0.403014382941</text:p>
          </table:table-cell>
          <table:table-cell office:value-type="float" office:value="0.40302200414" calcext:value-type="float">
            <text:p>0.40302200414</text:p>
          </table:table-cell>
          <table:table-cell office:value-type="float" office:value="1508106471.36017" calcext:value-type="float">
            <text:p>1508106471.360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2672831947" calcext:value-type="float">
            <text:p>0.402672831947</text:p>
          </table:table-cell>
          <table:table-cell office:value-type="float" office:value="1508106144.37376" calcext:value-type="float">
            <text:p>1508106144.37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2473848777" calcext:value-type="float">
            <text:p>0.402473848777</text:p>
          </table:table-cell>
          <table:table-cell office:value-type="float" office:value="1508105634.94421" calcext:value-type="float">
            <text:p>1508105634.944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0057937606" calcext:value-type="float">
            <text:p>0.400057937606</text:p>
          </table:table-cell>
          <table:table-cell office:value-type="float" office:value="1508087668.38531" calcext:value-type="float">
            <text:p>1508087668.38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425915859" calcext:value-type="float">
            <text:p>0.399425915859</text:p>
          </table:table-cell>
          <table:table-cell office:value-type="float" office:value="1508108587.47961" calcext:value-type="float">
            <text:p>1508108587.479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198908563" calcext:value-type="float">
            <text:p>0.399198908563</text:p>
          </table:table-cell>
          <table:table-cell office:value-type="float" office:value="1508108444.29812" calcext:value-type="float">
            <text:p>1508108444.298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8257027812" calcext:value-type="float">
            <text:p>0.398257027812</text:p>
          </table:table-cell>
          <table:table-cell office:value-type="float" office:value="1508108222.13997" calcext:value-type="float">
            <text:p>1508108222.139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92681730973" calcext:value-type="float">
            <text:p>0.392681730973</text:p>
          </table:table-cell>
          <table:table-cell office:value-type="float" office:value="1508088138.50447" calcext:value-type="float">
            <text:p>1508088138.504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89292742809" calcext:value-type="float">
            <text:p>0.389292742809</text:p>
          </table:table-cell>
          <table:table-cell office:value-type="float" office:value="0.389228710363" calcext:value-type="float">
            <text:p>0.389228710363</text:p>
          </table:table-cell>
          <table:table-cell office:value-type="float" office:value="0.389241516852" calcext:value-type="float">
            <text:p>0.389241516852</text:p>
          </table:table-cell>
          <table:table-cell office:value-type="float" office:value="0.389228710363" calcext:value-type="float">
            <text:p>0.389228710363</text:p>
          </table:table-cell>
          <table:table-cell office:value-type="float" office:value="1508130860.23859" calcext:value-type="float">
            <text:p>1508130860.23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7798168031" calcext:value-type="float">
            <text:p>0.387798168031</text:p>
          </table:table-cell>
          <table:table-cell office:value-type="float" office:value="1508133075.08802" calcext:value-type="float">
            <text:p>1508133075.0880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5287386184" calcext:value-type="float">
            <text:p>0.385287386184</text:p>
          </table:table-cell>
          <table:table-cell office:value-type="float" office:value="0.385258473811" calcext:value-type="float">
            <text:p>0.385258473811</text:p>
          </table:table-cell>
          <table:table-cell office:value-type="float" office:value="0.385264256285" calcext:value-type="float">
            <text:p>0.385264256285</text:p>
          </table:table-cell>
          <table:table-cell office:value-type="float" office:value="0.385258473811" calcext:value-type="float">
            <text:p>0.385258473811</text:p>
          </table:table-cell>
          <table:table-cell office:value-type="float" office:value="1508136883.83418" calcext:value-type="float">
            <text:p>1508136883.834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83415967954" calcext:value-type="float">
            <text:p>0.383415967954</text:p>
          </table:table-cell>
          <table:table-cell office:value-type="float" office:value="0.383368987497" calcext:value-type="float">
            <text:p>0.383368987497</text:p>
          </table:table-cell>
          <table:table-cell office:value-type="float" office:value="0.383378383588" calcext:value-type="float">
            <text:p>0.383378383588</text:p>
          </table:table-cell>
          <table:table-cell office:value-type="float" office:value="0.383368987497" calcext:value-type="float">
            <text:p>0.383368987497</text:p>
          </table:table-cell>
          <table:table-cell office:value-type="float" office:value="1508087460.10402" calcext:value-type="float">
            <text:p>1508087460.104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83221358395" calcext:value-type="float">
            <text:p>0.383221358395</text:p>
          </table:table-cell>
          <table:table-cell office:value-type="float" office:value="1508112505.27512" calcext:value-type="float">
            <text:p>1508112505.275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82706284186" calcext:value-type="float">
            <text:p>0.382706284186</text:p>
          </table:table-cell>
          <table:table-cell office:value-type="float" office:value="1508139872.23459" calcext:value-type="float">
            <text:p>1508139872.234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8157606981" calcext:value-type="float">
            <text:p>0.38157606981</text:p>
          </table:table-cell>
          <table:table-cell office:value-type="float" office:value="0.381469805601" calcext:value-type="float">
            <text:p>0.381469805601</text:p>
          </table:table-cell>
          <table:table-cell office:value-type="float" office:value="0.381491058443" calcext:value-type="float">
            <text:p>0.381491058443</text:p>
          </table:table-cell>
          <table:table-cell office:value-type="float" office:value="0.381469805601" calcext:value-type="float">
            <text:p>0.381469805601</text:p>
          </table:table-cell>
          <table:table-cell office:value-type="float" office:value="1508132637.75037" calcext:value-type="float">
            <text:p>1508132637.750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79783685488" calcext:value-type="float">
            <text:p>0.379783685488</text:p>
          </table:table-cell>
          <table:table-cell office:value-type="float" office:value="1508131235.53867" calcext:value-type="float">
            <text:p>1508131235.538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79311995448" calcext:value-type="float">
            <text:p>0.379311995448</text:p>
          </table:table-cell>
          <table:table-cell office:value-type="float" office:value="0.379296197628" calcext:value-type="float">
            <text:p>0.379296197628</text:p>
          </table:table-cell>
          <table:table-cell office:value-type="float" office:value="0.379308835884" calcext:value-type="float">
            <text:p>0.379308835884</text:p>
          </table:table-cell>
          <table:table-cell office:value-type="float" office:value="0.379311995448" calcext:value-type="float">
            <text:p>0.379311995448</text:p>
          </table:table-cell>
          <table:table-cell office:value-type="float" office:value="1508126420.50701" calcext:value-type="float">
            <text:p>1508126420.507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7835274808" calcext:value-type="float">
            <text:p>0.37835274808</text:p>
          </table:table-cell>
          <table:table-cell office:value-type="float" office:value="1508126745.81492" calcext:value-type="float">
            <text:p>1508126745.8149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6882237264" calcext:value-type="float">
            <text:p>0.376882237264</text:p>
          </table:table-cell>
          <table:table-cell office:value-type="float" office:value="0.376845278644" calcext:value-type="float">
            <text:p>0.376845278644</text:p>
          </table:table-cell>
          <table:table-cell office:value-type="float" office:value="0.376852670368" calcext:value-type="float">
            <text:p>0.376852670368</text:p>
          </table:table-cell>
          <table:table-cell office:value-type="float" office:value="0.376845278644" calcext:value-type="float">
            <text:p>0.376845278644</text:p>
          </table:table-cell>
          <table:table-cell office:value-type="float" office:value="1508135993.9013" calcext:value-type="float">
            <text:p>1508135993.90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180584057" calcext:value-type="float">
            <text:p>0.376180584057</text:p>
          </table:table-cell>
          <table:table-cell office:value-type="float" office:value="1508112153.84136" calcext:value-type="float">
            <text:p>1508112153.8413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75998843989" calcext:value-type="float">
            <text:p>0.375998843989</text:p>
          </table:table-cell>
          <table:table-cell office:value-type="float" office:value="0.375876737478" calcext:value-type="float">
            <text:p>0.375876737478</text:p>
          </table:table-cell>
          <table:table-cell office:value-type="float" office:value="0.37590115878" calcext:value-type="float">
            <text:p>0.37590115878</text:p>
          </table:table-cell>
          <table:table-cell office:value-type="float" office:value="0.375876737478" calcext:value-type="float">
            <text:p>0.375876737478</text:p>
          </table:table-cell>
          <table:table-cell office:value-type="float" office:value="1508087465.74787" calcext:value-type="float">
            <text:p>1508087465.747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7588319473" calcext:value-type="float">
            <text:p>0.37588319473</text:p>
          </table:table-cell>
          <table:table-cell office:value-type="float" office:value="0.375865764694" calcext:value-type="float">
            <text:p>0.375865764694</text:p>
          </table:table-cell>
          <table:table-cell office:value-type="float" office:value="0.375869250701" calcext:value-type="float">
            <text:p>0.375869250701</text:p>
          </table:table-cell>
          <table:table-cell office:value-type="float" office:value="0.375865764694" calcext:value-type="float">
            <text:p>0.375865764694</text:p>
          </table:table-cell>
          <table:table-cell office:value-type="float" office:value="1508111443.78053" calcext:value-type="float">
            <text:p>1508111443.7805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405221209" calcext:value-type="float">
            <text:p>0.375405221209</text:p>
          </table:table-cell>
          <table:table-cell office:value-type="float" office:value="1508110850.64396" calcext:value-type="float">
            <text:p>1508110850.643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187762042" calcext:value-type="float">
            <text:p>0.375187762042</text:p>
          </table:table-cell>
          <table:table-cell office:value-type="float" office:value="1508180837.34075" calcext:value-type="float">
            <text:p>1508180837.340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4762834808" calcext:value-type="float">
            <text:p>0.374762834808</text:p>
          </table:table-cell>
          <table:table-cell office:value-type="float" office:value="1508110703.41318" calcext:value-type="float">
            <text:p>1508110703.413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374171281148" calcext:value-type="float">
            <text:p>0.374171281148</text:p>
          </table:table-cell>
          <table:table-cell office:value-type="float" office:value="0.374120301412" calcext:value-type="float">
            <text:p>0.374120301412</text:p>
          </table:table-cell>
          <table:table-cell office:value-type="float" office:value="0.374130497359" calcext:value-type="float">
            <text:p>0.374130497359</text:p>
          </table:table-cell>
          <table:table-cell office:value-type="float" office:value="0.374120301412" calcext:value-type="float">
            <text:p>0.374120301412</text:p>
          </table:table-cell>
          <table:table-cell office:value-type="float" office:value="1508109994.35048" calcext:value-type="float">
            <text:p>1508109994.350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73883601347" calcext:value-type="float">
            <text:p>0.373883601347</text:p>
          </table:table-cell>
          <table:table-cell office:value-type="float" office:value="1508086940.13272" calcext:value-type="float">
            <text:p>1508086940.132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373346750499" calcext:value-type="float">
            <text:p>0.373346750499</text:p>
          </table:table-cell>
          <table:table-cell office:value-type="float" office:value="0.373131116083" calcext:value-type="float">
            <text:p>0.373131116083</text:p>
          </table:table-cell>
          <table:table-cell office:value-type="float" office:value="0.373174242966" calcext:value-type="float">
            <text:p>0.373174242966</text:p>
          </table:table-cell>
          <table:table-cell office:value-type="float" office:value="0.373131116083" calcext:value-type="float">
            <text:p>0.373131116083</text:p>
          </table:table-cell>
          <table:table-cell office:value-type="float" office:value="1508143689.43219" calcext:value-type="float">
            <text:p>1508143689.432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3157274159" calcext:value-type="float">
            <text:p>0.373157274159</text:p>
          </table:table-cell>
          <table:table-cell office:value-type="float" office:value="1508109733.31379" calcext:value-type="float">
            <text:p>1508109733.313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2884743522" calcext:value-type="float">
            <text:p>0.372884743522</text:p>
          </table:table-cell>
          <table:table-cell office:value-type="float" office:value="1508112861.57834" calcext:value-type="float">
            <text:p>1508112861.578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26993133" calcext:value-type="float">
            <text:p>0.3726993133</text:p>
          </table:table-cell>
          <table:table-cell office:value-type="float" office:value="1508109201.33585" calcext:value-type="float">
            <text:p>1508109201.335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2533590021" calcext:value-type="float">
            <text:p>0.372533590021</text:p>
          </table:table-cell>
          <table:table-cell office:value-type="float" office:value="1508139487.09908" calcext:value-type="float">
            <text:p>1508139487.09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1903462883" calcext:value-type="float">
            <text:p>0.371903462883</text:p>
          </table:table-cell>
          <table:table-cell office:value-type="float" office:value="1508108875.09486" calcext:value-type="float">
            <text:p>1508108875.094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68651469692" calcext:value-type="float">
            <text:p>0.368651469692</text:p>
          </table:table-cell>
          <table:table-cell office:value-type="float" office:value="0.368585660433" calcext:value-type="float">
            <text:p>0.368585660433</text:p>
          </table:table-cell>
          <table:table-cell office:value-type="float" office:value="0.36863830784" calcext:value-type="float">
            <text:p>0.36863830784</text:p>
          </table:table-cell>
          <table:table-cell office:value-type="float" office:value="0.368651469692" calcext:value-type="float">
            <text:p>0.368651469692</text:p>
          </table:table-cell>
          <table:table-cell office:value-type="float" office:value="1508131095.61747" calcext:value-type="float">
            <text:p>1508131095.617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8482543018" calcext:value-type="float">
            <text:p>0.368482543018</text:p>
          </table:table-cell>
          <table:table-cell office:value-type="float" office:value="1508149130.31595" calcext:value-type="float">
            <text:p>1508149130.3159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66133589217" calcext:value-type="float">
            <text:p>0.366133589217</text:p>
          </table:table-cell>
          <table:table-cell office:value-type="float" office:value="1508135332.49548" calcext:value-type="float">
            <text:p>1508135332.4954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4180999889" calcext:value-type="float">
            <text:p>0.364180999889</text:p>
          </table:table-cell>
          <table:table-cell office:value-type="float" office:value="1508178582.15575" calcext:value-type="float">
            <text:p>1508178582.155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63754011699" calcext:value-type="float">
            <text:p>0.363754011699</text:p>
          </table:table-cell>
          <table:table-cell office:value-type="float" office:value="1508181349.48415" calcext:value-type="float">
            <text:p>1508181349.484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62433600931" calcext:value-type="float">
            <text:p>0.362433600931</text:p>
          </table:table-cell>
          <table:table-cell office:value-type="float" office:value="1508125657.10035" calcext:value-type="float">
            <text:p>1508125657.100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61027538693" calcext:value-type="float">
            <text:p>0.361027538693</text:p>
          </table:table-cell>
          <table:table-cell office:value-type="float" office:value="1508153765.52318" calcext:value-type="float">
            <text:p>1508153765.523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60813795211" calcext:value-type="float">
            <text:p>0.360813795211</text:p>
          </table:table-cell>
          <table:table-cell office:value-type="float" office:value="0.36077132773" calcext:value-type="float">
            <text:p>0.36077132773</text:p>
          </table:table-cell>
          <table:table-cell office:value-type="float" office:value="0.360805301715" calcext:value-type="float">
            <text:p>0.360805301715</text:p>
          </table:table-cell>
          <table:table-cell office:value-type="float" office:value="0.360813795211" calcext:value-type="float">
            <text:p>0.360813795211</text:p>
          </table:table-cell>
          <table:table-cell office:value-type="float" office:value="1508139631.75606" calcext:value-type="float">
            <text:p>1508139631.756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60794774336" calcext:value-type="float">
            <text:p>0.360794774336</text:p>
          </table:table-cell>
          <table:table-cell office:value-type="float" office:value="0.360754333731" calcext:value-type="float">
            <text:p>0.360754333731</text:p>
          </table:table-cell>
          <table:table-cell office:value-type="float" office:value="0.360762421852" calcext:value-type="float">
            <text:p>0.360762421852</text:p>
          </table:table-cell>
          <table:table-cell office:value-type="float" office:value="0.360754333731" calcext:value-type="float">
            <text:p>0.360754333731</text:p>
          </table:table-cell>
          <table:table-cell office:value-type="float" office:value="1508144338.80613" calcext:value-type="float">
            <text:p>1508144338.806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58844464801" calcext:value-type="float">
            <text:p>0.358844464801</text:p>
          </table:table-cell>
          <table:table-cell office:value-type="float" office:value="0.358740895112" calcext:value-type="float">
            <text:p>0.358740895112</text:p>
          </table:table-cell>
          <table:table-cell office:value-type="float" office:value="0.358823750863" calcext:value-type="float">
            <text:p>0.358823750863</text:p>
          </table:table-cell>
          <table:table-cell office:value-type="float" office:value="0.358844464801" calcext:value-type="float">
            <text:p>0.358844464801</text:p>
          </table:table-cell>
          <table:table-cell office:value-type="float" office:value="1508130836.66769" calcext:value-type="float">
            <text:p>1508130836.667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8821114112" calcext:value-type="float">
            <text:p>0.358821114112</text:p>
          </table:table-cell>
          <table:table-cell office:value-type="float" office:value="1508181049.59256" calcext:value-type="float">
            <text:p>1508181049.592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871676631" calcext:value-type="float">
            <text:p>0.35871676631</text:p>
          </table:table-cell>
          <table:table-cell office:value-type="float" office:value="1508178247.65387" calcext:value-type="float">
            <text:p>1508178247.65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78580425" calcext:value-type="float">
            <text:p>0.3578580425</text:p>
          </table:table-cell>
          <table:table-cell office:value-type="float" office:value="1508180847.18302" calcext:value-type="float">
            <text:p>1508180847.183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7706689602" calcext:value-type="float">
            <text:p>0.357706689602</text:p>
          </table:table-cell>
          <table:table-cell office:value-type="float" office:value="1508159849.41851" calcext:value-type="float">
            <text:p>1508159849.418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7619993334" calcext:value-type="float">
            <text:p>0.357619993334</text:p>
          </table:table-cell>
          <table:table-cell office:value-type="float" office:value="1508132548.63564" calcext:value-type="float">
            <text:p>1508132548.635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5752007252" calcext:value-type="float">
            <text:p>0.35752007252</text:p>
          </table:table-cell>
          <table:table-cell office:value-type="float" office:value="1508136408.0429" calcext:value-type="float">
            <text:p>1508136408.04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357407207767" calcext:value-type="float">
            <text:p>0.357407207767</text:p>
          </table:table-cell>
          <table:table-cell office:value-type="float" office:value="0.357318562454" calcext:value-type="float">
            <text:p>0.357318562454</text:p>
          </table:table-cell>
          <table:table-cell office:value-type="float" office:value="0.357389478704" calcext:value-type="float">
            <text:p>0.357389478704</text:p>
          </table:table-cell>
          <table:table-cell office:value-type="float" office:value="0.357407207767" calcext:value-type="float">
            <text:p>0.357407207767</text:p>
          </table:table-cell>
          <table:table-cell office:value-type="float" office:value="1508144908.00033" calcext:value-type="float">
            <text:p>1508144908.000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7370215468" calcext:value-type="float">
            <text:p>0.357370215468</text:p>
          </table:table-cell>
          <table:table-cell office:value-type="float" office:value="1508126114.05871" calcext:value-type="float">
            <text:p>1508126114.05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5718381459" calcext:value-type="float">
            <text:p>0.35718381459</text:p>
          </table:table-cell>
          <table:table-cell office:value-type="float" office:value="1508134991.28836" calcext:value-type="float">
            <text:p>1508134991.288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716307696" calcext:value-type="float">
            <text:p>0.35716307696</text:p>
          </table:table-cell>
          <table:table-cell office:value-type="float" office:value="1508140171.85667" calcext:value-type="float">
            <text:p>1508140171.856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7073632872" calcext:value-type="float">
            <text:p>0.357073632872</text:p>
          </table:table-cell>
          <table:table-cell office:value-type="float" office:value="1508183362.83071" calcext:value-type="float">
            <text:p>1508183362.8307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35694362268" calcext:value-type="float">
            <text:p>0.35694362268</text:p>
          </table:table-cell>
          <table:table-cell office:value-type="float" office:value="0.356936164167" calcext:value-type="float">
            <text:p>0.356936164167</text:p>
          </table:table-cell>
          <table:table-cell office:value-type="float" office:value="0.356942130977" calcext:value-type="float">
            <text:p>0.356942130977</text:p>
          </table:table-cell>
          <table:table-cell office:value-type="float" office:value="0.35694362268" calcext:value-type="float">
            <text:p>0.35694362268</text:p>
          </table:table-cell>
          <table:table-cell office:value-type="float" office:value="1508113874.34815" calcext:value-type="float">
            <text:p>1508113874.3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6652060981" calcext:value-type="float">
            <text:p>0.356652060981</text:p>
          </table:table-cell>
          <table:table-cell office:value-type="float" office:value="1508132205.39038" calcext:value-type="float">
            <text:p>1508132205.390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647673021" calcext:value-type="float">
            <text:p>0.356647673021</text:p>
          </table:table-cell>
          <table:table-cell office:value-type="float" office:value="1508114553.90908" calcext:value-type="float">
            <text:p>1508114553.909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606950462" calcext:value-type="float">
            <text:p>0.356606950462</text:p>
          </table:table-cell>
          <table:table-cell office:value-type="float" office:value="1508114165.22681" calcext:value-type="float">
            <text:p>1508114165.226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356433930026" calcext:value-type="float">
            <text:p>0.356433930026</text:p>
          </table:table-cell>
          <table:table-cell office:value-type="float" office:value="0.356408097586" calcext:value-type="float">
            <text:p>0.356408097586</text:p>
          </table:table-cell>
          <table:table-cell office:value-type="float" office:value="0.356428763538" calcext:value-type="float">
            <text:p>0.356428763538</text:p>
          </table:table-cell>
          <table:table-cell office:value-type="float" office:value="0.356433930026" calcext:value-type="float">
            <text:p>0.356433930026</text:p>
          </table:table-cell>
          <table:table-cell office:value-type="float" office:value="1508113449.91746" calcext:value-type="float">
            <text:p>1508113449.917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392600613" calcext:value-type="float">
            <text:p>0.356392600613</text:p>
          </table:table-cell>
          <table:table-cell office:value-type="float" office:value="1508116518.35633" calcext:value-type="float">
            <text:p>1508116518.356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353954818" calcext:value-type="float">
            <text:p>0.356353954818</text:p>
          </table:table-cell>
          <table:table-cell office:value-type="float" office:value="1508115947.14345" calcext:value-type="float">
            <text:p>1508115947.1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56275930209" calcext:value-type="float">
            <text:p>0.356275930209</text:p>
          </table:table-cell>
          <table:table-cell office:value-type="float" office:value="0.356215548342" calcext:value-type="float">
            <text:p>0.356215548342</text:p>
          </table:table-cell>
          <table:table-cell office:value-type="float" office:value="0.356227624716" calcext:value-type="float">
            <text:p>0.356227624716</text:p>
          </table:table-cell>
          <table:table-cell office:value-type="float" office:value="0.356215548342" calcext:value-type="float">
            <text:p>0.356215548342</text:p>
          </table:table-cell>
          <table:table-cell office:value-type="float" office:value="1508125663.72991" calcext:value-type="float">
            <text:p>1508125663.729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155538081" calcext:value-type="float">
            <text:p>0.356155538081</text:p>
          </table:table-cell>
          <table:table-cell office:value-type="float" office:value="1508183858.99245" calcext:value-type="float">
            <text:p>1508183858.992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5613226517" calcext:value-type="float">
            <text:p>0.35613226517</text:p>
          </table:table-cell>
          <table:table-cell office:value-type="float" office:value="0.356110346833" calcext:value-type="float">
            <text:p>0.356110346833</text:p>
          </table:table-cell>
          <table:table-cell office:value-type="float" office:value="0.356127881503" calcext:value-type="float">
            <text:p>0.356127881503</text:p>
          </table:table-cell>
          <table:table-cell office:value-type="float" office:value="0.35613226517" calcext:value-type="float">
            <text:p>0.35613226517</text:p>
          </table:table-cell>
          <table:table-cell office:value-type="float" office:value="1508115038.28046" calcext:value-type="float">
            <text:p>1508115038.280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356027737061" calcext:value-type="float">
            <text:p>0.356027737061</text:p>
          </table:table-cell>
          <table:table-cell office:value-type="float" office:value="0.356022601852" calcext:value-type="float">
            <text:p>0.356022601852</text:p>
          </table:table-cell>
          <table:table-cell office:value-type="float" office:value="0.356026710019" calcext:value-type="float">
            <text:p>0.356026710019</text:p>
          </table:table-cell>
          <table:table-cell office:value-type="float" office:value="0.356027737061" calcext:value-type="float">
            <text:p>0.356027737061</text:p>
          </table:table-cell>
          <table:table-cell office:value-type="float" office:value="1508115508.00477" calcext:value-type="float">
            <text:p>1508115508.0047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5779490979" calcext:value-type="float">
            <text:p>0.355779490979</text:p>
          </table:table-cell>
          <table:table-cell office:value-type="float" office:value="1508124765.23469" calcext:value-type="float">
            <text:p>1508124765.234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5771226853" calcext:value-type="float">
            <text:p>0.355771226853</text:p>
          </table:table-cell>
          <table:table-cell office:value-type="float" office:value="1508113446.84722" calcext:value-type="float">
            <text:p>1508113446.847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5703716549" calcext:value-type="float">
            <text:p>0.355703716549</text:p>
          </table:table-cell>
          <table:table-cell office:value-type="float" office:value="1508113109.02427" calcext:value-type="float">
            <text:p>1508113109.024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5272231389" calcext:value-type="float">
            <text:p>0.355272231389</text:p>
          </table:table-cell>
          <table:table-cell office:value-type="float" office:value="1508132049.53412" calcext:value-type="float">
            <text:p>1508132049.534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5207941888" calcext:value-type="float">
            <text:p>0.355207941888</text:p>
          </table:table-cell>
          <table:table-cell office:value-type="float" office:value="1508132401.63796" calcext:value-type="float">
            <text:p>1508132401.637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4873030674" calcext:value-type="float">
            <text:p>0.354873030674</text:p>
          </table:table-cell>
          <table:table-cell office:value-type="float" office:value="1508140753.77239" calcext:value-type="float">
            <text:p>1508140753.772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54840525124" calcext:value-type="float">
            <text:p>0.354840525124</text:p>
          </table:table-cell>
          <table:table-cell office:value-type="float" office:value="1508144583.85786" calcext:value-type="float">
            <text:p>1508144583.857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4819453599" calcext:value-type="float">
            <text:p>0.354819453599</text:p>
          </table:table-cell>
          <table:table-cell office:value-type="float" office:value="0.354797122907" calcext:value-type="float">
            <text:p>0.354797122907</text:p>
          </table:table-cell>
          <table:table-cell office:value-type="float" office:value="0.354814987461" calcext:value-type="float">
            <text:p>0.354814987461</text:p>
          </table:table-cell>
          <table:table-cell office:value-type="float" office:value="0.354819453599" calcext:value-type="float">
            <text:p>0.354819453599</text:p>
          </table:table-cell>
          <table:table-cell office:value-type="float" office:value="1508135981.4815" calcext:value-type="float">
            <text:p>1508135981.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4739149999" calcext:value-type="float">
            <text:p>0.354739149999</text:p>
          </table:table-cell>
          <table:table-cell office:value-type="float" office:value="1508183707.50829" calcext:value-type="float">
            <text:p>1508183707.508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3068342258" calcext:value-type="float">
            <text:p>0.353068342258</text:p>
          </table:table-cell>
          <table:table-cell office:value-type="float" office:value="1508126415.12976" calcext:value-type="float">
            <text:p>1508126415.129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2498441114" calcext:value-type="float">
            <text:p>0.352498441114</text:p>
          </table:table-cell>
          <table:table-cell office:value-type="float" office:value="1508140505.48699" calcext:value-type="float">
            <text:p>1508140505.486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2201794257" calcext:value-type="float">
            <text:p>0.352201794257</text:p>
          </table:table-cell>
          <table:table-cell office:value-type="float" office:value="1508131151.52118" calcext:value-type="float">
            <text:p>1508131151.521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351034823101" calcext:value-type="float">
            <text:p>0.351034823101</text:p>
          </table:table-cell>
          <table:table-cell office:value-type="float" office:value="0.351008908044" calcext:value-type="float">
            <text:p>0.351008908044</text:p>
          </table:table-cell>
          <table:table-cell office:value-type="float" office:value="0.35102964009" calcext:value-type="float">
            <text:p>0.35102964009</text:p>
          </table:table-cell>
          <table:table-cell office:value-type="float" office:value="0.351034823101" calcext:value-type="float">
            <text:p>0.351034823101</text:p>
          </table:table-cell>
          <table:table-cell office:value-type="float" office:value="1508148357.11133" calcext:value-type="float">
            <text:p>1508148357.111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50954334687" calcext:value-type="float">
            <text:p>0.350954334687</text:p>
          </table:table-cell>
          <table:table-cell office:value-type="float" office:value="0.350901389363" calcext:value-type="float">
            <text:p>0.350901389363</text:p>
          </table:table-cell>
          <table:table-cell office:value-type="float" office:value="0.350911978428" calcext:value-type="float">
            <text:p>0.350911978428</text:p>
          </table:table-cell>
          <table:table-cell office:value-type="float" office:value="0.350901389363" calcext:value-type="float">
            <text:p>0.350901389363</text:p>
          </table:table-cell>
          <table:table-cell office:value-type="float" office:value="1508130735.03099" calcext:value-type="float">
            <text:p>1508130735.030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0537411994" calcext:value-type="float">
            <text:p>0.350537411994</text:p>
          </table:table-cell>
          <table:table-cell office:value-type="float" office:value="1508178782.88559" calcext:value-type="float">
            <text:p>1508178782.885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50312384901" calcext:value-type="float">
            <text:p>0.350312384901</text:p>
          </table:table-cell>
          <table:table-cell office:value-type="float" office:value="0.350261766134" calcext:value-type="float">
            <text:p>0.350261766134</text:p>
          </table:table-cell>
          <table:table-cell office:value-type="float" office:value="0.350302261148" calcext:value-type="float">
            <text:p>0.350302261148</text:p>
          </table:table-cell>
          <table:table-cell office:value-type="float" office:value="0.350312384901" calcext:value-type="float">
            <text:p>0.350312384901</text:p>
          </table:table-cell>
          <table:table-cell office:value-type="float" office:value="1508125834.68291" calcext:value-type="float">
            <text:p>1508125834.682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49618427528" calcext:value-type="float">
            <text:p>0.349618427528</text:p>
          </table:table-cell>
          <table:table-cell office:value-type="float" office:value="1508142893.3425" calcext:value-type="float">
            <text:p>1508142893.3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9132901111" calcext:value-type="float">
            <text:p>0.349132901111</text:p>
          </table:table-cell>
          <table:table-cell office:value-type="float" office:value="1508149343.09722" calcext:value-type="float">
            <text:p>1508149343.097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9016726475" calcext:value-type="float">
            <text:p>0.349016726475</text:p>
          </table:table-cell>
          <table:table-cell office:value-type="float" office:value="1508184202.36316" calcext:value-type="float">
            <text:p>1508184202.363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8652525781" calcext:value-type="float">
            <text:p>0.348652525781</text:p>
          </table:table-cell>
          <table:table-cell office:value-type="float" office:value="1508149185.41117" calcext:value-type="float">
            <text:p>1508149185.411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48569690003" calcext:value-type="float">
            <text:p>0.348569690003</text:p>
          </table:table-cell>
          <table:table-cell office:value-type="float" office:value="1508131533.74291" calcext:value-type="float">
            <text:p>1508131533.742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48474452507" calcext:value-type="float">
            <text:p>0.348474452507</text:p>
          </table:table-cell>
          <table:table-cell office:value-type="float" office:value="1508145011.77434" calcext:value-type="float">
            <text:p>1508145011.774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7707037267" calcext:value-type="float">
            <text:p>0.347707037267</text:p>
          </table:table-cell>
          <table:table-cell office:value-type="float" office:value="1508154113.93328" calcext:value-type="float">
            <text:p>1508154113.933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346811025465" calcext:value-type="float">
            <text:p>0.346811025465</text:p>
          </table:table-cell>
          <table:table-cell office:value-type="float" office:value="0.346787981112" calcext:value-type="float">
            <text:p>0.346787981112</text:p>
          </table:table-cell>
          <table:table-cell office:value-type="float" office:value="0.346792589982" calcext:value-type="float">
            <text:p>0.346792589982</text:p>
          </table:table-cell>
          <table:table-cell office:value-type="float" office:value="0.346787981112" calcext:value-type="float">
            <text:p>0.346787981112</text:p>
          </table:table-cell>
          <table:table-cell office:value-type="float" office:value="1508149492.34252" calcext:value-type="float">
            <text:p>1508149492.3425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6388378674" calcext:value-type="float">
            <text:p>0.346388378674</text:p>
          </table:table-cell>
          <table:table-cell office:value-type="float" office:value="1508183115.54259" calcext:value-type="float">
            <text:p>1508183115.542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637667203" calcext:value-type="float">
            <text:p>0.34637667203</text:p>
          </table:table-cell>
          <table:table-cell office:value-type="float" office:value="1508136171.03209" calcext:value-type="float">
            <text:p>1508136171.032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6337421434" calcext:value-type="float">
            <text:p>0.346337421434</text:p>
          </table:table-cell>
          <table:table-cell office:value-type="float" office:value="1508135444.4089" calcext:value-type="float">
            <text:p>1508135444.40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6254993981" calcext:value-type="float">
            <text:p>0.346254993981</text:p>
          </table:table-cell>
          <table:table-cell office:value-type="float" office:value="1508148553.25801" calcext:value-type="float">
            <text:p>1508148553.258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5916506259" calcext:value-type="float">
            <text:p>0.345916506259</text:p>
          </table:table-cell>
          <table:table-cell office:value-type="float" office:value="1508160196.47486" calcext:value-type="float">
            <text:p>1508160196.474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office:value-type="float" office:value="0.343621468634" calcext:value-type="float">
            <text:p>0.343621468634</text:p>
          </table:table-cell>
          <table:table-cell office:value-type="float" office:value="0.343609613178" calcext:value-type="float">
            <text:p>0.343609613178</text:p>
          </table:table-cell>
          <table:table-cell office:value-type="float" office:value="0.343619097542" calcext:value-type="float">
            <text:p>0.343619097542</text:p>
          </table:table-cell>
          <table:table-cell office:value-type="float" office:value="0.343621468634" calcext:value-type="float">
            <text:p>0.343621468634</text:p>
          </table:table-cell>
          <table:table-cell office:value-type="float" office:value="1508152937.32456" calcext:value-type="float">
            <text:p>1508152937.324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3598814398" calcext:value-type="float">
            <text:p>0.343598814398</text:p>
          </table:table-cell>
          <table:table-cell office:value-type="float" office:value="1508153685.00154" calcext:value-type="float">
            <text:p>1508153685.001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303328324" calcext:value-type="float">
            <text:p>0.34303328324</text:p>
          </table:table-cell>
          <table:table-cell office:value-type="float" office:value="1508126856.56429" calcext:value-type="float">
            <text:p>1508126856.564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2431220658" calcext:value-type="float">
            <text:p>0.342431220658</text:p>
          </table:table-cell>
          <table:table-cell office:value-type="float" office:value="1508154281.96814" calcext:value-type="float">
            <text:p>1508154281.968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2382955881" calcext:value-type="float">
            <text:p>0.342382955881</text:p>
          </table:table-cell>
          <table:table-cell office:value-type="float" office:value="1508124791.35385" calcext:value-type="float">
            <text:p>1508124791.353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2131858843" calcext:value-type="float">
            <text:p>0.342131858843</text:p>
          </table:table-cell>
          <table:table-cell office:value-type="float" office:value="1508140439.80823" calcext:value-type="float">
            <text:p>1508140439.808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342042002181" calcext:value-type="float">
            <text:p>0.342042002181</text:p>
          </table:table-cell>
          <table:table-cell office:value-type="float" office:value="0.341967648294" calcext:value-type="float">
            <text:p>0.341967648294</text:p>
          </table:table-cell>
          <table:table-cell office:value-type="float" office:value="0.342027131403" calcext:value-type="float">
            <text:p>0.342027131403</text:p>
          </table:table-cell>
          <table:table-cell office:value-type="float" office:value="0.342042002181" calcext:value-type="float">
            <text:p>0.342042002181</text:p>
          </table:table-cell>
          <table:table-cell office:value-type="float" office:value="1508159297.78941" calcext:value-type="float">
            <text:p>1508159297.789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1968124459" calcext:value-type="float">
            <text:p>0.341968124459</text:p>
          </table:table-cell>
          <table:table-cell office:value-type="float" office:value="1508139417.72007" calcext:value-type="float">
            <text:p>1508139417.7200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1591953336" calcext:value-type="float">
            <text:p>0.341591953336</text:p>
          </table:table-cell>
          <table:table-cell office:value-type="float" office:value="1508140178.38859" calcext:value-type="float">
            <text:p>1508140178.38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1416739192" calcext:value-type="float">
            <text:p>0.341416739192</text:p>
          </table:table-cell>
          <table:table-cell office:value-type="float" office:value="1508178664.87459" calcext:value-type="float">
            <text:p>1508178664.874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0442008979" calcext:value-type="float">
            <text:p>0.340442008979</text:p>
          </table:table-cell>
          <table:table-cell office:value-type="float" office:value="1508178613.54136" calcext:value-type="float">
            <text:p>1508178613.541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9039670307" calcext:value-type="float">
            <text:p>0.339039670307</text:p>
          </table:table-cell>
          <table:table-cell office:value-type="float" office:value="1508159572.64646" calcext:value-type="float">
            <text:p>1508159572.646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9036932168" calcext:value-type="float">
            <text:p>0.339036932168</text:p>
          </table:table-cell>
          <table:table-cell office:value-type="float" office:value="1508176668.0494" calcext:value-type="float">
            <text:p>1508176668.04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8657114932" calcext:value-type="float">
            <text:p>0.338657114932</text:p>
          </table:table-cell>
          <table:table-cell office:value-type="float" office:value="1508158940.5647" calcext:value-type="float">
            <text:p>1508158940.56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6303240089" calcext:value-type="float">
            <text:p>0.336303240089</text:p>
          </table:table-cell>
          <table:table-cell office:value-type="float" office:value="1508144485.92898" calcext:value-type="float">
            <text:p>1508144485.928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6155382547" calcext:value-type="float">
            <text:p>0.336155382547</text:p>
          </table:table-cell>
          <table:table-cell office:value-type="float" office:value="1508143959.46529" calcext:value-type="float">
            <text:p>1508143959.465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5577690231" calcext:value-type="float">
            <text:p>0.335577690231</text:p>
          </table:table-cell>
          <table:table-cell office:value-type="float" office:value="1508143441.39782" calcext:value-type="float">
            <text:p>1508143441.397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4489912063" calcext:value-type="float">
            <text:p>0.334489912063</text:p>
          </table:table-cell>
          <table:table-cell office:value-type="float" office:value="1508148844.48263" calcext:value-type="float">
            <text:p>1508148844.482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4368068413" calcext:value-type="float">
            <text:p>0.334368068413</text:p>
          </table:table-cell>
          <table:table-cell office:value-type="float" office:value="1508148151.19801" calcext:value-type="float">
            <text:p>1508148151.198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3048712206" calcext:value-type="float">
            <text:p>0.333048712206</text:p>
          </table:table-cell>
          <table:table-cell office:value-type="float" office:value="1508177825.46317" calcext:value-type="float">
            <text:p>1508177825.463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3037309047" calcext:value-type="float">
            <text:p>0.333037309047</text:p>
          </table:table-cell>
          <table:table-cell office:value-type="float" office:value="1508147783.10078" calcext:value-type="float">
            <text:p>1508147783.100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2876927101" calcext:value-type="float">
            <text:p>0.332876927101</text:p>
          </table:table-cell>
          <table:table-cell office:value-type="float" office:value="1508143366.49791" calcext:value-type="float">
            <text:p>1508143366.49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2780340947" calcext:value-type="float">
            <text:p>0.332780340947</text:p>
          </table:table-cell>
          <table:table-cell office:value-type="float" office:value="1508147500.35608" calcext:value-type="float">
            <text:p>1508147500.356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32155225789" calcext:value-type="float">
            <text:p>0.332155225789</text:p>
          </table:table-cell>
          <table:table-cell office:value-type="float" office:value="1508180294.60101" calcext:value-type="float">
            <text:p>1508180294.6010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0966468067" calcext:value-type="float">
            <text:p>0.330966468067</text:p>
          </table:table-cell>
          <table:table-cell office:value-type="float" office:value="1508175932.46744" calcext:value-type="float">
            <text:p>1508175932.467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0798789702" calcext:value-type="float">
            <text:p>0.330798789702</text:p>
          </table:table-cell>
          <table:table-cell office:value-type="float" office:value="1508176432.59672" calcext:value-type="float">
            <text:p>1508176432.596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0423199343" calcext:value-type="float">
            <text:p>0.330423199343</text:p>
          </table:table-cell>
          <table:table-cell office:value-type="float" office:value="1508183522.92659" calcext:value-type="float">
            <text:p>1508183522.926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330227331809" calcext:value-type="float">
            <text:p>0.330227331809</text:p>
          </table:table-cell>
          <table:table-cell office:value-type="float" office:value="0.33017856911" calcext:value-type="float">
            <text:p>0.33017856911</text:p>
          </table:table-cell>
          <table:table-cell office:value-type="float" office:value="0.330188321649" calcext:value-type="float">
            <text:p>0.330188321649</text:p>
          </table:table-cell>
          <table:table-cell office:value-type="float" office:value="0.33017856911" calcext:value-type="float">
            <text:p>0.33017856911</text:p>
          </table:table-cell>
          <table:table-cell office:value-type="float" office:value="1508153111.35216" calcext:value-type="float">
            <text:p>1508153111.352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9365801279" calcext:value-type="float">
            <text:p>0.329365801279</text:p>
          </table:table-cell>
          <table:table-cell office:value-type="float" office:value="1508176322.23818" calcext:value-type="float">
            <text:p>1508176322.238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9080558804" calcext:value-type="float">
            <text:p>0.329080558804</text:p>
          </table:table-cell>
          <table:table-cell office:value-type="float" office:value="1508152910.76794" calcext:value-type="float">
            <text:p>1508152910.767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28432715581" calcext:value-type="float">
            <text:p>0.328432715581</text:p>
          </table:table-cell>
          <table:table-cell office:value-type="float" office:value="1508131872.39846" calcext:value-type="float">
            <text:p>1508131872.398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8054052678" calcext:value-type="float">
            <text:p>0.328054052678</text:p>
          </table:table-cell>
          <table:table-cell office:value-type="float" office:value="1508153411.27497" calcext:value-type="float">
            <text:p>1508153411.274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327981349001" calcext:value-type="float">
            <text:p>0.327981349001</text:p>
          </table:table-cell>
          <table:table-cell office:value-type="float" office:value="0.32796750263" calcext:value-type="float">
            <text:p>0.32796750263</text:p>
          </table:table-cell>
          <table:table-cell office:value-type="float" office:value="0.327978579727" calcext:value-type="float">
            <text:p>0.327978579727</text:p>
          </table:table-cell>
          <table:table-cell office:value-type="float" office:value="0.327981349001" calcext:value-type="float">
            <text:p>0.327981349001</text:p>
          </table:table-cell>
          <table:table-cell office:value-type="float" office:value="1508159569.312" calcext:value-type="float">
            <text:p>1508159569.3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7821630517" calcext:value-type="float">
            <text:p>0.327821630517</text:p>
          </table:table-cell>
          <table:table-cell office:value-type="float" office:value="1508152336.11059" calcext:value-type="float">
            <text:p>1508152336.110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26818066592" calcext:value-type="float">
            <text:p>0.326818066592</text:p>
          </table:table-cell>
          <table:table-cell office:value-type="float" office:value="1508132317.56704" calcext:value-type="float">
            <text:p>1508132317.567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6268749004" calcext:value-type="float">
            <text:p>0.326268749004</text:p>
          </table:table-cell>
          <table:table-cell office:value-type="float" office:value="1508176258.14902" calcext:value-type="float">
            <text:p>1508176258.149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884728722" calcext:value-type="float">
            <text:p>0.325884728722</text:p>
          </table:table-cell>
          <table:table-cell office:value-type="float" office:value="1508157971.00406" calcext:value-type="float">
            <text:p>1508157971.004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61643165" calcext:value-type="float">
            <text:p>0.32561643165</text:p>
          </table:table-cell>
          <table:table-cell office:value-type="float" office:value="1508159224.34735" calcext:value-type="float">
            <text:p>1508159224.347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4903906646" calcext:value-type="float">
            <text:p>0.324903906646</text:p>
          </table:table-cell>
          <table:table-cell office:value-type="float" office:value="1508180540.69705" calcext:value-type="float">
            <text:p>1508180540.697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4356133726" calcext:value-type="float">
            <text:p>0.324356133726</text:p>
          </table:table-cell>
          <table:table-cell office:value-type="float" office:value="1508176447.977" calcext:value-type="float">
            <text:p>1508176447.9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324239344489" calcext:value-type="float">
            <text:p>0.324239344489</text:p>
          </table:table-cell>
          <table:table-cell office:value-type="float" office:value="0.324178857564" calcext:value-type="float">
            <text:p>0.324178857564</text:p>
          </table:table-cell>
          <table:table-cell office:value-type="float" office:value="0.324227247104" calcext:value-type="float">
            <text:p>0.324227247104</text:p>
          </table:table-cell>
          <table:table-cell office:value-type="float" office:value="0.324239344489" calcext:value-type="float">
            <text:p>0.324239344489</text:p>
          </table:table-cell>
          <table:table-cell office:value-type="float" office:value="1508157455.77303" calcext:value-type="float">
            <text:p>1508157455.773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23972180933" calcext:value-type="float">
            <text:p>0.323972180933</text:p>
          </table:table-cell>
          <table:table-cell office:value-type="float" office:value="1508125201.65464" calcext:value-type="float">
            <text:p>1508125201.654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316587890178" calcext:value-type="float">
            <text:p>0.316587890178</text:p>
          </table:table-cell>
          <table:table-cell office:value-type="float" office:value="0.316494013659" calcext:value-type="float">
            <text:p>0.316494013659</text:p>
          </table:table-cell>
          <table:table-cell office:value-type="float" office:value="0.316569114874" calcext:value-type="float">
            <text:p>0.316569114874</text:p>
          </table:table-cell>
          <table:table-cell office:value-type="float" office:value="0.316587890178" calcext:value-type="float">
            <text:p>0.316587890178</text:p>
          </table:table-cell>
          <table:table-cell office:value-type="float" office:value="1508151142.59898" calcext:value-type="float">
            <text:p>1508151142.598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16065877897" calcext:value-type="float">
            <text:p>0.316065877897</text:p>
          </table:table-cell>
          <table:table-cell office:value-type="float" office:value="1508154565.32639" calcext:value-type="float">
            <text:p>1508154565.326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15916918318" calcext:value-type="float">
            <text:p>0.315916918318</text:p>
          </table:table-cell>
          <table:table-cell office:value-type="float" office:value="1508144453.51198" calcext:value-type="float">
            <text:p>1508144453.511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14995088593" calcext:value-type="float">
            <text:p>0.314995088593</text:p>
          </table:table-cell>
          <table:table-cell office:value-type="float" office:value="1508174292.5992" calcext:value-type="float">
            <text:p>1508174292.599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4637186607" calcext:value-type="float">
            <text:p>0.314637186607</text:p>
          </table:table-cell>
          <table:table-cell office:value-type="float" office:value="1508156379.86844" calcext:value-type="float">
            <text:p>1508156379.868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14205387752" calcext:value-type="float">
            <text:p>0.314205387752</text:p>
          </table:table-cell>
          <table:table-cell office:value-type="float" office:value="0.314134189531" calcext:value-type="float">
            <text:p>0.314134189531</text:p>
          </table:table-cell>
          <table:table-cell office:value-type="float" office:value="0.314191148108" calcext:value-type="float">
            <text:p>0.314191148108</text:p>
          </table:table-cell>
          <table:table-cell office:value-type="float" office:value="0.314205387752" calcext:value-type="float">
            <text:p>0.314205387752</text:p>
          </table:table-cell>
          <table:table-cell office:value-type="float" office:value="1508136582.7927" calcext:value-type="float">
            <text:p>1508136582.79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3504049977" calcext:value-type="float">
            <text:p>0.313504049977</text:p>
          </table:table-cell>
          <table:table-cell office:value-type="float" office:value="1508158223.60644" calcext:value-type="float">
            <text:p>1508158223.60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12979745332" calcext:value-type="float">
            <text:p>0.312979745332</text:p>
          </table:table-cell>
          <table:table-cell office:value-type="float" office:value="1508148110.05894" calcext:value-type="float">
            <text:p>1508148110.05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312268294544" calcext:value-type="float">
            <text:p>0.312268294544</text:p>
          </table:table-cell>
          <table:table-cell office:value-type="float" office:value="0.312210138747" calcext:value-type="float">
            <text:p>0.312210138747</text:p>
          </table:table-cell>
          <table:table-cell office:value-type="float" office:value="0.312221769907" calcext:value-type="float">
            <text:p>0.312221769907</text:p>
          </table:table-cell>
          <table:table-cell office:value-type="float" office:value="0.312210138747" calcext:value-type="float">
            <text:p>0.312210138747</text:p>
          </table:table-cell>
          <table:table-cell office:value-type="float" office:value="1508138825.56508" calcext:value-type="float">
            <text:p>1508138825.565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1032870714" calcext:value-type="float">
            <text:p>0.311032870714</text:p>
          </table:table-cell>
          <table:table-cell office:value-type="float" office:value="1508183279.17272" calcext:value-type="float">
            <text:p>1508183279.172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309197108819" calcext:value-type="float">
            <text:p>0.309197108819</text:p>
          </table:table-cell>
          <table:table-cell office:value-type="float" office:value="0.309184572688" calcext:value-type="float">
            <text:p>0.309184572688</text:p>
          </table:table-cell>
          <table:table-cell office:value-type="float" office:value="0.309194601593" calcext:value-type="float">
            <text:p>0.309194601593</text:p>
          </table:table-cell>
          <table:table-cell office:value-type="float" office:value="0.309197108819" calcext:value-type="float">
            <text:p>0.309197108819</text:p>
          </table:table-cell>
          <table:table-cell office:value-type="float" office:value="1508154815.86242" calcext:value-type="float">
            <text:p>1508154815.862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06589021445" calcext:value-type="float">
            <text:p>0.306589021445</text:p>
          </table:table-cell>
          <table:table-cell office:value-type="float" office:value="1508174205.58952" calcext:value-type="float">
            <text:p>1508174205.589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06564051582" calcext:value-type="float">
            <text:p>0.306564051582</text:p>
          </table:table-cell>
          <table:table-cell office:value-type="float" office:value="1508160224.37422" calcext:value-type="float">
            <text:p>1508160224.374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06290432007" calcext:value-type="float">
            <text:p>0.306290432007</text:p>
          </table:table-cell>
          <table:table-cell office:value-type="float" office:value="1508180239.2651" calcext:value-type="float">
            <text:p>1508180239.26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04305878413" calcext:value-type="float">
            <text:p>0.304305878413</text:p>
          </table:table-cell>
          <table:table-cell office:value-type="float" office:value="1508174274.79346" calcext:value-type="float">
            <text:p>1508174274.7934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02904423747" calcext:value-type="float">
            <text:p>0.302904423747</text:p>
          </table:table-cell>
          <table:table-cell office:value-type="float" office:value="0.302090039197" calcext:value-type="float">
            <text:p>0.302090039197</text:p>
          </table:table-cell>
          <table:table-cell office:value-type="float" office:value="0.302741546837" calcext:value-type="float">
            <text:p>0.302741546837</text:p>
          </table:table-cell>
          <table:table-cell office:value-type="float" office:value="0.302904423747" calcext:value-type="float">
            <text:p>0.302904423747</text:p>
          </table:table-cell>
          <table:table-cell office:value-type="float" office:value="1508175721.17563" calcext:value-type="float">
            <text:p>1508175721.175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02161018946" calcext:value-type="float">
            <text:p>0.302161018946</text:p>
          </table:table-cell>
          <table:table-cell office:value-type="float" office:value="0.302158805636" calcext:value-type="float">
            <text:p>0.302158805636</text:p>
          </table:table-cell>
          <table:table-cell office:value-type="float" office:value="0.302160576284" calcext:value-type="float">
            <text:p>0.302160576284</text:p>
          </table:table-cell>
          <table:table-cell office:value-type="float" office:value="0.302161018946" calcext:value-type="float">
            <text:p>0.302161018946</text:p>
          </table:table-cell>
          <table:table-cell office:value-type="float" office:value="1508156063.13531" calcext:value-type="float">
            <text:p>1508156063.1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301951425911" calcext:value-type="float">
            <text:p>0.301951425911</text:p>
          </table:table-cell>
          <table:table-cell office:value-type="float" office:value="0.301936672586" calcext:value-type="float">
            <text:p>0.301936672586</text:p>
          </table:table-cell>
          <table:table-cell office:value-type="float" office:value="0.301939623251" calcext:value-type="float">
            <text:p>0.301939623251</text:p>
          </table:table-cell>
          <table:table-cell office:value-type="float" office:value="0.301936672586" calcext:value-type="float">
            <text:p>0.301936672586</text:p>
          </table:table-cell>
          <table:table-cell office:value-type="float" office:value="1508174511.68017" calcext:value-type="float">
            <text:p>1508174511.68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00580603215" calcext:value-type="float">
            <text:p>0.300580603215</text:p>
          </table:table-cell>
          <table:table-cell office:value-type="float" office:value="0.300542309536" calcext:value-type="float">
            <text:p>0.300542309536</text:p>
          </table:table-cell>
          <table:table-cell office:value-type="float" office:value="0.300572944479" calcext:value-type="float">
            <text:p>0.300572944479</text:p>
          </table:table-cell>
          <table:table-cell office:value-type="float" office:value="0.300580603215" calcext:value-type="float">
            <text:p>0.300580603215</text:p>
          </table:table-cell>
          <table:table-cell office:value-type="float" office:value="1508177938.97561" calcext:value-type="float">
            <text:p>1508177938.975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8892421216" calcext:value-type="float">
            <text:p>0.298892421216</text:p>
          </table:table-cell>
          <table:table-cell office:value-type="float" office:value="1508179990.9326" calcext:value-type="float">
            <text:p>1508179990.932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95900823896" calcext:value-type="float">
            <text:p>0.295900823896</text:p>
          </table:table-cell>
          <table:table-cell office:value-type="float" office:value="1508175438.319" calcext:value-type="float">
            <text:p>1508175438.3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94128402083" calcext:value-type="float">
            <text:p>0.294128402083</text:p>
          </table:table-cell>
          <table:table-cell office:value-type="float" office:value="1508182346.90349" calcext:value-type="float">
            <text:p>1508182346.903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92865536635" calcext:value-type="float">
            <text:p>0.292865536635</text:p>
          </table:table-cell>
          <table:table-cell office:value-type="float" office:value="1508174107.50616" calcext:value-type="float">
            <text:p>1508174107.506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292395044071" calcext:value-type="float">
            <text:p>0.292395044071</text:p>
          </table:table-cell>
          <table:table-cell office:value-type="float" office:value="0.292352848529" calcext:value-type="float">
            <text:p>0.292352848529</text:p>
          </table:table-cell>
          <table:table-cell office:value-type="float" office:value="0.292386604963" calcext:value-type="float">
            <text:p>0.292386604963</text:p>
          </table:table-cell>
          <table:table-cell office:value-type="float" office:value="0.292395044071" calcext:value-type="float">
            <text:p>0.292395044071</text:p>
          </table:table-cell>
          <table:table-cell office:value-type="float" office:value="1508174343.09132" calcext:value-type="float">
            <text:p>1508174343.0913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8184596025" calcext:value-type="float">
            <text:p>0.288184596025</text:p>
          </table:table-cell>
          <table:table-cell office:value-type="float" office:value="1508171946.50106" calcext:value-type="float">
            <text:p>1508171946.50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689183723" calcext:value-type="float">
            <text:p>0.28689183723</text:p>
          </table:table-cell>
          <table:table-cell office:value-type="float" office:value="1508172682.55098" calcext:value-type="float">
            <text:p>1508172682.550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85148403476" calcext:value-type="float">
            <text:p>0.285148403476</text:p>
          </table:table-cell>
          <table:table-cell office:value-type="float" office:value="1508169789.48629" calcext:value-type="float">
            <text:p>1508169789.486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85131128115" calcext:value-type="float">
            <text:p>0.285131128115</text:p>
          </table:table-cell>
          <table:table-cell office:value-type="float" office:value="1508180035.01612" calcext:value-type="float">
            <text:p>1508180035.016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4839159133" calcext:value-type="float">
            <text:p>0.284839159133</text:p>
          </table:table-cell>
          <table:table-cell office:value-type="float" office:value="1508098318.03936" calcext:value-type="float">
            <text:p>1508098318.0393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4788350888" calcext:value-type="float">
            <text:p>0.284788350888</text:p>
          </table:table-cell>
          <table:table-cell office:value-type="float" office:value="1508172196.08682" calcext:value-type="float">
            <text:p>1508172196.086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3473110613" calcext:value-type="float">
            <text:p>0.283473110613</text:p>
          </table:table-cell>
          <table:table-cell office:value-type="float" office:value="1508098381.42204" calcext:value-type="float">
            <text:p>1508098381.4220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3362359264" calcext:value-type="float">
            <text:p>0.283362359264</text:p>
          </table:table-cell>
          <table:table-cell office:value-type="float" office:value="1508098387.50017" calcext:value-type="float">
            <text:p>1508098387.5001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82063280541" calcext:value-type="float">
            <text:p>0.282063280541</text:p>
          </table:table-cell>
          <table:table-cell office:value-type="float" office:value="0.28188268379" calcext:value-type="float">
            <text:p>0.28188268379</text:p>
          </table:table-cell>
          <table:table-cell office:value-type="float" office:value="0.282027161191" calcext:value-type="float">
            <text:p>0.282027161191</text:p>
          </table:table-cell>
          <table:table-cell office:value-type="float" office:value="0.282063280541" calcext:value-type="float">
            <text:p>0.282063280541</text:p>
          </table:table-cell>
          <table:table-cell office:value-type="float" office:value="1508169694.11471" calcext:value-type="float">
            <text:p>1508169694.1147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82048480584" calcext:value-type="float">
            <text:p>0.282048480584</text:p>
          </table:table-cell>
          <table:table-cell office:value-type="float" office:value="1508178150.75979" calcext:value-type="float">
            <text:p>1508178150.759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0940360761" calcext:value-type="float">
            <text:p>0.280940360761</text:p>
          </table:table-cell>
          <table:table-cell office:value-type="float" office:value="1508172173.79074" calcext:value-type="float">
            <text:p>1508172173.790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79726303203" calcext:value-type="float">
            <text:p>0.279726303203</text:p>
          </table:table-cell>
          <table:table-cell office:value-type="float" office:value="1508169279.77142" calcext:value-type="float">
            <text:p>1508169279.771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78819520066" calcext:value-type="float">
            <text:p>0.278819520066</text:p>
          </table:table-cell>
          <table:table-cell office:value-type="float" office:value="0.27880064406" calcext:value-type="float">
            <text:p>0.27880064406</text:p>
          </table:table-cell>
          <table:table-cell office:value-type="float" office:value="0.278815744865" calcext:value-type="float">
            <text:p>0.278815744865</text:p>
          </table:table-cell>
          <table:table-cell office:value-type="float" office:value="0.278819520066" calcext:value-type="float">
            <text:p>0.278819520066</text:p>
          </table:table-cell>
          <table:table-cell office:value-type="float" office:value="1508171458.07618" calcext:value-type="float">
            <text:p>1508171458.07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76555190445" calcext:value-type="float">
            <text:p>0.276555190445</text:p>
          </table:table-cell>
          <table:table-cell office:value-type="float" office:value="0.276440013621" calcext:value-type="float">
            <text:p>0.276440013621</text:p>
          </table:table-cell>
          <table:table-cell office:value-type="float" office:value="0.276463048986" calcext:value-type="float">
            <text:p>0.276463048986</text:p>
          </table:table-cell>
          <table:table-cell office:value-type="float" office:value="0.276440013621" calcext:value-type="float">
            <text:p>0.276440013621</text:p>
          </table:table-cell>
          <table:table-cell office:value-type="float" office:value="1508098672.77618" calcext:value-type="float">
            <text:p>1508098672.7761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76279954845" calcext:value-type="float">
            <text:p>0.276279954845</text:p>
          </table:table-cell>
          <table:table-cell office:value-type="float" office:value="1508173736.13273" calcext:value-type="float">
            <text:p>1508173736.132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72754593584" calcext:value-type="float">
            <text:p>0.272754593584</text:p>
          </table:table-cell>
          <table:table-cell office:value-type="float" office:value="1508177546.83684" calcext:value-type="float">
            <text:p>1508177546.836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72703667386" calcext:value-type="float">
            <text:p>0.272703667386</text:p>
          </table:table-cell>
          <table:table-cell office:value-type="float" office:value="1508097884.1115" calcext:value-type="float">
            <text:p>1508097884.11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271946948806" calcext:value-type="float">
            <text:p>0.271946948806</text:p>
          </table:table-cell>
          <table:table-cell office:value-type="float" office:value="0.271850518412" calcext:value-type="float">
            <text:p>0.271850518412</text:p>
          </table:table-cell>
          <table:table-cell office:value-type="float" office:value="0.271869804491" calcext:value-type="float">
            <text:p>0.271869804491</text:p>
          </table:table-cell>
          <table:table-cell office:value-type="float" office:value="0.271850518412" calcext:value-type="float">
            <text:p>0.271850518412</text:p>
          </table:table-cell>
          <table:table-cell office:value-type="float" office:value="1508098662.55069" calcext:value-type="float">
            <text:p>1508098662.5506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71691146365" calcext:value-type="float">
            <text:p>0.271691146365</text:p>
          </table:table-cell>
          <table:table-cell office:value-type="float" office:value="0.271659242648" calcext:value-type="float">
            <text:p>0.271659242648</text:p>
          </table:table-cell>
          <table:table-cell office:value-type="float" office:value="0.271665623391" calcext:value-type="float">
            <text:p>0.271665623391</text:p>
          </table:table-cell>
          <table:table-cell office:value-type="float" office:value="0.271659242648" calcext:value-type="float">
            <text:p>0.271659242648</text:p>
          </table:table-cell>
          <table:table-cell office:value-type="float" office:value="1508170185.43835" calcext:value-type="float">
            <text:p>1508170185.438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71115723858" calcext:value-type="float">
            <text:p>0.271115723858</text:p>
          </table:table-cell>
          <table:table-cell office:value-type="float" office:value="0.271106220788" calcext:value-type="float">
            <text:p>0.271106220788</text:p>
          </table:table-cell>
          <table:table-cell office:value-type="float" office:value="0.271108121402" calcext:value-type="float">
            <text:p>0.271108121402</text:p>
          </table:table-cell>
          <table:table-cell office:value-type="float" office:value="0.271106220788" calcext:value-type="float">
            <text:p>0.271106220788</text:p>
          </table:table-cell>
          <table:table-cell office:value-type="float" office:value="1508170850.21139" calcext:value-type="float">
            <text:p>1508170850.2113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office:value-type="float" office:value="0.270409867793" calcext:value-type="float">
            <text:p>0.270409867793</text:p>
          </table:table-cell>
          <table:table-cell office:value-type="float" office:value="0.270217445917" calcext:value-type="float">
            <text:p>0.270217445917</text:p>
          </table:table-cell>
          <table:table-cell office:value-type="float" office:value="0.270255930293" calcext:value-type="float">
            <text:p>0.270255930293</text:p>
          </table:table-cell>
          <table:table-cell office:value-type="float" office:value="0.270217445917" calcext:value-type="float">
            <text:p>0.270217445917</text:p>
          </table:table-cell>
          <table:table-cell office:value-type="float" office:value="1508173518.01631" calcext:value-type="float">
            <text:p>1508173518.016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67543931469" calcext:value-type="float">
            <text:p>0.267543931469</text:p>
          </table:table-cell>
          <table:table-cell office:value-type="float" office:value="1508098898.53773" calcext:value-type="float">
            <text:p>1508098898.5377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office:value-type="float" office:value="0.266757386528" calcext:value-type="float">
            <text:p>0.266757386528</text:p>
          </table:table-cell>
          <table:table-cell office:value-type="float" office:value="0.266697249017" calcext:value-type="float">
            <text:p>0.266697249017</text:p>
          </table:table-cell>
          <table:table-cell office:value-type="float" office:value="0.266709276519" calcext:value-type="float">
            <text:p>0.266709276519</text:p>
          </table:table-cell>
          <table:table-cell office:value-type="float" office:value="0.266697249017" calcext:value-type="float">
            <text:p>0.266697249017</text:p>
          </table:table-cell>
          <table:table-cell office:value-type="float" office:value="1508173593.40132" calcext:value-type="float">
            <text:p>1508173593.4013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66594732934" calcext:value-type="float">
            <text:p>0.266594732934</text:p>
          </table:table-cell>
          <table:table-cell office:value-type="float" office:value="0.266562725084" calcext:value-type="float">
            <text:p>0.266562725084</text:p>
          </table:table-cell>
          <table:table-cell office:value-type="float" office:value="0.266569126654" calcext:value-type="float">
            <text:p>0.266569126654</text:p>
          </table:table-cell>
          <table:table-cell office:value-type="float" office:value="0.266562725084" calcext:value-type="float">
            <text:p>0.266562725084</text:p>
          </table:table-cell>
          <table:table-cell office:value-type="float" office:value="1508169168.63159" calcext:value-type="float">
            <text:p>1508169168.631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65179255323" calcext:value-type="float">
            <text:p>0.265179255323</text:p>
          </table:table-cell>
          <table:table-cell office:value-type="float" office:value="0.265162382665" calcext:value-type="float">
            <text:p>0.265162382665</text:p>
          </table:table-cell>
          <table:table-cell office:value-type="float" office:value="0.265175880791" calcext:value-type="float">
            <text:p>0.265175880791</text:p>
          </table:table-cell>
          <table:table-cell office:value-type="float" office:value="0.265179255323" calcext:value-type="float">
            <text:p>0.265179255323</text:p>
          </table:table-cell>
          <table:table-cell office:value-type="float" office:value="1508168922.48331" calcext:value-type="float">
            <text:p>1508168922.483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64542657482" calcext:value-type="float">
            <text:p>0.264542657482</text:p>
          </table:table-cell>
          <table:table-cell office:value-type="float" office:value="1508098974.83983" calcext:value-type="float">
            <text:p>1508098974.8398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6425187558" calcext:value-type="float">
            <text:p>0.26425187558</text:p>
          </table:table-cell>
          <table:table-cell office:value-type="float" office:value="1508171788.44252" calcext:value-type="float">
            <text:p>1508171788.442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62577961867" calcext:value-type="float">
            <text:p>0.262577961867</text:p>
          </table:table-cell>
          <table:table-cell office:value-type="float" office:value="1508175312.00585" calcext:value-type="float">
            <text:p>1508175312.005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62424195212" calcext:value-type="float">
            <text:p>0.262424195212</text:p>
          </table:table-cell>
          <table:table-cell office:value-type="float" office:value="1508182723.24738" calcext:value-type="float">
            <text:p>1508182723.247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61704350335" calcext:value-type="float">
            <text:p>0.261704350335</text:p>
          </table:table-cell>
          <table:table-cell office:value-type="float" office:value="1508171867.74323" calcext:value-type="float">
            <text:p>1508171867.743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61118110608" calcext:value-type="float">
            <text:p>0.261118110608</text:p>
          </table:table-cell>
          <table:table-cell office:value-type="float" office:value="0.261024393305" calcext:value-type="float">
            <text:p>0.261024393305</text:p>
          </table:table-cell>
          <table:table-cell office:value-type="float" office:value="0.261043136766" calcext:value-type="float">
            <text:p>0.261043136766</text:p>
          </table:table-cell>
          <table:table-cell office:value-type="float" office:value="0.261024393305" calcext:value-type="float">
            <text:p>0.261024393305</text:p>
          </table:table-cell>
          <table:table-cell office:value-type="float" office:value="1508171778.01798" calcext:value-type="float">
            <text:p>1508171778.017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58031990224" calcext:value-type="float">
            <text:p>0.258031990224</text:p>
          </table:table-cell>
          <table:table-cell office:value-type="float" office:value="1508169483.15074" calcext:value-type="float">
            <text:p>1508169483.150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7197357757" calcext:value-type="float">
            <text:p>0.257197357757</text:p>
          </table:table-cell>
          <table:table-cell office:value-type="float" office:value="1508098345.48308" calcext:value-type="float">
            <text:p>1508098345.4830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56929826189" calcext:value-type="float">
            <text:p>0.256929826189</text:p>
          </table:table-cell>
          <table:table-cell office:value-type="float" office:value="0.256886041712" calcext:value-type="float">
            <text:p>0.256886041712</text:p>
          </table:table-cell>
          <table:table-cell office:value-type="float" office:value="0.256921069294" calcext:value-type="float">
            <text:p>0.256921069294</text:p>
          </table:table-cell>
          <table:table-cell office:value-type="float" office:value="0.256929826189" calcext:value-type="float">
            <text:p>0.256929826189</text:p>
          </table:table-cell>
          <table:table-cell office:value-type="float" office:value="1508172472.26661" calcext:value-type="float">
            <text:p>1508172472.266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56278891817" calcext:value-type="float">
            <text:p>0.256278891817</text:p>
          </table:table-cell>
          <table:table-cell office:value-type="float" office:value="1508179814.85775" calcext:value-type="float">
            <text:p>1508179814.857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56035441648" calcext:value-type="float">
            <text:p>0.256035441648</text:p>
          </table:table-cell>
          <table:table-cell office:value-type="float" office:value="1508173327.62917" calcext:value-type="float">
            <text:p>1508173327.629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55967076367" calcext:value-type="float">
            <text:p>0.255967076367</text:p>
          </table:table-cell>
          <table:table-cell office:value-type="float" office:value="1508166639.43949" calcext:value-type="float">
            <text:p>1508166639.439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53972453623" calcext:value-type="float">
            <text:p>0.253972453623</text:p>
          </table:table-cell>
          <table:table-cell office:value-type="float" office:value="1508170478.07721" calcext:value-type="float">
            <text:p>1508170478.077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52295899352" calcext:value-type="float">
            <text:p>0.252295899352</text:p>
          </table:table-cell>
          <table:table-cell office:value-type="float" office:value="0.252232101387" calcext:value-type="float">
            <text:p>0.252232101387</text:p>
          </table:table-cell>
          <table:table-cell office:value-type="float" office:value="0.25224486098" calcext:value-type="float">
            <text:p>0.25224486098</text:p>
          </table:table-cell>
          <table:table-cell office:value-type="float" office:value="0.252232101387" calcext:value-type="float">
            <text:p>0.252232101387</text:p>
          </table:table-cell>
          <table:table-cell office:value-type="float" office:value="1508166668.75366" calcext:value-type="float">
            <text:p>1508166668.7536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52203548706" calcext:value-type="float">
            <text:p>0.252203548706</text:p>
          </table:table-cell>
          <table:table-cell office:value-type="float" office:value="1508177623.73695" calcext:value-type="float">
            <text:p>1508177623.73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51558544505" calcext:value-type="float">
            <text:p>0.251558544505</text:p>
          </table:table-cell>
          <table:table-cell office:value-type="float" office:value="0.251461718968" calcext:value-type="float">
            <text:p>0.251461718968</text:p>
          </table:table-cell>
          <table:table-cell office:value-type="float" office:value="0.251481084076" calcext:value-type="float">
            <text:p>0.251481084076</text:p>
          </table:table-cell>
          <table:table-cell office:value-type="float" office:value="0.251461718968" calcext:value-type="float">
            <text:p>0.251461718968</text:p>
          </table:table-cell>
          <table:table-cell office:value-type="float" office:value="1508166478.29939" calcext:value-type="float">
            <text:p>1508166478.2993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49348537943" calcext:value-type="float">
            <text:p>0.249348537943</text:p>
          </table:table-cell>
          <table:table-cell office:value-type="float" office:value="0.249325142418" calcext:value-type="float">
            <text:p>0.249325142418</text:p>
          </table:table-cell>
          <table:table-cell office:value-type="float" office:value="0.249343858838" calcext:value-type="float">
            <text:p>0.249343858838</text:p>
          </table:table-cell>
          <table:table-cell office:value-type="float" office:value="0.249348537943" calcext:value-type="float">
            <text:p>0.249348537943</text:p>
          </table:table-cell>
          <table:table-cell office:value-type="float" office:value="1508168366.49589" calcext:value-type="float">
            <text:p>1508168366.495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48567427477" calcext:value-type="float">
            <text:p>0.248567427477</text:p>
          </table:table-cell>
          <table:table-cell office:value-type="float" office:value="1508175578.77387" calcext:value-type="float">
            <text:p>1508175578.77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47714185977" calcext:value-type="float">
            <text:p>0.247714185977</text:p>
          </table:table-cell>
          <table:table-cell office:value-type="float" office:value="0.247338834299" calcext:value-type="float">
            <text:p>0.247338834299</text:p>
          </table:table-cell>
          <table:table-cell office:value-type="float" office:value="0.247413904634" calcext:value-type="float">
            <text:p>0.247413904634</text:p>
          </table:table-cell>
          <table:table-cell office:value-type="float" office:value="0.247338834299" calcext:value-type="float">
            <text:p>0.247338834299</text:p>
          </table:table-cell>
          <table:table-cell office:value-type="float" office:value="1508170548.19475" calcext:value-type="float">
            <text:p>1508170548.194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44443584685" calcext:value-type="float">
            <text:p>0.244443584685</text:p>
          </table:table-cell>
          <table:table-cell office:value-type="float" office:value="1508169685.49734" calcext:value-type="float">
            <text:p>1508169685.497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43655309926" calcext:value-type="float">
            <text:p>0.243655309926</text:p>
          </table:table-cell>
          <table:table-cell office:value-type="float" office:value="0.243497963497" calcext:value-type="float">
            <text:p>0.243497963497</text:p>
          </table:table-cell>
          <table:table-cell office:value-type="float" office:value="0.24362384064" calcext:value-type="float">
            <text:p>0.24362384064</text:p>
          </table:table-cell>
          <table:table-cell office:value-type="float" office:value="0.243655309926" calcext:value-type="float">
            <text:p>0.243655309926</text:p>
          </table:table-cell>
          <table:table-cell office:value-type="float" office:value="1508168749.85302" calcext:value-type="float">
            <text:p>1508168749.853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43260432447" calcext:value-type="float">
            <text:p>0.243260432447</text:p>
          </table:table-cell>
          <table:table-cell office:value-type="float" office:value="1508166511.18142" calcext:value-type="float">
            <text:p>1508166511.181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42523248762" calcext:value-type="float">
            <text:p>0.242523248762</text:p>
          </table:table-cell>
          <table:table-cell office:value-type="float" office:value="1508177188.94712" calcext:value-type="float">
            <text:p>1508177188.94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40991599385" calcext:value-type="float">
            <text:p>0.240991599385</text:p>
          </table:table-cell>
          <table:table-cell office:value-type="float" office:value="1508166197.51258" calcext:value-type="float">
            <text:p>1508166197.512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40436672476" calcext:value-type="float">
            <text:p>0.240436672476</text:p>
          </table:table-cell>
          <table:table-cell office:value-type="float" office:value="1508180508.88585" calcext:value-type="float">
            <text:p>1508180508.885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38511420362" calcext:value-type="float">
            <text:p>0.238511420362</text:p>
          </table:table-cell>
          <table:table-cell office:value-type="float" office:value="0.237140475103" calcext:value-type="float">
            <text:p>0.237140475103</text:p>
          </table:table-cell>
          <table:table-cell office:value-type="float" office:value="0.238237231311" calcext:value-type="float">
            <text:p>0.238237231311</text:p>
          </table:table-cell>
          <table:table-cell office:value-type="float" office:value="0.238511420362" calcext:value-type="float">
            <text:p>0.238511420362</text:p>
          </table:table-cell>
          <table:table-cell office:value-type="float" office:value="1508097670.13356" calcext:value-type="float">
            <text:p>1508097670.1335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35241358811" calcext:value-type="float">
            <text:p>0.235241358811</text:p>
          </table:table-cell>
          <table:table-cell office:value-type="float" office:value="0.235151509473" calcext:value-type="float">
            <text:p>0.235151509473</text:p>
          </table:table-cell>
          <table:table-cell office:value-type="float" office:value="0.23516947934" calcext:value-type="float">
            <text:p>0.23516947934</text:p>
          </table:table-cell>
          <table:table-cell office:value-type="float" office:value="0.235151509473" calcext:value-type="float">
            <text:p>0.235151509473</text:p>
          </table:table-cell>
          <table:table-cell office:value-type="float" office:value="1508167701.46118" calcext:value-type="float">
            <text:p>1508167701.461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34407434025" calcext:value-type="float">
            <text:p>0.234407434025</text:p>
          </table:table-cell>
          <table:table-cell office:value-type="float" office:value="1508169989.44125" calcext:value-type="float">
            <text:p>1508169989.441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32815539287" calcext:value-type="float">
            <text:p>0.232815539287</text:p>
          </table:table-cell>
          <table:table-cell office:value-type="float" office:value="1508168549.45394" calcext:value-type="float">
            <text:p>1508168549.453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31613385187" calcext:value-type="float">
            <text:p>0.231613385187</text:p>
          </table:table-cell>
          <table:table-cell office:value-type="float" office:value="0.231578778862" calcext:value-type="float">
            <text:p>0.231578778862</text:p>
          </table:table-cell>
          <table:table-cell office:value-type="float" office:value="0.231585700127" calcext:value-type="float">
            <text:p>0.231585700127</text:p>
          </table:table-cell>
          <table:table-cell office:value-type="float" office:value="0.231578778862" calcext:value-type="float">
            <text:p>0.231578778862</text:p>
          </table:table-cell>
          <table:table-cell office:value-type="float" office:value="1508167260.9464" calcext:value-type="float">
            <text:p>1508167260.9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31175485829" calcext:value-type="float">
            <text:p>0.231175485829</text:p>
          </table:table-cell>
          <table:table-cell office:value-type="float" office:value="0.231169107096" calcext:value-type="float">
            <text:p>0.231169107096</text:p>
          </table:table-cell>
          <table:table-cell office:value-type="float" office:value="0.231170382842" calcext:value-type="float">
            <text:p>0.231170382842</text:p>
          </table:table-cell>
          <table:table-cell office:value-type="float" office:value="0.231169107096" calcext:value-type="float">
            <text:p>0.231169107096</text:p>
          </table:table-cell>
          <table:table-cell office:value-type="float" office:value="1508097882.18935" calcext:value-type="float">
            <text:p>1508097882.1893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30964911058" calcext:value-type="float">
            <text:p>0.230964911058</text:p>
          </table:table-cell>
          <table:table-cell office:value-type="float" office:value="1508167297.67084" calcext:value-type="float">
            <text:p>1508167297.670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30672517673" calcext:value-type="float">
            <text:p>0.230672517673</text:p>
          </table:table-cell>
          <table:table-cell office:value-type="float" office:value="1508167262.88088" calcext:value-type="float">
            <text:p>1508167262.8808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30312521365" calcext:value-type="float">
            <text:p>0.230312521365</text:p>
          </table:table-cell>
          <table:table-cell office:value-type="float" office:value="1508182606.43691" calcext:value-type="float">
            <text:p>1508182606.436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27157284228" calcext:value-type="float">
            <text:p>0.227157284228</text:p>
          </table:table-cell>
          <table:table-cell office:value-type="float" office:value="1508097699.23832" calcext:value-type="float">
            <text:p>1508097699.2383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2703862695" calcext:value-type="float">
            <text:p>0.22703862695</text:p>
          </table:table-cell>
          <table:table-cell office:value-type="float" office:value="1508097432.77485" calcext:value-type="float">
            <text:p>1508097432.7748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24730395143" calcext:value-type="float">
            <text:p>0.224730395143</text:p>
          </table:table-cell>
          <table:table-cell office:value-type="float" office:value="1508167502.85578" calcext:value-type="float">
            <text:p>1508167502.855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24065671815" calcext:value-type="float">
            <text:p>0.224065671815</text:p>
          </table:table-cell>
          <table:table-cell office:value-type="float" office:value="1508167236.10868" calcext:value-type="float">
            <text:p>1508167236.108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1926142993" calcext:value-type="float">
            <text:p>0.21926142993</text:p>
          </table:table-cell>
          <table:table-cell office:value-type="float" office:value="1508182104.94072" calcext:value-type="float">
            <text:p>1508182104.940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14130286338" calcext:value-type="float">
            <text:p>0.214130286338</text:p>
          </table:table-cell>
          <table:table-cell office:value-type="float" office:value="1508175305.30863" calcext:value-type="float">
            <text:p>1508175305.308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123548385665" calcext:value-type="float">
            <text:p>0.123548385665</text:p>
          </table:table-cell>
          <table:table-cell office:value-type="float" office:value="0.122060393297" calcext:value-type="float">
            <text:p>0.122060393297</text:p>
          </table:table-cell>
          <table:table-cell office:value-type="float" office:value="0.123250787192" calcext:value-type="float">
            <text:p>0.123250787192</text:p>
          </table:table-cell>
          <table:table-cell office:value-type="float" office:value="0.123548385665" calcext:value-type="float">
            <text:p>0.123548385665</text:p>
          </table:table-cell>
          <table:table-cell office:value-type="float" office:value="1508179439.14199" calcext:value-type="float">
            <text:p>1508179439.1419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0679641307306" calcext:value-type="float">
            <text:p>0.0679641307306</text:p>
          </table:table-cell>
          <table:table-cell office:value-type="float" office:value="1508182997.76797" calcext:value-type="float">
            <text:p>1508182997.767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655303226736" calcext:value-type="float">
            <text:p>0.0655303226736</text:p>
          </table:table-cell>
          <table:table-cell office:value-type="float" office:value="0.0651072922562" calcext:value-type="float">
            <text:p>0.0651072922562</text:p>
          </table:table-cell>
          <table:table-cell office:value-type="float" office:value="0.0654457165902" calcext:value-type="float">
            <text:p>0.0654457165902</text:p>
          </table:table-cell>
          <table:table-cell office:value-type="float" office:value="0.0655303226736" calcext:value-type="float">
            <text:p>0.0655303226736</text:p>
          </table:table-cell>
          <table:table-cell office:value-type="float" office:value="1508182345.65117" calcext:value-type="float">
            <text:p>1508182345.651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rp_2" table:style-name="ta1">
        <table:shapes>
          <draw:frame draw:z-index="0" draw:style-name="gr1" draw:text-style-name="P1" svg:width="159.97mm" svg:height="89.75mm" svg:x="248.91mm" svg:y="5.64mm">
            <draw:object draw:notify-on-update-of-ranges="trp_2.A2:trp_2.A14 trp_2.C1:trp_2.C1 trp_2.C2:trp_2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4839159133" calcext:value-type="float">
            <text:p>0.284839159133</text:p>
          </table:table-cell>
          <table:table-cell office:value-type="float" office:value="1508098318.03936" calcext:value-type="float">
            <text:p>1508098318.0393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3473110613" calcext:value-type="float">
            <text:p>0.283473110613</text:p>
          </table:table-cell>
          <table:table-cell office:value-type="float" office:value="1508098381.42204" calcext:value-type="float">
            <text:p>1508098381.4220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83362359264" calcext:value-type="float">
            <text:p>0.283362359264</text:p>
          </table:table-cell>
          <table:table-cell office:value-type="float" office:value="1508098387.50017" calcext:value-type="float">
            <text:p>1508098387.5001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76555190445" calcext:value-type="float">
            <text:p>0.276555190445</text:p>
          </table:table-cell>
          <table:table-cell office:value-type="float" office:value="0.276440013621" calcext:value-type="float">
            <text:p>0.276440013621</text:p>
          </table:table-cell>
          <table:table-cell office:value-type="float" office:value="0.276463048986" calcext:value-type="float">
            <text:p>0.276463048986</text:p>
          </table:table-cell>
          <table:table-cell office:value-type="float" office:value="0.276440013621" calcext:value-type="float">
            <text:p>0.276440013621</text:p>
          </table:table-cell>
          <table:table-cell office:value-type="float" office:value="1508098672.77618" calcext:value-type="float">
            <text:p>1508098672.7761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72703667386" calcext:value-type="float">
            <text:p>0.272703667386</text:p>
          </table:table-cell>
          <table:table-cell office:value-type="float" office:value="1508097884.1115" calcext:value-type="float">
            <text:p>1508097884.11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271946948806" calcext:value-type="float">
            <text:p>0.271946948806</text:p>
          </table:table-cell>
          <table:table-cell office:value-type="float" office:value="0.271850518412" calcext:value-type="float">
            <text:p>0.271850518412</text:p>
          </table:table-cell>
          <table:table-cell office:value-type="float" office:value="0.271869804491" calcext:value-type="float">
            <text:p>0.271869804491</text:p>
          </table:table-cell>
          <table:table-cell office:value-type="float" office:value="0.271850518412" calcext:value-type="float">
            <text:p>0.271850518412</text:p>
          </table:table-cell>
          <table:table-cell office:value-type="float" office:value="1508098662.55069" calcext:value-type="float">
            <text:p>1508098662.5506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67543931469" calcext:value-type="float">
            <text:p>0.267543931469</text:p>
          </table:table-cell>
          <table:table-cell office:value-type="float" office:value="1508098898.53773" calcext:value-type="float">
            <text:p>1508098898.5377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64542657482" calcext:value-type="float">
            <text:p>0.264542657482</text:p>
          </table:table-cell>
          <table:table-cell office:value-type="float" office:value="1508098974.83983" calcext:value-type="float">
            <text:p>1508098974.8398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7197357757" calcext:value-type="float">
            <text:p>0.257197357757</text:p>
          </table:table-cell>
          <table:table-cell office:value-type="float" office:value="1508098345.48308" calcext:value-type="float">
            <text:p>1508098345.4830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38511420362" calcext:value-type="float">
            <text:p>0.238511420362</text:p>
          </table:table-cell>
          <table:table-cell office:value-type="float" office:value="0.237140475103" calcext:value-type="float">
            <text:p>0.237140475103</text:p>
          </table:table-cell>
          <table:table-cell office:value-type="float" office:value="0.238237231311" calcext:value-type="float">
            <text:p>0.238237231311</text:p>
          </table:table-cell>
          <table:table-cell office:value-type="float" office:value="0.238511420362" calcext:value-type="float">
            <text:p>0.238511420362</text:p>
          </table:table-cell>
          <table:table-cell office:value-type="float" office:value="1508097670.13356" calcext:value-type="float">
            <text:p>1508097670.1335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31175485829" calcext:value-type="float">
            <text:p>0.231175485829</text:p>
          </table:table-cell>
          <table:table-cell office:value-type="float" office:value="0.231169107096" calcext:value-type="float">
            <text:p>0.231169107096</text:p>
          </table:table-cell>
          <table:table-cell office:value-type="float" office:value="0.231170382842" calcext:value-type="float">
            <text:p>0.231170382842</text:p>
          </table:table-cell>
          <table:table-cell office:value-type="float" office:value="0.231169107096" calcext:value-type="float">
            <text:p>0.231169107096</text:p>
          </table:table-cell>
          <table:table-cell office:value-type="float" office:value="1508097882.18935" calcext:value-type="float">
            <text:p>1508097882.1893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27157284228" calcext:value-type="float">
            <text:p>0.227157284228</text:p>
          </table:table-cell>
          <table:table-cell office:value-type="float" office:value="1508097699.23832" calcext:value-type="float">
            <text:p>1508097699.2383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2703862695" calcext:value-type="float">
            <text:p>0.22703862695</text:p>
          </table:table-cell>
          <table:table-cell office:value-type="float" office:value="1508097432.77485" calcext:value-type="float">
            <text:p>1508097432.7748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rp_en_1" table:style-name="ta1">
        <table:shapes>
          <draw:frame draw:z-index="0" draw:style-name="gr1" draw:text-style-name="P1" svg:width="159.97mm" svg:height="89.75mm" svg:x="225.78mm" svg:y="0.56mm">
            <draw:object draw:notify-on-update-of-ranges="trp_en_1.A2:trp_en_1.A93 trp_en_1.C1:trp_en_1.C1 trp_en_1.C2:trp_en_1.C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89.74mm" svg:x="224.68mm" svg:y="91.72mm">
            <draw:object draw:notify-on-update-of-ranges="trp_en_1.B2:trp_en_1.B93 trp_en_1.C1:trp_en_1.C1 trp_en_1.C2:trp_en_1.C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50015544096" calcext:value-type="float">
            <text:p>0.450015544096</text:p>
          </table:table-cell>
          <table:table-cell office:value-type="float" office:value="0.449518129697" calcext:value-type="float">
            <text:p>0.449518129697</text:p>
          </table:table-cell>
          <table:table-cell office:value-type="float" office:value="0.449617612577" calcext:value-type="float">
            <text:p>0.449617612577</text:p>
          </table:table-cell>
          <table:table-cell office:value-type="float" office:value="0.449518129697" calcext:value-type="float">
            <text:p>0.449518129697</text:p>
          </table:table-cell>
          <table:table-cell office:value-type="float" office:value="1508093749.21962" calcext:value-type="float">
            <text:p>1508093749.219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44386165846" calcext:value-type="float">
            <text:p>0.444386165846</text:p>
          </table:table-cell>
          <table:table-cell office:value-type="float" office:value="0.424457280848" calcext:value-type="float">
            <text:p>0.424457280848</text:p>
          </table:table-cell>
          <table:table-cell office:value-type="float" office:value="0.428443057848" calcext:value-type="float">
            <text:p>0.428443057848</text:p>
          </table:table-cell>
          <table:table-cell office:value-type="float" office:value="0.424457280848" calcext:value-type="float">
            <text:p>0.424457280848</text:p>
          </table:table-cell>
          <table:table-cell office:value-type="float" office:value="1508096725.06368" calcext:value-type="float">
            <text:p>1508096725.063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76536792" calcext:value-type="float">
            <text:p>0.44376536792</text:p>
          </table:table-cell>
          <table:table-cell office:value-type="float" office:value="1508096162.63635" calcext:value-type="float">
            <text:p>1508096162.636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3321481628" calcext:value-type="float">
            <text:p>0.443321481628</text:p>
          </table:table-cell>
          <table:table-cell office:value-type="float" office:value="1508101170.69809" calcext:value-type="float">
            <text:p>1508101170.698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288348261" calcext:value-type="float">
            <text:p>0.443288348261</text:p>
          </table:table-cell>
          <table:table-cell office:value-type="float" office:value="1508095843.28078" calcext:value-type="float">
            <text:p>1508095843.280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3181531655" calcext:value-type="float">
            <text:p>0.443181531655</text:p>
          </table:table-cell>
          <table:table-cell office:value-type="float" office:value="1508095570.59481" calcext:value-type="float">
            <text:p>1508095570.59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43010276938" calcext:value-type="float">
            <text:p>0.443010276938</text:p>
          </table:table-cell>
          <table:table-cell office:value-type="float" office:value="0.44299267823" calcext:value-type="float">
            <text:p>0.44299267823</text:p>
          </table:table-cell>
          <table:table-cell office:value-type="float" office:value="0.443006757196" calcext:value-type="float">
            <text:p>0.443006757196</text:p>
          </table:table-cell>
          <table:table-cell office:value-type="float" office:value="0.443010276938" calcext:value-type="float">
            <text:p>0.443010276938</text:p>
          </table:table-cell>
          <table:table-cell office:value-type="float" office:value="1508095020.71787" calcext:value-type="float">
            <text:p>1508095020.717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0531651356" calcext:value-type="float">
            <text:p>0.440531651356</text:p>
          </table:table-cell>
          <table:table-cell office:value-type="float" office:value="1508101321.0247" calcext:value-type="float">
            <text:p>1508101321.02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0167415479" calcext:value-type="float">
            <text:p>0.440167415479</text:p>
          </table:table-cell>
          <table:table-cell office:value-type="float" office:value="1508101502.23099" calcext:value-type="float">
            <text:p>1508101502.230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40020881532" calcext:value-type="float">
            <text:p>0.440020881532</text:p>
          </table:table-cell>
          <table:table-cell office:value-type="float" office:value="1508094512.24319" calcext:value-type="float">
            <text:p>1508094512.243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403017164" calcext:value-type="float">
            <text:p>0.439403017164</text:p>
          </table:table-cell>
          <table:table-cell office:value-type="float" office:value="1508104057.4672" calcext:value-type="float">
            <text:p>1508104057.46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9378072191" calcext:value-type="float">
            <text:p>0.439378072191</text:p>
          </table:table-cell>
          <table:table-cell office:value-type="float" office:value="1508094734.17731" calcext:value-type="float">
            <text:p>1508094734.177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170684348" calcext:value-type="float">
            <text:p>0.439170684348</text:p>
          </table:table-cell>
          <table:table-cell office:value-type="float" office:value="1508103664.09406" calcext:value-type="float">
            <text:p>1508103664.094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9002728012" calcext:value-type="float">
            <text:p>0.439002728012</text:p>
          </table:table-cell>
          <table:table-cell office:value-type="float" office:value="1508103384.12918" calcext:value-type="float">
            <text:p>1508103384.129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892772212" calcext:value-type="float">
            <text:p>0.43892772212</text:p>
          </table:table-cell>
          <table:table-cell office:value-type="float" office:value="1508102910.57274" calcext:value-type="float">
            <text:p>1508102910.5727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38035782723" calcext:value-type="float">
            <text:p>0.438035782723</text:p>
          </table:table-cell>
          <table:table-cell office:value-type="float" office:value="0.437966829071" calcext:value-type="float">
            <text:p>0.437966829071</text:p>
          </table:table-cell>
          <table:table-cell office:value-type="float" office:value="0.438021991992" calcext:value-type="float">
            <text:p>0.438021991992</text:p>
          </table:table-cell>
          <table:table-cell office:value-type="float" office:value="0.438035782723" calcext:value-type="float">
            <text:p>0.438035782723</text:p>
          </table:table-cell>
          <table:table-cell office:value-type="float" office:value="1508092998.26196" calcext:value-type="float">
            <text:p>1508092998.261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7449225215" calcext:value-type="float">
            <text:p>0.437449225215</text:p>
          </table:table-cell>
          <table:table-cell office:value-type="float" office:value="1508090347.88964" calcext:value-type="float">
            <text:p>1508090347.889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6030823646" calcext:value-type="float">
            <text:p>0.436030823646</text:p>
          </table:table-cell>
          <table:table-cell office:value-type="float" office:value="1508091055.27066" calcext:value-type="float">
            <text:p>1508091055.270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5543810236" calcext:value-type="float">
            <text:p>0.435543810236</text:p>
          </table:table-cell>
          <table:table-cell office:value-type="float" office:value="1508091456.8542" calcext:value-type="float">
            <text:p>1508091456.85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39880288" calcext:value-type="float">
            <text:p>0.43539880288</text:p>
          </table:table-cell>
          <table:table-cell office:value-type="float" office:value="1508102549.08184" calcext:value-type="float">
            <text:p>1508102549.0818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5177460646" calcext:value-type="float">
            <text:p>0.435177460646</text:p>
          </table:table-cell>
          <table:table-cell office:value-type="float" office:value="1508102178.24792" calcext:value-type="float">
            <text:p>1508102178.247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481321846" calcext:value-type="float">
            <text:p>0.43481321846</text:p>
          </table:table-cell>
          <table:table-cell office:value-type="float" office:value="1508101767.87235" calcext:value-type="float">
            <text:p>1508101767.872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34313246206" calcext:value-type="float">
            <text:p>0.434313246206</text:p>
          </table:table-cell>
          <table:table-cell office:value-type="float" office:value="1508092373.71468" calcext:value-type="float">
            <text:p>1508092373.714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32755389075" calcext:value-type="float">
            <text:p>0.432755389075</text:p>
          </table:table-cell>
          <table:table-cell office:value-type="float" office:value="1508093420.36531" calcext:value-type="float">
            <text:p>1508093420.36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432445794368" calcext:value-type="float">
            <text:p>0.432445794368</text:p>
          </table:table-cell>
          <table:table-cell office:value-type="float" office:value="0.432419525218" calcext:value-type="float">
            <text:p>0.432419525218</text:p>
          </table:table-cell>
          <table:table-cell office:value-type="float" office:value="0.432424779048" calcext:value-type="float">
            <text:p>0.432424779048</text:p>
          </table:table-cell>
          <table:table-cell office:value-type="float" office:value="0.432419525218" calcext:value-type="float">
            <text:p>0.432419525218</text:p>
          </table:table-cell>
          <table:table-cell office:value-type="float" office:value="1508098584.94952" calcext:value-type="float">
            <text:p>1508098584.949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30710054146" calcext:value-type="float">
            <text:p>0.430710054146</text:p>
          </table:table-cell>
          <table:table-cell office:value-type="float" office:value="0.430678246118" calcext:value-type="float">
            <text:p>0.430678246118</text:p>
          </table:table-cell>
          <table:table-cell office:value-type="float" office:value="0.430684607724" calcext:value-type="float">
            <text:p>0.430684607724</text:p>
          </table:table-cell>
          <table:table-cell office:value-type="float" office:value="0.430678246118" calcext:value-type="float">
            <text:p>0.430678246118</text:p>
          </table:table-cell>
          <table:table-cell office:value-type="float" office:value="1508092799.33288" calcext:value-type="float">
            <text:p>1508092799.332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30358945087" calcext:value-type="float">
            <text:p>0.430358945087</text:p>
          </table:table-cell>
          <table:table-cell office:value-type="float" office:value="0.430332803537" calcext:value-type="float">
            <text:p>0.430332803537</text:p>
          </table:table-cell>
          <table:table-cell office:value-type="float" office:value="0.430353716777" calcext:value-type="float">
            <text:p>0.430353716777</text:p>
          </table:table-cell>
          <table:table-cell office:value-type="float" office:value="0.430358945087" calcext:value-type="float">
            <text:p>0.430358945087</text:p>
          </table:table-cell>
          <table:table-cell office:value-type="float" office:value="1508098138.20087" calcext:value-type="float">
            <text:p>1508098138.200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0.429959437698" calcext:value-type="float">
            <text:p>0.429959437698</text:p>
          </table:table-cell>
          <table:table-cell office:value-type="float" office:value="0.429896870777" calcext:value-type="float">
            <text:p>0.429896870777</text:p>
          </table:table-cell>
          <table:table-cell office:value-type="float" office:value="0.429946924313" calcext:value-type="float">
            <text:p>0.429946924313</text:p>
          </table:table-cell>
          <table:table-cell office:value-type="float" office:value="0.429959437698" calcext:value-type="float">
            <text:p>0.429959437698</text:p>
          </table:table-cell>
          <table:table-cell office:value-type="float" office:value="1508094388.28311" calcext:value-type="float">
            <text:p>1508094388.283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980753596" calcext:value-type="float">
            <text:p>0.42980753596</text:p>
          </table:table-cell>
          <table:table-cell office:value-type="float" office:value="1508097934.05389" calcext:value-type="float">
            <text:p>1508097934.053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8503491691" calcext:value-type="float">
            <text:p>0.428503491691</text:p>
          </table:table-cell>
          <table:table-cell office:value-type="float" office:value="1508092054.29385" calcext:value-type="float">
            <text:p>1508092054.293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28392156333" calcext:value-type="float">
            <text:p>0.428392156333</text:p>
          </table:table-cell>
          <table:table-cell office:value-type="float" office:value="1508092262.97291" calcext:value-type="float">
            <text:p>1508092262.972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27838369912" calcext:value-type="float">
            <text:p>0.427838369912</text:p>
          </table:table-cell>
          <table:table-cell office:value-type="float" office:value="0.42780874745" calcext:value-type="float">
            <text:p>0.42780874745</text:p>
          </table:table-cell>
          <table:table-cell office:value-type="float" office:value="0.427814671942" calcext:value-type="float">
            <text:p>0.427814671942</text:p>
          </table:table-cell>
          <table:table-cell office:value-type="float" office:value="0.42780874745" calcext:value-type="float">
            <text:p>0.42780874745</text:p>
          </table:table-cell>
          <table:table-cell office:value-type="float" office:value="1508091713.43013" calcext:value-type="float">
            <text:p>1508091713.430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7425046207" calcext:value-type="float">
            <text:p>0.427425046207</text:p>
          </table:table-cell>
          <table:table-cell office:value-type="float" office:value="1508097623.15696" calcext:value-type="float">
            <text:p>1508097623.156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27332010527" calcext:value-type="float">
            <text:p>0.427332010527</text:p>
          </table:table-cell>
          <table:table-cell office:value-type="float" office:value="1508090918.10086" calcext:value-type="float">
            <text:p>1508090918.100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27092782981" calcext:value-type="float">
            <text:p>0.427092782981</text:p>
          </table:table-cell>
          <table:table-cell office:value-type="float" office:value="0.427079352254" calcext:value-type="float">
            <text:p>0.427079352254</text:p>
          </table:table-cell>
          <table:table-cell office:value-type="float" office:value="0.4270820384" calcext:value-type="float">
            <text:p>0.4270820384</text:p>
          </table:table-cell>
          <table:table-cell office:value-type="float" office:value="0.427079352254" calcext:value-type="float">
            <text:p>0.427079352254</text:p>
          </table:table-cell>
          <table:table-cell office:value-type="float" office:value="1508091413.16043" calcext:value-type="float">
            <text:p>1508091413.160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5589738179" calcext:value-type="float">
            <text:p>0.425589738179</text:p>
          </table:table-cell>
          <table:table-cell office:value-type="float" office:value="1508097747.92162" calcext:value-type="float">
            <text:p>1508097747.921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23244608971" calcext:value-type="float">
            <text:p>0.423244608971</text:p>
          </table:table-cell>
          <table:table-cell office:value-type="float" office:value="0.423226792701" calcext:value-type="float">
            <text:p>0.423226792701</text:p>
          </table:table-cell>
          <table:table-cell office:value-type="float" office:value="0.423241045717" calcext:value-type="float">
            <text:p>0.423241045717</text:p>
          </table:table-cell>
          <table:table-cell office:value-type="float" office:value="0.423244608971" calcext:value-type="float">
            <text:p>0.423244608971</text:p>
          </table:table-cell>
          <table:table-cell office:value-type="float" office:value="1508090356.40247" calcext:value-type="float">
            <text:p>1508090356.402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22500232823" calcext:value-type="float">
            <text:p>0.422500232823</text:p>
          </table:table-cell>
          <table:table-cell office:value-type="float" office:value="1508104445.25173" calcext:value-type="float">
            <text:p>1508104445.251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22096073786" calcext:value-type="float">
            <text:p>0.422096073786</text:p>
          </table:table-cell>
          <table:table-cell office:value-type="float" office:value="1508090605.50683" calcext:value-type="float">
            <text:p>1508090605.506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1533676586" calcext:value-type="float">
            <text:p>0.421533676586</text:p>
          </table:table-cell>
          <table:table-cell office:value-type="float" office:value="1508107998.96942" calcext:value-type="float">
            <text:p>1508107998.969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392637956" calcext:value-type="float">
            <text:p>0.420392637956</text:p>
          </table:table-cell>
          <table:table-cell office:value-type="float" office:value="1508098843.85241" calcext:value-type="float">
            <text:p>1508098843.852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267204176" calcext:value-type="float">
            <text:p>0.420267204176</text:p>
          </table:table-cell>
          <table:table-cell office:value-type="float" office:value="1508100642.33322" calcext:value-type="float">
            <text:p>1508100642.333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20169233276" calcext:value-type="float">
            <text:p>0.420169233276</text:p>
          </table:table-cell>
          <table:table-cell office:value-type="float" office:value="1508089345.81789" calcext:value-type="float">
            <text:p>1508089345.817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20073653351" calcext:value-type="float">
            <text:p>0.420073653351</text:p>
          </table:table-cell>
          <table:table-cell office:value-type="float" office:value="1508100064.07278" calcext:value-type="float">
            <text:p>1508100064.072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9704417248" calcext:value-type="float">
            <text:p>0.419704417248</text:p>
          </table:table-cell>
          <table:table-cell office:value-type="float" office:value="1508099687.6216" calcext:value-type="float">
            <text:p>1508099687.62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9624034335" calcext:value-type="float">
            <text:p>0.419624034335</text:p>
          </table:table-cell>
          <table:table-cell office:value-type="float" office:value="1508099527.95233" calcext:value-type="float">
            <text:p>1508099527.952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6974670962" calcext:value-type="float">
            <text:p>0.416974670962</text:p>
          </table:table-cell>
          <table:table-cell office:value-type="float" office:value="0.416496320874" calcext:value-type="float">
            <text:p>0.416496320874</text:p>
          </table:table-cell>
          <table:table-cell office:value-type="float" office:value="0.416591990891" calcext:value-type="float">
            <text:p>0.416591990891</text:p>
          </table:table-cell>
          <table:table-cell office:value-type="float" office:value="0.416496320874" calcext:value-type="float">
            <text:p>0.416496320874</text:p>
          </table:table-cell>
          <table:table-cell office:value-type="float" office:value="1508088629.07776" calcext:value-type="float">
            <text:p>1508088629.077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416956637112" calcext:value-type="float">
            <text:p>0.416956637112</text:p>
          </table:table-cell>
          <table:table-cell office:value-type="float" office:value="0.416828598421" calcext:value-type="float">
            <text:p>0.416828598421</text:p>
          </table:table-cell>
          <table:table-cell office:value-type="float" office:value="0.416854206159" calcext:value-type="float">
            <text:p>0.416854206159</text:p>
          </table:table-cell>
          <table:table-cell office:value-type="float" office:value="0.416828598421" calcext:value-type="float">
            <text:p>0.416828598421</text:p>
          </table:table-cell>
          <table:table-cell office:value-type="float" office:value="1508105254.41122" calcext:value-type="float">
            <text:p>1508105254.411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4714955522" calcext:value-type="float">
            <text:p>0.414714955522</text:p>
          </table:table-cell>
          <table:table-cell office:value-type="float" office:value="0.414603682645" calcext:value-type="float">
            <text:p>0.414603682645</text:p>
          </table:table-cell>
          <table:table-cell office:value-type="float" office:value="0.41462593722" calcext:value-type="float">
            <text:p>0.41462593722</text:p>
          </table:table-cell>
          <table:table-cell office:value-type="float" office:value="0.414603682645" calcext:value-type="float">
            <text:p>0.414603682645</text:p>
          </table:table-cell>
          <table:table-cell office:value-type="float" office:value="1508089173.20499" calcext:value-type="float">
            <text:p>1508089173.204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4335198587" calcext:value-type="float">
            <text:p>0.414335198587</text:p>
          </table:table-cell>
          <table:table-cell office:value-type="float" office:value="0.414290479629" calcext:value-type="float">
            <text:p>0.414290479629</text:p>
          </table:table-cell>
          <table:table-cell office:value-type="float" office:value="0.414326254796" calcext:value-type="float">
            <text:p>0.414326254796</text:p>
          </table:table-cell>
          <table:table-cell office:value-type="float" office:value="0.414335198587" calcext:value-type="float">
            <text:p>0.414335198587</text:p>
          </table:table-cell>
          <table:table-cell office:value-type="float" office:value="1508088318.76945" calcext:value-type="float">
            <text:p>1508088318.769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414248369397" calcext:value-type="float">
            <text:p>0.414248369397</text:p>
          </table:table-cell>
          <table:table-cell office:value-type="float" office:value="0.414176498434" calcext:value-type="float">
            <text:p>0.414176498434</text:p>
          </table:table-cell>
          <table:table-cell office:value-type="float" office:value="0.414190872627" calcext:value-type="float">
            <text:p>0.414190872627</text:p>
          </table:table-cell>
          <table:table-cell office:value-type="float" office:value="0.414176498434" calcext:value-type="float">
            <text:p>0.414176498434</text:p>
          </table:table-cell>
          <table:table-cell office:value-type="float" office:value="1508104954.05544" calcext:value-type="float">
            <text:p>1508104954.055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212085025" calcext:value-type="float">
            <text:p>0.41212085025</text:p>
          </table:table-cell>
          <table:table-cell office:value-type="float" office:value="0.412108666859" calcext:value-type="float">
            <text:p>0.412108666859</text:p>
          </table:table-cell>
          <table:table-cell office:value-type="float" office:value="0.412118413571" calcext:value-type="float">
            <text:p>0.412118413571</text:p>
          </table:table-cell>
          <table:table-cell office:value-type="float" office:value="0.41212085025" calcext:value-type="float">
            <text:p>0.41212085025</text:p>
          </table:table-cell>
          <table:table-cell office:value-type="float" office:value="1508088800.67379" calcext:value-type="float">
            <text:p>1508088800.673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11256769571" calcext:value-type="float">
            <text:p>0.411256769571</text:p>
          </table:table-cell>
          <table:table-cell office:value-type="float" office:value="0.411213248873" calcext:value-type="float">
            <text:p>0.411213248873</text:p>
          </table:table-cell>
          <table:table-cell office:value-type="float" office:value="0.411248065431" calcext:value-type="float">
            <text:p>0.411248065431</text:p>
          </table:table-cell>
          <table:table-cell office:value-type="float" office:value="0.411256769571" calcext:value-type="float">
            <text:p>0.411256769571</text:p>
          </table:table-cell>
          <table:table-cell office:value-type="float" office:value="1508097100.06049" calcext:value-type="float">
            <text:p>1508097100.060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407261900556" calcext:value-type="float">
            <text:p>0.407261900556</text:p>
          </table:table-cell>
          <table:table-cell office:value-type="float" office:value="0.407224748195" calcext:value-type="float">
            <text:p>0.407224748195</text:p>
          </table:table-cell>
          <table:table-cell office:value-type="float" office:value="0.407254470084" calcext:value-type="float">
            <text:p>0.407254470084</text:p>
          </table:table-cell>
          <table:table-cell office:value-type="float" office:value="0.407261900556" calcext:value-type="float">
            <text:p>0.407261900556</text:p>
          </table:table-cell>
          <table:table-cell office:value-type="float" office:value="1508104767.61193" calcext:value-type="float">
            <text:p>1508104767.611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5861051456" calcext:value-type="float">
            <text:p>0.405861051456</text:p>
          </table:table-cell>
          <table:table-cell office:value-type="float" office:value="1508104614.86934" calcext:value-type="float">
            <text:p>1508104614.86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05536116996" calcext:value-type="float">
            <text:p>0.405536116996</text:p>
          </table:table-cell>
          <table:table-cell office:value-type="float" office:value="1508100978.51925" calcext:value-type="float">
            <text:p>1508100978.519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0538711195" calcext:value-type="float">
            <text:p>0.40538711195</text:p>
          </table:table-cell>
          <table:table-cell office:value-type="float" office:value="1508112791.02367" calcext:value-type="float">
            <text:p>1508112791.023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4407306497" calcext:value-type="float">
            <text:p>0.404407306497</text:p>
          </table:table-cell>
          <table:table-cell office:value-type="float" office:value="1508086980.85481" calcext:value-type="float">
            <text:p>1508086980.85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4178777537" calcext:value-type="float">
            <text:p>0.404178777537</text:p>
          </table:table-cell>
          <table:table-cell office:value-type="float" office:value="1508107674.32807" calcext:value-type="float">
            <text:p>1508107674.328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3823303472" calcext:value-type="float">
            <text:p>0.403823303472</text:p>
          </table:table-cell>
          <table:table-cell office:value-type="float" office:value="1508107274.31778" calcext:value-type="float">
            <text:p>1508107274.317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323957182" calcext:value-type="float">
            <text:p>0.40323957182</text:p>
          </table:table-cell>
          <table:table-cell office:value-type="float" office:value="1508107124.84493" calcext:value-type="float">
            <text:p>1508107124.844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40302200414" calcext:value-type="float">
            <text:p>0.40302200414</text:p>
          </table:table-cell>
          <table:table-cell office:value-type="float" office:value="0.402983898144" calcext:value-type="float">
            <text:p>0.402983898144</text:p>
          </table:table-cell>
          <table:table-cell office:value-type="float" office:value="0.403014382941" calcext:value-type="float">
            <text:p>0.403014382941</text:p>
          </table:table-cell>
          <table:table-cell office:value-type="float" office:value="0.40302200414" calcext:value-type="float">
            <text:p>0.40302200414</text:p>
          </table:table-cell>
          <table:table-cell office:value-type="float" office:value="1508106471.36017" calcext:value-type="float">
            <text:p>1508106471.360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2672831947" calcext:value-type="float">
            <text:p>0.402672831947</text:p>
          </table:table-cell>
          <table:table-cell office:value-type="float" office:value="1508106144.37376" calcext:value-type="float">
            <text:p>1508106144.37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2473848777" calcext:value-type="float">
            <text:p>0.402473848777</text:p>
          </table:table-cell>
          <table:table-cell office:value-type="float" office:value="1508105634.94421" calcext:value-type="float">
            <text:p>1508105634.944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0057937606" calcext:value-type="float">
            <text:p>0.400057937606</text:p>
          </table:table-cell>
          <table:table-cell office:value-type="float" office:value="1508087668.38531" calcext:value-type="float">
            <text:p>1508087668.385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425915859" calcext:value-type="float">
            <text:p>0.399425915859</text:p>
          </table:table-cell>
          <table:table-cell office:value-type="float" office:value="1508108587.47961" calcext:value-type="float">
            <text:p>1508108587.479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198908563" calcext:value-type="float">
            <text:p>0.399198908563</text:p>
          </table:table-cell>
          <table:table-cell office:value-type="float" office:value="1508108444.29812" calcext:value-type="float">
            <text:p>1508108444.298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8257027812" calcext:value-type="float">
            <text:p>0.398257027812</text:p>
          </table:table-cell>
          <table:table-cell office:value-type="float" office:value="1508108222.13997" calcext:value-type="float">
            <text:p>1508108222.139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92681730973" calcext:value-type="float">
            <text:p>0.392681730973</text:p>
          </table:table-cell>
          <table:table-cell office:value-type="float" office:value="1508088138.50447" calcext:value-type="float">
            <text:p>1508088138.5044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83415967954" calcext:value-type="float">
            <text:p>0.383415967954</text:p>
          </table:table-cell>
          <table:table-cell office:value-type="float" office:value="0.383368987497" calcext:value-type="float">
            <text:p>0.383368987497</text:p>
          </table:table-cell>
          <table:table-cell office:value-type="float" office:value="0.383378383588" calcext:value-type="float">
            <text:p>0.383378383588</text:p>
          </table:table-cell>
          <table:table-cell office:value-type="float" office:value="0.383368987497" calcext:value-type="float">
            <text:p>0.383368987497</text:p>
          </table:table-cell>
          <table:table-cell office:value-type="float" office:value="1508087460.10402" calcext:value-type="float">
            <text:p>1508087460.104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83221358395" calcext:value-type="float">
            <text:p>0.383221358395</text:p>
          </table:table-cell>
          <table:table-cell office:value-type="float" office:value="1508112505.27512" calcext:value-type="float">
            <text:p>1508112505.275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6180584057" calcext:value-type="float">
            <text:p>0.376180584057</text:p>
          </table:table-cell>
          <table:table-cell office:value-type="float" office:value="1508112153.84136" calcext:value-type="float">
            <text:p>1508112153.8413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75998843989" calcext:value-type="float">
            <text:p>0.375998843989</text:p>
          </table:table-cell>
          <table:table-cell office:value-type="float" office:value="0.375876737478" calcext:value-type="float">
            <text:p>0.375876737478</text:p>
          </table:table-cell>
          <table:table-cell office:value-type="float" office:value="0.37590115878" calcext:value-type="float">
            <text:p>0.37590115878</text:p>
          </table:table-cell>
          <table:table-cell office:value-type="float" office:value="0.375876737478" calcext:value-type="float">
            <text:p>0.375876737478</text:p>
          </table:table-cell>
          <table:table-cell office:value-type="float" office:value="1508087465.74787" calcext:value-type="float">
            <text:p>1508087465.7478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7588319473" calcext:value-type="float">
            <text:p>0.37588319473</text:p>
          </table:table-cell>
          <table:table-cell office:value-type="float" office:value="0.375865764694" calcext:value-type="float">
            <text:p>0.375865764694</text:p>
          </table:table-cell>
          <table:table-cell office:value-type="float" office:value="0.375869250701" calcext:value-type="float">
            <text:p>0.375869250701</text:p>
          </table:table-cell>
          <table:table-cell office:value-type="float" office:value="0.375865764694" calcext:value-type="float">
            <text:p>0.375865764694</text:p>
          </table:table-cell>
          <table:table-cell office:value-type="float" office:value="1508111443.78053" calcext:value-type="float">
            <text:p>1508111443.7805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405221209" calcext:value-type="float">
            <text:p>0.375405221209</text:p>
          </table:table-cell>
          <table:table-cell office:value-type="float" office:value="1508110850.64396" calcext:value-type="float">
            <text:p>1508110850.643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4762834808" calcext:value-type="float">
            <text:p>0.374762834808</text:p>
          </table:table-cell>
          <table:table-cell office:value-type="float" office:value="1508110703.41318" calcext:value-type="float">
            <text:p>1508110703.413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374171281148" calcext:value-type="float">
            <text:p>0.374171281148</text:p>
          </table:table-cell>
          <table:table-cell office:value-type="float" office:value="0.374120301412" calcext:value-type="float">
            <text:p>0.374120301412</text:p>
          </table:table-cell>
          <table:table-cell office:value-type="float" office:value="0.374130497359" calcext:value-type="float">
            <text:p>0.374130497359</text:p>
          </table:table-cell>
          <table:table-cell office:value-type="float" office:value="0.374120301412" calcext:value-type="float">
            <text:p>0.374120301412</text:p>
          </table:table-cell>
          <table:table-cell office:value-type="float" office:value="1508109994.35048" calcext:value-type="float">
            <text:p>1508109994.3504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73883601347" calcext:value-type="float">
            <text:p>0.373883601347</text:p>
          </table:table-cell>
          <table:table-cell office:value-type="float" office:value="1508086940.13272" calcext:value-type="float">
            <text:p>1508086940.132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3157274159" calcext:value-type="float">
            <text:p>0.373157274159</text:p>
          </table:table-cell>
          <table:table-cell office:value-type="float" office:value="1508109733.31379" calcext:value-type="float">
            <text:p>1508109733.313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72884743522" calcext:value-type="float">
            <text:p>0.372884743522</text:p>
          </table:table-cell>
          <table:table-cell office:value-type="float" office:value="1508112861.57834" calcext:value-type="float">
            <text:p>1508112861.578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26993133" calcext:value-type="float">
            <text:p>0.3726993133</text:p>
          </table:table-cell>
          <table:table-cell office:value-type="float" office:value="1508109201.33585" calcext:value-type="float">
            <text:p>1508109201.335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1903462883" calcext:value-type="float">
            <text:p>0.371903462883</text:p>
          </table:table-cell>
          <table:table-cell office:value-type="float" office:value="1508108875.09486" calcext:value-type="float">
            <text:p>1508108875.094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35694362268" calcext:value-type="float">
            <text:p>0.35694362268</text:p>
          </table:table-cell>
          <table:table-cell office:value-type="float" office:value="0.356936164167" calcext:value-type="float">
            <text:p>0.356936164167</text:p>
          </table:table-cell>
          <table:table-cell office:value-type="float" office:value="0.356942130977" calcext:value-type="float">
            <text:p>0.356942130977</text:p>
          </table:table-cell>
          <table:table-cell office:value-type="float" office:value="0.35694362268" calcext:value-type="float">
            <text:p>0.35694362268</text:p>
          </table:table-cell>
          <table:table-cell office:value-type="float" office:value="1508113874.34815" calcext:value-type="float">
            <text:p>1508113874.3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647673021" calcext:value-type="float">
            <text:p>0.356647673021</text:p>
          </table:table-cell>
          <table:table-cell office:value-type="float" office:value="1508114553.90908" calcext:value-type="float">
            <text:p>1508114553.909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606950462" calcext:value-type="float">
            <text:p>0.356606950462</text:p>
          </table:table-cell>
          <table:table-cell office:value-type="float" office:value="1508114165.22681" calcext:value-type="float">
            <text:p>1508114165.226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356433930026" calcext:value-type="float">
            <text:p>0.356433930026</text:p>
          </table:table-cell>
          <table:table-cell office:value-type="float" office:value="0.356408097586" calcext:value-type="float">
            <text:p>0.356408097586</text:p>
          </table:table-cell>
          <table:table-cell office:value-type="float" office:value="0.356428763538" calcext:value-type="float">
            <text:p>0.356428763538</text:p>
          </table:table-cell>
          <table:table-cell office:value-type="float" office:value="0.356433930026" calcext:value-type="float">
            <text:p>0.356433930026</text:p>
          </table:table-cell>
          <table:table-cell office:value-type="float" office:value="1508113449.91746" calcext:value-type="float">
            <text:p>1508113449.917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392600613" calcext:value-type="float">
            <text:p>0.356392600613</text:p>
          </table:table-cell>
          <table:table-cell office:value-type="float" office:value="1508116518.35633" calcext:value-type="float">
            <text:p>1508116518.356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353954818" calcext:value-type="float">
            <text:p>0.356353954818</text:p>
          </table:table-cell>
          <table:table-cell office:value-type="float" office:value="1508115947.14345" calcext:value-type="float">
            <text:p>1508115947.1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5613226517" calcext:value-type="float">
            <text:p>0.35613226517</text:p>
          </table:table-cell>
          <table:table-cell office:value-type="float" office:value="0.356110346833" calcext:value-type="float">
            <text:p>0.356110346833</text:p>
          </table:table-cell>
          <table:table-cell office:value-type="float" office:value="0.356127881503" calcext:value-type="float">
            <text:p>0.356127881503</text:p>
          </table:table-cell>
          <table:table-cell office:value-type="float" office:value="0.35613226517" calcext:value-type="float">
            <text:p>0.35613226517</text:p>
          </table:table-cell>
          <table:table-cell office:value-type="float" office:value="1508115038.28046" calcext:value-type="float">
            <text:p>1508115038.280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356027737061" calcext:value-type="float">
            <text:p>0.356027737061</text:p>
          </table:table-cell>
          <table:table-cell office:value-type="float" office:value="0.356022601852" calcext:value-type="float">
            <text:p>0.356022601852</text:p>
          </table:table-cell>
          <table:table-cell office:value-type="float" office:value="0.356026710019" calcext:value-type="float">
            <text:p>0.356026710019</text:p>
          </table:table-cell>
          <table:table-cell office:value-type="float" office:value="0.356027737061" calcext:value-type="float">
            <text:p>0.356027737061</text:p>
          </table:table-cell>
          <table:table-cell office:value-type="float" office:value="1508115508.00477" calcext:value-type="float">
            <text:p>1508115508.0047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5771226853" calcext:value-type="float">
            <text:p>0.355771226853</text:p>
          </table:table-cell>
          <table:table-cell office:value-type="float" office:value="1508113446.84722" calcext:value-type="float">
            <text:p>1508113446.847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5703716549" calcext:value-type="float">
            <text:p>0.355703716549</text:p>
          </table:table-cell>
          <table:table-cell office:value-type="float" office:value="1508113109.02427" calcext:value-type="float">
            <text:p>1508113109.0242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rp_en_3" table:style-name="ta1">
        <table:shapes>
          <draw:frame draw:z-index="0" draw:style-name="gr1" draw:text-style-name="P1" svg:width="159.97mm" svg:height="89.74mm" svg:x="217.52mm" svg:y="0.85mm">
            <draw:object draw:notify-on-update-of-ranges="trp_en_3.A2:trp_en_3.A93 trp_en_3.C1:trp_en_3.C1 trp_en_3.C2:trp_en_3.C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5mm" svg:x="216.42mm" svg:y="92mm">
            <draw:object draw:notify-on-update-of-ranges="trp_en_3.B2:trp_en_3.B93 trp_en_3.C1:trp_en_3.C1 trp_en_3.C2:trp_en_3.C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-\-/</text:p>
          </table:table-cell>
          <table:table-cell office:value-type="float" office:value="0.389228710363" calcext:value-type="float">
            <text:p>0.389228710363</text:p>
          </table:table-cell>
          <table:table-cell office:value-type="float" office:value="0.389241516852" calcext:value-type="float">
            <text:p>0.389241516852</text:p>
          </table:table-cell>
          <table:table-cell office:value-type="float" office:value="0.389228710363" calcext:value-type="float">
            <text:p>0.389228710363</text:p>
          </table:table-cell>
          <table:table-cell office:value-type="float" office:value="1508130860.23859" calcext:value-type="float">
            <text:p>1508130860.23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7798168031" calcext:value-type="float">
            <text:p>0.387798168031</text:p>
          </table:table-cell>
          <table:table-cell office:value-type="float" office:value="1508133075.08802" calcext:value-type="float">
            <text:p>1508133075.0880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5287386184" calcext:value-type="float">
            <text:p>0.385287386184</text:p>
          </table:table-cell>
          <table:table-cell office:value-type="float" office:value="0.385258473811" calcext:value-type="float">
            <text:p>0.385258473811</text:p>
          </table:table-cell>
          <table:table-cell office:value-type="float" office:value="0.385264256285" calcext:value-type="float">
            <text:p>0.385264256285</text:p>
          </table:table-cell>
          <table:table-cell office:value-type="float" office:value="0.385258473811" calcext:value-type="float">
            <text:p>0.385258473811</text:p>
          </table:table-cell>
          <table:table-cell office:value-type="float" office:value="1508136883.83418" calcext:value-type="float">
            <text:p>1508136883.834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82706284186" calcext:value-type="float">
            <text:p>0.382706284186</text:p>
          </table:table-cell>
          <table:table-cell office:value-type="float" office:value="1508139872.23459" calcext:value-type="float">
            <text:p>1508139872.234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8157606981" calcext:value-type="float">
            <text:p>0.38157606981</text:p>
          </table:table-cell>
          <table:table-cell office:value-type="float" office:value="0.381469805601" calcext:value-type="float">
            <text:p>0.381469805601</text:p>
          </table:table-cell>
          <table:table-cell office:value-type="float" office:value="0.381491058443" calcext:value-type="float">
            <text:p>0.381491058443</text:p>
          </table:table-cell>
          <table:table-cell office:value-type="float" office:value="0.381469805601" calcext:value-type="float">
            <text:p>0.381469805601</text:p>
          </table:table-cell>
          <table:table-cell office:value-type="float" office:value="1508132637.75037" calcext:value-type="float">
            <text:p>1508132637.750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79783685488" calcext:value-type="float">
            <text:p>0.379783685488</text:p>
          </table:table-cell>
          <table:table-cell office:value-type="float" office:value="1508131235.53867" calcext:value-type="float">
            <text:p>1508131235.538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79311995448" calcext:value-type="float">
            <text:p>0.379311995448</text:p>
          </table:table-cell>
          <table:table-cell office:value-type="float" office:value="0.379296197628" calcext:value-type="float">
            <text:p>0.379296197628</text:p>
          </table:table-cell>
          <table:table-cell office:value-type="float" office:value="0.379308835884" calcext:value-type="float">
            <text:p>0.379308835884</text:p>
          </table:table-cell>
          <table:table-cell office:value-type="float" office:value="0.379311995448" calcext:value-type="float">
            <text:p>0.379311995448</text:p>
          </table:table-cell>
          <table:table-cell office:value-type="float" office:value="1508126420.50701" calcext:value-type="float">
            <text:p>1508126420.507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7835274808" calcext:value-type="float">
            <text:p>0.37835274808</text:p>
          </table:table-cell>
          <table:table-cell office:value-type="float" office:value="1508126745.81492" calcext:value-type="float">
            <text:p>1508126745.8149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6882237264" calcext:value-type="float">
            <text:p>0.376882237264</text:p>
          </table:table-cell>
          <table:table-cell office:value-type="float" office:value="0.376845278644" calcext:value-type="float">
            <text:p>0.376845278644</text:p>
          </table:table-cell>
          <table:table-cell office:value-type="float" office:value="0.376852670368" calcext:value-type="float">
            <text:p>0.376852670368</text:p>
          </table:table-cell>
          <table:table-cell office:value-type="float" office:value="0.376845278644" calcext:value-type="float">
            <text:p>0.376845278644</text:p>
          </table:table-cell>
          <table:table-cell office:value-type="float" office:value="1508135993.9013" calcext:value-type="float">
            <text:p>1508135993.90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373346750499" calcext:value-type="float">
            <text:p>0.373346750499</text:p>
          </table:table-cell>
          <table:table-cell office:value-type="float" office:value="0.373131116083" calcext:value-type="float">
            <text:p>0.373131116083</text:p>
          </table:table-cell>
          <table:table-cell office:value-type="float" office:value="0.373174242966" calcext:value-type="float">
            <text:p>0.373174242966</text:p>
          </table:table-cell>
          <table:table-cell office:value-type="float" office:value="0.373131116083" calcext:value-type="float">
            <text:p>0.373131116083</text:p>
          </table:table-cell>
          <table:table-cell office:value-type="float" office:value="1508143689.43219" calcext:value-type="float">
            <text:p>1508143689.432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2533590021" calcext:value-type="float">
            <text:p>0.372533590021</text:p>
          </table:table-cell>
          <table:table-cell office:value-type="float" office:value="1508139487.09908" calcext:value-type="float">
            <text:p>1508139487.09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68651469692" calcext:value-type="float">
            <text:p>0.368651469692</text:p>
          </table:table-cell>
          <table:table-cell office:value-type="float" office:value="0.368585660433" calcext:value-type="float">
            <text:p>0.368585660433</text:p>
          </table:table-cell>
          <table:table-cell office:value-type="float" office:value="0.36863830784" calcext:value-type="float">
            <text:p>0.36863830784</text:p>
          </table:table-cell>
          <table:table-cell office:value-type="float" office:value="0.368651469692" calcext:value-type="float">
            <text:p>0.368651469692</text:p>
          </table:table-cell>
          <table:table-cell office:value-type="float" office:value="1508131095.61747" calcext:value-type="float">
            <text:p>1508131095.617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8482543018" calcext:value-type="float">
            <text:p>0.368482543018</text:p>
          </table:table-cell>
          <table:table-cell office:value-type="float" office:value="1508149130.31595" calcext:value-type="float">
            <text:p>1508149130.3159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66133589217" calcext:value-type="float">
            <text:p>0.366133589217</text:p>
          </table:table-cell>
          <table:table-cell office:value-type="float" office:value="1508135332.49548" calcext:value-type="float">
            <text:p>1508135332.4954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62433600931" calcext:value-type="float">
            <text:p>0.362433600931</text:p>
          </table:table-cell>
          <table:table-cell office:value-type="float" office:value="1508125657.10035" calcext:value-type="float">
            <text:p>1508125657.100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61027538693" calcext:value-type="float">
            <text:p>0.361027538693</text:p>
          </table:table-cell>
          <table:table-cell office:value-type="float" office:value="1508153765.52318" calcext:value-type="float">
            <text:p>1508153765.523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60813795211" calcext:value-type="float">
            <text:p>0.360813795211</text:p>
          </table:table-cell>
          <table:table-cell office:value-type="float" office:value="0.36077132773" calcext:value-type="float">
            <text:p>0.36077132773</text:p>
          </table:table-cell>
          <table:table-cell office:value-type="float" office:value="0.360805301715" calcext:value-type="float">
            <text:p>0.360805301715</text:p>
          </table:table-cell>
          <table:table-cell office:value-type="float" office:value="0.360813795211" calcext:value-type="float">
            <text:p>0.360813795211</text:p>
          </table:table-cell>
          <table:table-cell office:value-type="float" office:value="1508139631.75606" calcext:value-type="float">
            <text:p>1508139631.756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60794774336" calcext:value-type="float">
            <text:p>0.360794774336</text:p>
          </table:table-cell>
          <table:table-cell office:value-type="float" office:value="0.360754333731" calcext:value-type="float">
            <text:p>0.360754333731</text:p>
          </table:table-cell>
          <table:table-cell office:value-type="float" office:value="0.360762421852" calcext:value-type="float">
            <text:p>0.360762421852</text:p>
          </table:table-cell>
          <table:table-cell office:value-type="float" office:value="0.360754333731" calcext:value-type="float">
            <text:p>0.360754333731</text:p>
          </table:table-cell>
          <table:table-cell office:value-type="float" office:value="1508144338.80613" calcext:value-type="float">
            <text:p>1508144338.806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58844464801" calcext:value-type="float">
            <text:p>0.358844464801</text:p>
          </table:table-cell>
          <table:table-cell office:value-type="float" office:value="0.358740895112" calcext:value-type="float">
            <text:p>0.358740895112</text:p>
          </table:table-cell>
          <table:table-cell office:value-type="float" office:value="0.358823750863" calcext:value-type="float">
            <text:p>0.358823750863</text:p>
          </table:table-cell>
          <table:table-cell office:value-type="float" office:value="0.358844464801" calcext:value-type="float">
            <text:p>0.358844464801</text:p>
          </table:table-cell>
          <table:table-cell office:value-type="float" office:value="1508130836.66769" calcext:value-type="float">
            <text:p>1508130836.667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7706689602" calcext:value-type="float">
            <text:p>0.357706689602</text:p>
          </table:table-cell>
          <table:table-cell office:value-type="float" office:value="1508159849.41851" calcext:value-type="float">
            <text:p>1508159849.418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7619993334" calcext:value-type="float">
            <text:p>0.357619993334</text:p>
          </table:table-cell>
          <table:table-cell office:value-type="float" office:value="1508132548.63564" calcext:value-type="float">
            <text:p>1508132548.635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5752007252" calcext:value-type="float">
            <text:p>0.35752007252</text:p>
          </table:table-cell>
          <table:table-cell office:value-type="float" office:value="1508136408.0429" calcext:value-type="float">
            <text:p>1508136408.04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357407207767" calcext:value-type="float">
            <text:p>0.357407207767</text:p>
          </table:table-cell>
          <table:table-cell office:value-type="float" office:value="0.357318562454" calcext:value-type="float">
            <text:p>0.357318562454</text:p>
          </table:table-cell>
          <table:table-cell office:value-type="float" office:value="0.357389478704" calcext:value-type="float">
            <text:p>0.357389478704</text:p>
          </table:table-cell>
          <table:table-cell office:value-type="float" office:value="0.357407207767" calcext:value-type="float">
            <text:p>0.357407207767</text:p>
          </table:table-cell>
          <table:table-cell office:value-type="float" office:value="1508144908.00033" calcext:value-type="float">
            <text:p>1508144908.000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7370215468" calcext:value-type="float">
            <text:p>0.357370215468</text:p>
          </table:table-cell>
          <table:table-cell office:value-type="float" office:value="1508126114.05871" calcext:value-type="float">
            <text:p>1508126114.05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5718381459" calcext:value-type="float">
            <text:p>0.35718381459</text:p>
          </table:table-cell>
          <table:table-cell office:value-type="float" office:value="1508134991.28836" calcext:value-type="float">
            <text:p>1508134991.288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716307696" calcext:value-type="float">
            <text:p>0.35716307696</text:p>
          </table:table-cell>
          <table:table-cell office:value-type="float" office:value="1508140171.85667" calcext:value-type="float">
            <text:p>1508140171.8566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6652060981" calcext:value-type="float">
            <text:p>0.356652060981</text:p>
          </table:table-cell>
          <table:table-cell office:value-type="float" office:value="1508132205.39038" calcext:value-type="float">
            <text:p>1508132205.390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56275930209" calcext:value-type="float">
            <text:p>0.356275930209</text:p>
          </table:table-cell>
          <table:table-cell office:value-type="float" office:value="0.356215548342" calcext:value-type="float">
            <text:p>0.356215548342</text:p>
          </table:table-cell>
          <table:table-cell office:value-type="float" office:value="0.356227624716" calcext:value-type="float">
            <text:p>0.356227624716</text:p>
          </table:table-cell>
          <table:table-cell office:value-type="float" office:value="0.356215548342" calcext:value-type="float">
            <text:p>0.356215548342</text:p>
          </table:table-cell>
          <table:table-cell office:value-type="float" office:value="1508125663.72991" calcext:value-type="float">
            <text:p>1508125663.729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5779490979" calcext:value-type="float">
            <text:p>0.355779490979</text:p>
          </table:table-cell>
          <table:table-cell office:value-type="float" office:value="1508124765.23469" calcext:value-type="float">
            <text:p>1508124765.234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55272231389" calcext:value-type="float">
            <text:p>0.355272231389</text:p>
          </table:table-cell>
          <table:table-cell office:value-type="float" office:value="1508132049.53412" calcext:value-type="float">
            <text:p>1508132049.534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5207941888" calcext:value-type="float">
            <text:p>0.355207941888</text:p>
          </table:table-cell>
          <table:table-cell office:value-type="float" office:value="1508132401.63796" calcext:value-type="float">
            <text:p>1508132401.637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4873030674" calcext:value-type="float">
            <text:p>0.354873030674</text:p>
          </table:table-cell>
          <table:table-cell office:value-type="float" office:value="1508140753.77239" calcext:value-type="float">
            <text:p>1508140753.772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54840525124" calcext:value-type="float">
            <text:p>0.354840525124</text:p>
          </table:table-cell>
          <table:table-cell office:value-type="float" office:value="1508144583.85786" calcext:value-type="float">
            <text:p>1508144583.857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54819453599" calcext:value-type="float">
            <text:p>0.354819453599</text:p>
          </table:table-cell>
          <table:table-cell office:value-type="float" office:value="0.354797122907" calcext:value-type="float">
            <text:p>0.354797122907</text:p>
          </table:table-cell>
          <table:table-cell office:value-type="float" office:value="0.354814987461" calcext:value-type="float">
            <text:p>0.354814987461</text:p>
          </table:table-cell>
          <table:table-cell office:value-type="float" office:value="0.354819453599" calcext:value-type="float">
            <text:p>0.354819453599</text:p>
          </table:table-cell>
          <table:table-cell office:value-type="float" office:value="1508135981.4815" calcext:value-type="float">
            <text:p>1508135981.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53068342258" calcext:value-type="float">
            <text:p>0.353068342258</text:p>
          </table:table-cell>
          <table:table-cell office:value-type="float" office:value="1508126415.12976" calcext:value-type="float">
            <text:p>1508126415.129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52498441114" calcext:value-type="float">
            <text:p>0.352498441114</text:p>
          </table:table-cell>
          <table:table-cell office:value-type="float" office:value="1508140505.48699" calcext:value-type="float">
            <text:p>1508140505.486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52201794257" calcext:value-type="float">
            <text:p>0.352201794257</text:p>
          </table:table-cell>
          <table:table-cell office:value-type="float" office:value="1508131151.52118" calcext:value-type="float">
            <text:p>1508131151.521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351034823101" calcext:value-type="float">
            <text:p>0.351034823101</text:p>
          </table:table-cell>
          <table:table-cell office:value-type="float" office:value="0.351008908044" calcext:value-type="float">
            <text:p>0.351008908044</text:p>
          </table:table-cell>
          <table:table-cell office:value-type="float" office:value="0.35102964009" calcext:value-type="float">
            <text:p>0.35102964009</text:p>
          </table:table-cell>
          <table:table-cell office:value-type="float" office:value="0.351034823101" calcext:value-type="float">
            <text:p>0.351034823101</text:p>
          </table:table-cell>
          <table:table-cell office:value-type="float" office:value="1508148357.11133" calcext:value-type="float">
            <text:p>1508148357.1113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50954334687" calcext:value-type="float">
            <text:p>0.350954334687</text:p>
          </table:table-cell>
          <table:table-cell office:value-type="float" office:value="0.350901389363" calcext:value-type="float">
            <text:p>0.350901389363</text:p>
          </table:table-cell>
          <table:table-cell office:value-type="float" office:value="0.350911978428" calcext:value-type="float">
            <text:p>0.350911978428</text:p>
          </table:table-cell>
          <table:table-cell office:value-type="float" office:value="0.350901389363" calcext:value-type="float">
            <text:p>0.350901389363</text:p>
          </table:table-cell>
          <table:table-cell office:value-type="float" office:value="1508130735.03099" calcext:value-type="float">
            <text:p>1508130735.0309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50312384901" calcext:value-type="float">
            <text:p>0.350312384901</text:p>
          </table:table-cell>
          <table:table-cell office:value-type="float" office:value="0.350261766134" calcext:value-type="float">
            <text:p>0.350261766134</text:p>
          </table:table-cell>
          <table:table-cell office:value-type="float" office:value="0.350302261148" calcext:value-type="float">
            <text:p>0.350302261148</text:p>
          </table:table-cell>
          <table:table-cell office:value-type="float" office:value="0.350312384901" calcext:value-type="float">
            <text:p>0.350312384901</text:p>
          </table:table-cell>
          <table:table-cell office:value-type="float" office:value="1508125834.68291" calcext:value-type="float">
            <text:p>1508125834.682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49618427528" calcext:value-type="float">
            <text:p>0.349618427528</text:p>
          </table:table-cell>
          <table:table-cell office:value-type="float" office:value="1508142893.3425" calcext:value-type="float">
            <text:p>1508142893.3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9132901111" calcext:value-type="float">
            <text:p>0.349132901111</text:p>
          </table:table-cell>
          <table:table-cell office:value-type="float" office:value="1508149343.09722" calcext:value-type="float">
            <text:p>1508149343.097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8652525781" calcext:value-type="float">
            <text:p>0.348652525781</text:p>
          </table:table-cell>
          <table:table-cell office:value-type="float" office:value="1508149185.41117" calcext:value-type="float">
            <text:p>1508149185.4111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48569690003" calcext:value-type="float">
            <text:p>0.348569690003</text:p>
          </table:table-cell>
          <table:table-cell office:value-type="float" office:value="1508131533.74291" calcext:value-type="float">
            <text:p>1508131533.742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48474452507" calcext:value-type="float">
            <text:p>0.348474452507</text:p>
          </table:table-cell>
          <table:table-cell office:value-type="float" office:value="1508145011.77434" calcext:value-type="float">
            <text:p>1508145011.774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7707037267" calcext:value-type="float">
            <text:p>0.347707037267</text:p>
          </table:table-cell>
          <table:table-cell office:value-type="float" office:value="1508154113.93328" calcext:value-type="float">
            <text:p>1508154113.933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346811025465" calcext:value-type="float">
            <text:p>0.346811025465</text:p>
          </table:table-cell>
          <table:table-cell office:value-type="float" office:value="0.346787981112" calcext:value-type="float">
            <text:p>0.346787981112</text:p>
          </table:table-cell>
          <table:table-cell office:value-type="float" office:value="0.346792589982" calcext:value-type="float">
            <text:p>0.346792589982</text:p>
          </table:table-cell>
          <table:table-cell office:value-type="float" office:value="0.346787981112" calcext:value-type="float">
            <text:p>0.346787981112</text:p>
          </table:table-cell>
          <table:table-cell office:value-type="float" office:value="1508149492.34252" calcext:value-type="float">
            <text:p>1508149492.3425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637667203" calcext:value-type="float">
            <text:p>0.34637667203</text:p>
          </table:table-cell>
          <table:table-cell office:value-type="float" office:value="1508136171.03209" calcext:value-type="float">
            <text:p>1508136171.032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46337421434" calcext:value-type="float">
            <text:p>0.346337421434</text:p>
          </table:table-cell>
          <table:table-cell office:value-type="float" office:value="1508135444.4089" calcext:value-type="float">
            <text:p>1508135444.40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6254993981" calcext:value-type="float">
            <text:p>0.346254993981</text:p>
          </table:table-cell>
          <table:table-cell office:value-type="float" office:value="1508148553.25801" calcext:value-type="float">
            <text:p>1508148553.258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5916506259" calcext:value-type="float">
            <text:p>0.345916506259</text:p>
          </table:table-cell>
          <table:table-cell office:value-type="float" office:value="1508160196.47486" calcext:value-type="float">
            <text:p>1508160196.474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office:value-type="float" office:value="0.343621468634" calcext:value-type="float">
            <text:p>0.343621468634</text:p>
          </table:table-cell>
          <table:table-cell office:value-type="float" office:value="0.343609613178" calcext:value-type="float">
            <text:p>0.343609613178</text:p>
          </table:table-cell>
          <table:table-cell office:value-type="float" office:value="0.343619097542" calcext:value-type="float">
            <text:p>0.343619097542</text:p>
          </table:table-cell>
          <table:table-cell office:value-type="float" office:value="0.343621468634" calcext:value-type="float">
            <text:p>0.343621468634</text:p>
          </table:table-cell>
          <table:table-cell office:value-type="float" office:value="1508152937.32456" calcext:value-type="float">
            <text:p>1508152937.324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3598814398" calcext:value-type="float">
            <text:p>0.343598814398</text:p>
          </table:table-cell>
          <table:table-cell office:value-type="float" office:value="1508153685.00154" calcext:value-type="float">
            <text:p>1508153685.001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303328324" calcext:value-type="float">
            <text:p>0.34303328324</text:p>
          </table:table-cell>
          <table:table-cell office:value-type="float" office:value="1508126856.56429" calcext:value-type="float">
            <text:p>1508126856.564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2431220658" calcext:value-type="float">
            <text:p>0.342431220658</text:p>
          </table:table-cell>
          <table:table-cell office:value-type="float" office:value="1508154281.96814" calcext:value-type="float">
            <text:p>1508154281.968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342382955881" calcext:value-type="float">
            <text:p>0.342382955881</text:p>
          </table:table-cell>
          <table:table-cell office:value-type="float" office:value="1508124791.35385" calcext:value-type="float">
            <text:p>1508124791.353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2131858843" calcext:value-type="float">
            <text:p>0.342131858843</text:p>
          </table:table-cell>
          <table:table-cell office:value-type="float" office:value="1508140439.80823" calcext:value-type="float">
            <text:p>1508140439.808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342042002181" calcext:value-type="float">
            <text:p>0.342042002181</text:p>
          </table:table-cell>
          <table:table-cell office:value-type="float" office:value="0.341967648294" calcext:value-type="float">
            <text:p>0.341967648294</text:p>
          </table:table-cell>
          <table:table-cell office:value-type="float" office:value="0.342027131403" calcext:value-type="float">
            <text:p>0.342027131403</text:p>
          </table:table-cell>
          <table:table-cell office:value-type="float" office:value="0.342042002181" calcext:value-type="float">
            <text:p>0.342042002181</text:p>
          </table:table-cell>
          <table:table-cell office:value-type="float" office:value="1508159297.78941" calcext:value-type="float">
            <text:p>1508159297.789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1968124459" calcext:value-type="float">
            <text:p>0.341968124459</text:p>
          </table:table-cell>
          <table:table-cell office:value-type="float" office:value="1508139417.72007" calcext:value-type="float">
            <text:p>1508139417.7200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41591953336" calcext:value-type="float">
            <text:p>0.341591953336</text:p>
          </table:table-cell>
          <table:table-cell office:value-type="float" office:value="1508140178.38859" calcext:value-type="float">
            <text:p>1508140178.38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9039670307" calcext:value-type="float">
            <text:p>0.339039670307</text:p>
          </table:table-cell>
          <table:table-cell office:value-type="float" office:value="1508159572.64646" calcext:value-type="float">
            <text:p>1508159572.646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8657114932" calcext:value-type="float">
            <text:p>0.338657114932</text:p>
          </table:table-cell>
          <table:table-cell office:value-type="float" office:value="1508158940.5647" calcext:value-type="float">
            <text:p>1508158940.56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6303240089" calcext:value-type="float">
            <text:p>0.336303240089</text:p>
          </table:table-cell>
          <table:table-cell office:value-type="float" office:value="1508144485.92898" calcext:value-type="float">
            <text:p>1508144485.928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6155382547" calcext:value-type="float">
            <text:p>0.336155382547</text:p>
          </table:table-cell>
          <table:table-cell office:value-type="float" office:value="1508143959.46529" calcext:value-type="float">
            <text:p>1508143959.465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5577690231" calcext:value-type="float">
            <text:p>0.335577690231</text:p>
          </table:table-cell>
          <table:table-cell office:value-type="float" office:value="1508143441.39782" calcext:value-type="float">
            <text:p>1508143441.397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4489912063" calcext:value-type="float">
            <text:p>0.334489912063</text:p>
          </table:table-cell>
          <table:table-cell office:value-type="float" office:value="1508148844.48263" calcext:value-type="float">
            <text:p>1508148844.482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4368068413" calcext:value-type="float">
            <text:p>0.334368068413</text:p>
          </table:table-cell>
          <table:table-cell office:value-type="float" office:value="1508148151.19801" calcext:value-type="float">
            <text:p>1508148151.198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3037309047" calcext:value-type="float">
            <text:p>0.333037309047</text:p>
          </table:table-cell>
          <table:table-cell office:value-type="float" office:value="1508147783.10078" calcext:value-type="float">
            <text:p>1508147783.100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2876927101" calcext:value-type="float">
            <text:p>0.332876927101</text:p>
          </table:table-cell>
          <table:table-cell office:value-type="float" office:value="1508143366.49791" calcext:value-type="float">
            <text:p>1508143366.49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2780340947" calcext:value-type="float">
            <text:p>0.332780340947</text:p>
          </table:table-cell>
          <table:table-cell office:value-type="float" office:value="1508147500.35608" calcext:value-type="float">
            <text:p>1508147500.356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330227331809" calcext:value-type="float">
            <text:p>0.330227331809</text:p>
          </table:table-cell>
          <table:table-cell office:value-type="float" office:value="0.33017856911" calcext:value-type="float">
            <text:p>0.33017856911</text:p>
          </table:table-cell>
          <table:table-cell office:value-type="float" office:value="0.330188321649" calcext:value-type="float">
            <text:p>0.330188321649</text:p>
          </table:table-cell>
          <table:table-cell office:value-type="float" office:value="0.33017856911" calcext:value-type="float">
            <text:p>0.33017856911</text:p>
          </table:table-cell>
          <table:table-cell office:value-type="float" office:value="1508153111.35216" calcext:value-type="float">
            <text:p>1508153111.352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9080558804" calcext:value-type="float">
            <text:p>0.329080558804</text:p>
          </table:table-cell>
          <table:table-cell office:value-type="float" office:value="1508152910.76794" calcext:value-type="float">
            <text:p>1508152910.767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28432715581" calcext:value-type="float">
            <text:p>0.328432715581</text:p>
          </table:table-cell>
          <table:table-cell office:value-type="float" office:value="1508131872.39846" calcext:value-type="float">
            <text:p>1508131872.398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8054052678" calcext:value-type="float">
            <text:p>0.328054052678</text:p>
          </table:table-cell>
          <table:table-cell office:value-type="float" office:value="1508153411.27497" calcext:value-type="float">
            <text:p>1508153411.274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327981349001" calcext:value-type="float">
            <text:p>0.327981349001</text:p>
          </table:table-cell>
          <table:table-cell office:value-type="float" office:value="0.32796750263" calcext:value-type="float">
            <text:p>0.32796750263</text:p>
          </table:table-cell>
          <table:table-cell office:value-type="float" office:value="0.327978579727" calcext:value-type="float">
            <text:p>0.327978579727</text:p>
          </table:table-cell>
          <table:table-cell office:value-type="float" office:value="0.327981349001" calcext:value-type="float">
            <text:p>0.327981349001</text:p>
          </table:table-cell>
          <table:table-cell office:value-type="float" office:value="1508159569.312" calcext:value-type="float">
            <text:p>1508159569.3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7821630517" calcext:value-type="float">
            <text:p>0.327821630517</text:p>
          </table:table-cell>
          <table:table-cell office:value-type="float" office:value="1508152336.11059" calcext:value-type="float">
            <text:p>1508152336.110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26818066592" calcext:value-type="float">
            <text:p>0.326818066592</text:p>
          </table:table-cell>
          <table:table-cell office:value-type="float" office:value="1508132317.56704" calcext:value-type="float">
            <text:p>1508132317.567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884728722" calcext:value-type="float">
            <text:p>0.325884728722</text:p>
          </table:table-cell>
          <table:table-cell office:value-type="float" office:value="1508157971.00406" calcext:value-type="float">
            <text:p>1508157971.004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2561643165" calcext:value-type="float">
            <text:p>0.32561643165</text:p>
          </table:table-cell>
          <table:table-cell office:value-type="float" office:value="1508159224.34735" calcext:value-type="float">
            <text:p>1508159224.347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324239344489" calcext:value-type="float">
            <text:p>0.324239344489</text:p>
          </table:table-cell>
          <table:table-cell office:value-type="float" office:value="0.324178857564" calcext:value-type="float">
            <text:p>0.324178857564</text:p>
          </table:table-cell>
          <table:table-cell office:value-type="float" office:value="0.324227247104" calcext:value-type="float">
            <text:p>0.324227247104</text:p>
          </table:table-cell>
          <table:table-cell office:value-type="float" office:value="0.324239344489" calcext:value-type="float">
            <text:p>0.324239344489</text:p>
          </table:table-cell>
          <table:table-cell office:value-type="float" office:value="1508157455.77303" calcext:value-type="float">
            <text:p>1508157455.773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23972180933" calcext:value-type="float">
            <text:p>0.323972180933</text:p>
          </table:table-cell>
          <table:table-cell office:value-type="float" office:value="1508125201.65464" calcext:value-type="float">
            <text:p>1508125201.6546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316587890178" calcext:value-type="float">
            <text:p>0.316587890178</text:p>
          </table:table-cell>
          <table:table-cell office:value-type="float" office:value="0.316494013659" calcext:value-type="float">
            <text:p>0.316494013659</text:p>
          </table:table-cell>
          <table:table-cell office:value-type="float" office:value="0.316569114874" calcext:value-type="float">
            <text:p>0.316569114874</text:p>
          </table:table-cell>
          <table:table-cell office:value-type="float" office:value="0.316587890178" calcext:value-type="float">
            <text:p>0.316587890178</text:p>
          </table:table-cell>
          <table:table-cell office:value-type="float" office:value="1508151142.59898" calcext:value-type="float">
            <text:p>1508151142.598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16065877897" calcext:value-type="float">
            <text:p>0.316065877897</text:p>
          </table:table-cell>
          <table:table-cell office:value-type="float" office:value="1508154565.32639" calcext:value-type="float">
            <text:p>1508154565.326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15916918318" calcext:value-type="float">
            <text:p>0.315916918318</text:p>
          </table:table-cell>
          <table:table-cell office:value-type="float" office:value="1508144453.51198" calcext:value-type="float">
            <text:p>1508144453.511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4637186607" calcext:value-type="float">
            <text:p>0.314637186607</text:p>
          </table:table-cell>
          <table:table-cell office:value-type="float" office:value="1508156379.86844" calcext:value-type="float">
            <text:p>1508156379.868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14205387752" calcext:value-type="float">
            <text:p>0.314205387752</text:p>
          </table:table-cell>
          <table:table-cell office:value-type="float" office:value="0.314134189531" calcext:value-type="float">
            <text:p>0.314134189531</text:p>
          </table:table-cell>
          <table:table-cell office:value-type="float" office:value="0.314191148108" calcext:value-type="float">
            <text:p>0.314191148108</text:p>
          </table:table-cell>
          <table:table-cell office:value-type="float" office:value="0.314205387752" calcext:value-type="float">
            <text:p>0.314205387752</text:p>
          </table:table-cell>
          <table:table-cell office:value-type="float" office:value="1508136582.7927" calcext:value-type="float">
            <text:p>1508136582.79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3504049977" calcext:value-type="float">
            <text:p>0.313504049977</text:p>
          </table:table-cell>
          <table:table-cell office:value-type="float" office:value="1508158223.60644" calcext:value-type="float">
            <text:p>1508158223.60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12979745332" calcext:value-type="float">
            <text:p>0.312979745332</text:p>
          </table:table-cell>
          <table:table-cell office:value-type="float" office:value="1508148110.05894" calcext:value-type="float">
            <text:p>1508148110.05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312268294544" calcext:value-type="float">
            <text:p>0.312268294544</text:p>
          </table:table-cell>
          <table:table-cell office:value-type="float" office:value="0.312210138747" calcext:value-type="float">
            <text:p>0.312210138747</text:p>
          </table:table-cell>
          <table:table-cell office:value-type="float" office:value="0.312221769907" calcext:value-type="float">
            <text:p>0.312221769907</text:p>
          </table:table-cell>
          <table:table-cell office:value-type="float" office:value="0.312210138747" calcext:value-type="float">
            <text:p>0.312210138747</text:p>
          </table:table-cell>
          <table:table-cell office:value-type="float" office:value="1508138825.56508" calcext:value-type="float">
            <text:p>1508138825.565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309197108819" calcext:value-type="float">
            <text:p>0.309197108819</text:p>
          </table:table-cell>
          <table:table-cell office:value-type="float" office:value="0.309184572688" calcext:value-type="float">
            <text:p>0.309184572688</text:p>
          </table:table-cell>
          <table:table-cell office:value-type="float" office:value="0.309194601593" calcext:value-type="float">
            <text:p>0.309194601593</text:p>
          </table:table-cell>
          <table:table-cell office:value-type="float" office:value="0.309197108819" calcext:value-type="float">
            <text:p>0.309197108819</text:p>
          </table:table-cell>
          <table:table-cell office:value-type="float" office:value="1508154815.86242" calcext:value-type="float">
            <text:p>1508154815.862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06564051582" calcext:value-type="float">
            <text:p>0.306564051582</text:p>
          </table:table-cell>
          <table:table-cell office:value-type="float" office:value="1508160224.37422" calcext:value-type="float">
            <text:p>1508160224.374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02161018946" calcext:value-type="float">
            <text:p>0.302161018946</text:p>
          </table:table-cell>
          <table:table-cell office:value-type="float" office:value="0.302158805636" calcext:value-type="float">
            <text:p>0.302158805636</text:p>
          </table:table-cell>
          <table:table-cell office:value-type="float" office:value="0.302160576284" calcext:value-type="float">
            <text:p>0.302160576284</text:p>
          </table:table-cell>
          <table:table-cell office:value-type="float" office:value="0.302161018946" calcext:value-type="float">
            <text:p>0.302161018946</text:p>
          </table:table-cell>
          <table:table-cell office:value-type="float" office:value="1508156063.13531" calcext:value-type="float">
            <text:p>1508156063.1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rp_en_4" table:style-name="ta1">
        <table:shapes>
          <draw:frame draw:z-index="0" draw:style-name="gr1" draw:text-style-name="P1" svg:width="159.97mm" svg:height="89.74mm" svg:x="245.05mm" svg:y="1.98mm">
            <draw:object draw:notify-on-update-of-ranges="trp_en_4.A2:trp_en_4.A93 trp_en_4.C1:trp_en_4.C1 trp_en_4.C2:trp_en_4.C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89.74mm" svg:x="244.78mm" svg:y="93.7mm">
            <draw:object draw:notify-on-update-of-ranges="trp_en_4.B2:trp_en_4.B93 trp_en_4.C1:trp_en_4.C1 trp_en_4.C2:trp_en_4.C9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75187762042" calcext:value-type="float">
            <text:p>0.375187762042</text:p>
          </table:table-cell>
          <table:table-cell office:value-type="float" office:value="1508180837.34075" calcext:value-type="float">
            <text:p>1508180837.340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4180999889" calcext:value-type="float">
            <text:p>0.364180999889</text:p>
          </table:table-cell>
          <table:table-cell office:value-type="float" office:value="1508178582.15575" calcext:value-type="float">
            <text:p>1508178582.155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63754011699" calcext:value-type="float">
            <text:p>0.363754011699</text:p>
          </table:table-cell>
          <table:table-cell office:value-type="float" office:value="1508181349.48415" calcext:value-type="float">
            <text:p>1508181349.484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8821114112" calcext:value-type="float">
            <text:p>0.358821114112</text:p>
          </table:table-cell>
          <table:table-cell office:value-type="float" office:value="1508181049.59256" calcext:value-type="float">
            <text:p>1508181049.592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871676631" calcext:value-type="float">
            <text:p>0.35871676631</text:p>
          </table:table-cell>
          <table:table-cell office:value-type="float" office:value="1508178247.65387" calcext:value-type="float">
            <text:p>1508178247.65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78580425" calcext:value-type="float">
            <text:p>0.3578580425</text:p>
          </table:table-cell>
          <table:table-cell office:value-type="float" office:value="1508180847.18302" calcext:value-type="float">
            <text:p>1508180847.183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7073632872" calcext:value-type="float">
            <text:p>0.357073632872</text:p>
          </table:table-cell>
          <table:table-cell office:value-type="float" office:value="1508183362.83071" calcext:value-type="float">
            <text:p>1508183362.8307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6155538081" calcext:value-type="float">
            <text:p>0.356155538081</text:p>
          </table:table-cell>
          <table:table-cell office:value-type="float" office:value="1508183858.99245" calcext:value-type="float">
            <text:p>1508183858.992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4739149999" calcext:value-type="float">
            <text:p>0.354739149999</text:p>
          </table:table-cell>
          <table:table-cell office:value-type="float" office:value="1508183707.50829" calcext:value-type="float">
            <text:p>1508183707.508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0537411994" calcext:value-type="float">
            <text:p>0.350537411994</text:p>
          </table:table-cell>
          <table:table-cell office:value-type="float" office:value="1508178782.88559" calcext:value-type="float">
            <text:p>1508178782.885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9016726475" calcext:value-type="float">
            <text:p>0.349016726475</text:p>
          </table:table-cell>
          <table:table-cell office:value-type="float" office:value="1508184202.36316" calcext:value-type="float">
            <text:p>1508184202.363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6388378674" calcext:value-type="float">
            <text:p>0.346388378674</text:p>
          </table:table-cell>
          <table:table-cell office:value-type="float" office:value="1508183115.54259" calcext:value-type="float">
            <text:p>1508183115.542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1416739192" calcext:value-type="float">
            <text:p>0.341416739192</text:p>
          </table:table-cell>
          <table:table-cell office:value-type="float" office:value="1508178664.87459" calcext:value-type="float">
            <text:p>1508178664.874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40442008979" calcext:value-type="float">
            <text:p>0.340442008979</text:p>
          </table:table-cell>
          <table:table-cell office:value-type="float" office:value="1508178613.54136" calcext:value-type="float">
            <text:p>1508178613.541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9036932168" calcext:value-type="float">
            <text:p>0.339036932168</text:p>
          </table:table-cell>
          <table:table-cell office:value-type="float" office:value="1508176668.0494" calcext:value-type="float">
            <text:p>1508176668.04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3048712206" calcext:value-type="float">
            <text:p>0.333048712206</text:p>
          </table:table-cell>
          <table:table-cell office:value-type="float" office:value="1508177825.46317" calcext:value-type="float">
            <text:p>1508177825.463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32155225789" calcext:value-type="float">
            <text:p>0.332155225789</text:p>
          </table:table-cell>
          <table:table-cell office:value-type="float" office:value="1508180294.60101" calcext:value-type="float">
            <text:p>1508180294.6010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0966468067" calcext:value-type="float">
            <text:p>0.330966468067</text:p>
          </table:table-cell>
          <table:table-cell office:value-type="float" office:value="1508175932.46744" calcext:value-type="float">
            <text:p>1508175932.467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0798789702" calcext:value-type="float">
            <text:p>0.330798789702</text:p>
          </table:table-cell>
          <table:table-cell office:value-type="float" office:value="1508176432.59672" calcext:value-type="float">
            <text:p>1508176432.596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30423199343" calcext:value-type="float">
            <text:p>0.330423199343</text:p>
          </table:table-cell>
          <table:table-cell office:value-type="float" office:value="1508183522.92659" calcext:value-type="float">
            <text:p>1508183522.926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9365801279" calcext:value-type="float">
            <text:p>0.329365801279</text:p>
          </table:table-cell>
          <table:table-cell office:value-type="float" office:value="1508176322.23818" calcext:value-type="float">
            <text:p>1508176322.238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6268749004" calcext:value-type="float">
            <text:p>0.326268749004</text:p>
          </table:table-cell>
          <table:table-cell office:value-type="float" office:value="1508176258.14902" calcext:value-type="float">
            <text:p>1508176258.149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24903906646" calcext:value-type="float">
            <text:p>0.324903906646</text:p>
          </table:table-cell>
          <table:table-cell office:value-type="float" office:value="1508180540.69705" calcext:value-type="float">
            <text:p>1508180540.697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24356133726" calcext:value-type="float">
            <text:p>0.324356133726</text:p>
          </table:table-cell>
          <table:table-cell office:value-type="float" office:value="1508176447.977" calcext:value-type="float">
            <text:p>1508176447.9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14995088593" calcext:value-type="float">
            <text:p>0.314995088593</text:p>
          </table:table-cell>
          <table:table-cell office:value-type="float" office:value="1508174292.5992" calcext:value-type="float">
            <text:p>1508174292.599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1032870714" calcext:value-type="float">
            <text:p>0.311032870714</text:p>
          </table:table-cell>
          <table:table-cell office:value-type="float" office:value="1508183279.17272" calcext:value-type="float">
            <text:p>1508183279.172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06589021445" calcext:value-type="float">
            <text:p>0.306589021445</text:p>
          </table:table-cell>
          <table:table-cell office:value-type="float" office:value="1508174205.58952" calcext:value-type="float">
            <text:p>1508174205.589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06290432007" calcext:value-type="float">
            <text:p>0.306290432007</text:p>
          </table:table-cell>
          <table:table-cell office:value-type="float" office:value="1508180239.2651" calcext:value-type="float">
            <text:p>1508180239.26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04305878413" calcext:value-type="float">
            <text:p>0.304305878413</text:p>
          </table:table-cell>
          <table:table-cell office:value-type="float" office:value="1508174274.79346" calcext:value-type="float">
            <text:p>1508174274.7934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02904423747" calcext:value-type="float">
            <text:p>0.302904423747</text:p>
          </table:table-cell>
          <table:table-cell office:value-type="float" office:value="0.302090039197" calcext:value-type="float">
            <text:p>0.302090039197</text:p>
          </table:table-cell>
          <table:table-cell office:value-type="float" office:value="0.302741546837" calcext:value-type="float">
            <text:p>0.302741546837</text:p>
          </table:table-cell>
          <table:table-cell office:value-type="float" office:value="0.302904423747" calcext:value-type="float">
            <text:p>0.302904423747</text:p>
          </table:table-cell>
          <table:table-cell office:value-type="float" office:value="1508175721.17563" calcext:value-type="float">
            <text:p>1508175721.175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301951425911" calcext:value-type="float">
            <text:p>0.301951425911</text:p>
          </table:table-cell>
          <table:table-cell office:value-type="float" office:value="0.301936672586" calcext:value-type="float">
            <text:p>0.301936672586</text:p>
          </table:table-cell>
          <table:table-cell office:value-type="float" office:value="0.301939623251" calcext:value-type="float">
            <text:p>0.301939623251</text:p>
          </table:table-cell>
          <table:table-cell office:value-type="float" office:value="0.301936672586" calcext:value-type="float">
            <text:p>0.301936672586</text:p>
          </table:table-cell>
          <table:table-cell office:value-type="float" office:value="1508174511.68017" calcext:value-type="float">
            <text:p>1508174511.68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00580603215" calcext:value-type="float">
            <text:p>0.300580603215</text:p>
          </table:table-cell>
          <table:table-cell office:value-type="float" office:value="0.300542309536" calcext:value-type="float">
            <text:p>0.300542309536</text:p>
          </table:table-cell>
          <table:table-cell office:value-type="float" office:value="0.300572944479" calcext:value-type="float">
            <text:p>0.300572944479</text:p>
          </table:table-cell>
          <table:table-cell office:value-type="float" office:value="0.300580603215" calcext:value-type="float">
            <text:p>0.300580603215</text:p>
          </table:table-cell>
          <table:table-cell office:value-type="float" office:value="1508177938.97561" calcext:value-type="float">
            <text:p>1508177938.975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98892421216" calcext:value-type="float">
            <text:p>0.298892421216</text:p>
          </table:table-cell>
          <table:table-cell office:value-type="float" office:value="1508179990.9326" calcext:value-type="float">
            <text:p>1508179990.932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95900823896" calcext:value-type="float">
            <text:p>0.295900823896</text:p>
          </table:table-cell>
          <table:table-cell office:value-type="float" office:value="1508175438.319" calcext:value-type="float">
            <text:p>1508175438.3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94128402083" calcext:value-type="float">
            <text:p>0.294128402083</text:p>
          </table:table-cell>
          <table:table-cell office:value-type="float" office:value="1508182346.90349" calcext:value-type="float">
            <text:p>1508182346.903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92865536635" calcext:value-type="float">
            <text:p>0.292865536635</text:p>
          </table:table-cell>
          <table:table-cell office:value-type="float" office:value="1508174107.50616" calcext:value-type="float">
            <text:p>1508174107.506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292395044071" calcext:value-type="float">
            <text:p>0.292395044071</text:p>
          </table:table-cell>
          <table:table-cell office:value-type="float" office:value="0.292352848529" calcext:value-type="float">
            <text:p>0.292352848529</text:p>
          </table:table-cell>
          <table:table-cell office:value-type="float" office:value="0.292386604963" calcext:value-type="float">
            <text:p>0.292386604963</text:p>
          </table:table-cell>
          <table:table-cell office:value-type="float" office:value="0.292395044071" calcext:value-type="float">
            <text:p>0.292395044071</text:p>
          </table:table-cell>
          <table:table-cell office:value-type="float" office:value="1508174343.09132" calcext:value-type="float">
            <text:p>1508174343.0913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8184596025" calcext:value-type="float">
            <text:p>0.288184596025</text:p>
          </table:table-cell>
          <table:table-cell office:value-type="float" office:value="1508171946.50106" calcext:value-type="float">
            <text:p>1508171946.501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689183723" calcext:value-type="float">
            <text:p>0.28689183723</text:p>
          </table:table-cell>
          <table:table-cell office:value-type="float" office:value="1508172682.55098" calcext:value-type="float">
            <text:p>1508172682.550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85148403476" calcext:value-type="float">
            <text:p>0.285148403476</text:p>
          </table:table-cell>
          <table:table-cell office:value-type="float" office:value="1508169789.48629" calcext:value-type="float">
            <text:p>1508169789.486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85131128115" calcext:value-type="float">
            <text:p>0.285131128115</text:p>
          </table:table-cell>
          <table:table-cell office:value-type="float" office:value="1508180035.01612" calcext:value-type="float">
            <text:p>1508180035.016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4788350888" calcext:value-type="float">
            <text:p>0.284788350888</text:p>
          </table:table-cell>
          <table:table-cell office:value-type="float" office:value="1508172196.08682" calcext:value-type="float">
            <text:p>1508172196.086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82063280541" calcext:value-type="float">
            <text:p>0.282063280541</text:p>
          </table:table-cell>
          <table:table-cell office:value-type="float" office:value="0.28188268379" calcext:value-type="float">
            <text:p>0.28188268379</text:p>
          </table:table-cell>
          <table:table-cell office:value-type="float" office:value="0.282027161191" calcext:value-type="float">
            <text:p>0.282027161191</text:p>
          </table:table-cell>
          <table:table-cell office:value-type="float" office:value="0.282063280541" calcext:value-type="float">
            <text:p>0.282063280541</text:p>
          </table:table-cell>
          <table:table-cell office:value-type="float" office:value="1508169694.11471" calcext:value-type="float">
            <text:p>1508169694.1147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82048480584" calcext:value-type="float">
            <text:p>0.282048480584</text:p>
          </table:table-cell>
          <table:table-cell office:value-type="float" office:value="1508178150.75979" calcext:value-type="float">
            <text:p>1508178150.759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80940360761" calcext:value-type="float">
            <text:p>0.280940360761</text:p>
          </table:table-cell>
          <table:table-cell office:value-type="float" office:value="1508172173.79074" calcext:value-type="float">
            <text:p>1508172173.790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79726303203" calcext:value-type="float">
            <text:p>0.279726303203</text:p>
          </table:table-cell>
          <table:table-cell office:value-type="float" office:value="1508169279.77142" calcext:value-type="float">
            <text:p>1508169279.771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78819520066" calcext:value-type="float">
            <text:p>0.278819520066</text:p>
          </table:table-cell>
          <table:table-cell office:value-type="float" office:value="0.27880064406" calcext:value-type="float">
            <text:p>0.27880064406</text:p>
          </table:table-cell>
          <table:table-cell office:value-type="float" office:value="0.278815744865" calcext:value-type="float">
            <text:p>0.278815744865</text:p>
          </table:table-cell>
          <table:table-cell office:value-type="float" office:value="0.278819520066" calcext:value-type="float">
            <text:p>0.278819520066</text:p>
          </table:table-cell>
          <table:table-cell office:value-type="float" office:value="1508171458.07618" calcext:value-type="float">
            <text:p>1508171458.07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76279954845" calcext:value-type="float">
            <text:p>0.276279954845</text:p>
          </table:table-cell>
          <table:table-cell office:value-type="float" office:value="1508173736.13273" calcext:value-type="float">
            <text:p>1508173736.132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72754593584" calcext:value-type="float">
            <text:p>0.272754593584</text:p>
          </table:table-cell>
          <table:table-cell office:value-type="float" office:value="1508177546.83684" calcext:value-type="float">
            <text:p>1508177546.836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71691146365" calcext:value-type="float">
            <text:p>0.271691146365</text:p>
          </table:table-cell>
          <table:table-cell office:value-type="float" office:value="0.271659242648" calcext:value-type="float">
            <text:p>0.271659242648</text:p>
          </table:table-cell>
          <table:table-cell office:value-type="float" office:value="0.271665623391" calcext:value-type="float">
            <text:p>0.271665623391</text:p>
          </table:table-cell>
          <table:table-cell office:value-type="float" office:value="0.271659242648" calcext:value-type="float">
            <text:p>0.271659242648</text:p>
          </table:table-cell>
          <table:table-cell office:value-type="float" office:value="1508170185.43835" calcext:value-type="float">
            <text:p>1508170185.438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71115723858" calcext:value-type="float">
            <text:p>0.271115723858</text:p>
          </table:table-cell>
          <table:table-cell office:value-type="float" office:value="0.271106220788" calcext:value-type="float">
            <text:p>0.271106220788</text:p>
          </table:table-cell>
          <table:table-cell office:value-type="float" office:value="0.271108121402" calcext:value-type="float">
            <text:p>0.271108121402</text:p>
          </table:table-cell>
          <table:table-cell office:value-type="float" office:value="0.271106220788" calcext:value-type="float">
            <text:p>0.271106220788</text:p>
          </table:table-cell>
          <table:table-cell office:value-type="float" office:value="1508170850.21139" calcext:value-type="float">
            <text:p>1508170850.2113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office:value-type="float" office:value="0.270409867793" calcext:value-type="float">
            <text:p>0.270409867793</text:p>
          </table:table-cell>
          <table:table-cell office:value-type="float" office:value="0.270217445917" calcext:value-type="float">
            <text:p>0.270217445917</text:p>
          </table:table-cell>
          <table:table-cell office:value-type="float" office:value="0.270255930293" calcext:value-type="float">
            <text:p>0.270255930293</text:p>
          </table:table-cell>
          <table:table-cell office:value-type="float" office:value="0.270217445917" calcext:value-type="float">
            <text:p>0.270217445917</text:p>
          </table:table-cell>
          <table:table-cell office:value-type="float" office:value="1508173518.01631" calcext:value-type="float">
            <text:p>1508173518.016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office:value-type="float" office:value="0.266757386528" calcext:value-type="float">
            <text:p>0.266757386528</text:p>
          </table:table-cell>
          <table:table-cell office:value-type="float" office:value="0.266697249017" calcext:value-type="float">
            <text:p>0.266697249017</text:p>
          </table:table-cell>
          <table:table-cell office:value-type="float" office:value="0.266709276519" calcext:value-type="float">
            <text:p>0.266709276519</text:p>
          </table:table-cell>
          <table:table-cell office:value-type="float" office:value="0.266697249017" calcext:value-type="float">
            <text:p>0.266697249017</text:p>
          </table:table-cell>
          <table:table-cell office:value-type="float" office:value="1508173593.40132" calcext:value-type="float">
            <text:p>1508173593.4013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66594732934" calcext:value-type="float">
            <text:p>0.266594732934</text:p>
          </table:table-cell>
          <table:table-cell office:value-type="float" office:value="0.266562725084" calcext:value-type="float">
            <text:p>0.266562725084</text:p>
          </table:table-cell>
          <table:table-cell office:value-type="float" office:value="0.266569126654" calcext:value-type="float">
            <text:p>0.266569126654</text:p>
          </table:table-cell>
          <table:table-cell office:value-type="float" office:value="0.266562725084" calcext:value-type="float">
            <text:p>0.266562725084</text:p>
          </table:table-cell>
          <table:table-cell office:value-type="float" office:value="1508169168.63159" calcext:value-type="float">
            <text:p>1508169168.631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65179255323" calcext:value-type="float">
            <text:p>0.265179255323</text:p>
          </table:table-cell>
          <table:table-cell office:value-type="float" office:value="0.265162382665" calcext:value-type="float">
            <text:p>0.265162382665</text:p>
          </table:table-cell>
          <table:table-cell office:value-type="float" office:value="0.265175880791" calcext:value-type="float">
            <text:p>0.265175880791</text:p>
          </table:table-cell>
          <table:table-cell office:value-type="float" office:value="0.265179255323" calcext:value-type="float">
            <text:p>0.265179255323</text:p>
          </table:table-cell>
          <table:table-cell office:value-type="float" office:value="1508168922.48331" calcext:value-type="float">
            <text:p>1508168922.483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6425187558" calcext:value-type="float">
            <text:p>0.26425187558</text:p>
          </table:table-cell>
          <table:table-cell office:value-type="float" office:value="1508171788.44252" calcext:value-type="float">
            <text:p>1508171788.4425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62577961867" calcext:value-type="float">
            <text:p>0.262577961867</text:p>
          </table:table-cell>
          <table:table-cell office:value-type="float" office:value="1508175312.00585" calcext:value-type="float">
            <text:p>1508175312.005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62424195212" calcext:value-type="float">
            <text:p>0.262424195212</text:p>
          </table:table-cell>
          <table:table-cell office:value-type="float" office:value="1508182723.24738" calcext:value-type="float">
            <text:p>1508182723.247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261704350335" calcext:value-type="float">
            <text:p>0.261704350335</text:p>
          </table:table-cell>
          <table:table-cell office:value-type="float" office:value="1508171867.74323" calcext:value-type="float">
            <text:p>1508171867.743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61118110608" calcext:value-type="float">
            <text:p>0.261118110608</text:p>
          </table:table-cell>
          <table:table-cell office:value-type="float" office:value="0.261024393305" calcext:value-type="float">
            <text:p>0.261024393305</text:p>
          </table:table-cell>
          <table:table-cell office:value-type="float" office:value="0.261043136766" calcext:value-type="float">
            <text:p>0.261043136766</text:p>
          </table:table-cell>
          <table:table-cell office:value-type="float" office:value="0.261024393305" calcext:value-type="float">
            <text:p>0.261024393305</text:p>
          </table:table-cell>
          <table:table-cell office:value-type="float" office:value="1508171778.01798" calcext:value-type="float">
            <text:p>1508171778.017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58031990224" calcext:value-type="float">
            <text:p>0.258031990224</text:p>
          </table:table-cell>
          <table:table-cell office:value-type="float" office:value="1508169483.15074" calcext:value-type="float">
            <text:p>1508169483.1507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256929826189" calcext:value-type="float">
            <text:p>0.256929826189</text:p>
          </table:table-cell>
          <table:table-cell office:value-type="float" office:value="0.256886041712" calcext:value-type="float">
            <text:p>0.256886041712</text:p>
          </table:table-cell>
          <table:table-cell office:value-type="float" office:value="0.256921069294" calcext:value-type="float">
            <text:p>0.256921069294</text:p>
          </table:table-cell>
          <table:table-cell office:value-type="float" office:value="0.256929826189" calcext:value-type="float">
            <text:p>0.256929826189</text:p>
          </table:table-cell>
          <table:table-cell office:value-type="float" office:value="1508172472.26661" calcext:value-type="float">
            <text:p>1508172472.266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56278891817" calcext:value-type="float">
            <text:p>0.256278891817</text:p>
          </table:table-cell>
          <table:table-cell office:value-type="float" office:value="1508179814.85775" calcext:value-type="float">
            <text:p>1508179814.857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256035441648" calcext:value-type="float">
            <text:p>0.256035441648</text:p>
          </table:table-cell>
          <table:table-cell office:value-type="float" office:value="1508173327.62917" calcext:value-type="float">
            <text:p>1508173327.629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55967076367" calcext:value-type="float">
            <text:p>0.255967076367</text:p>
          </table:table-cell>
          <table:table-cell office:value-type="float" office:value="1508166639.43949" calcext:value-type="float">
            <text:p>1508166639.439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53972453623" calcext:value-type="float">
            <text:p>0.253972453623</text:p>
          </table:table-cell>
          <table:table-cell office:value-type="float" office:value="1508170478.07721" calcext:value-type="float">
            <text:p>1508170478.077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52295899352" calcext:value-type="float">
            <text:p>0.252295899352</text:p>
          </table:table-cell>
          <table:table-cell office:value-type="float" office:value="0.252232101387" calcext:value-type="float">
            <text:p>0.252232101387</text:p>
          </table:table-cell>
          <table:table-cell office:value-type="float" office:value="0.25224486098" calcext:value-type="float">
            <text:p>0.25224486098</text:p>
          </table:table-cell>
          <table:table-cell office:value-type="float" office:value="0.252232101387" calcext:value-type="float">
            <text:p>0.252232101387</text:p>
          </table:table-cell>
          <table:table-cell office:value-type="float" office:value="1508166668.75366" calcext:value-type="float">
            <text:p>1508166668.7536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52203548706" calcext:value-type="float">
            <text:p>0.252203548706</text:p>
          </table:table-cell>
          <table:table-cell office:value-type="float" office:value="1508177623.73695" calcext:value-type="float">
            <text:p>1508177623.73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51558544505" calcext:value-type="float">
            <text:p>0.251558544505</text:p>
          </table:table-cell>
          <table:table-cell office:value-type="float" office:value="0.251461718968" calcext:value-type="float">
            <text:p>0.251461718968</text:p>
          </table:table-cell>
          <table:table-cell office:value-type="float" office:value="0.251481084076" calcext:value-type="float">
            <text:p>0.251481084076</text:p>
          </table:table-cell>
          <table:table-cell office:value-type="float" office:value="0.251461718968" calcext:value-type="float">
            <text:p>0.251461718968</text:p>
          </table:table-cell>
          <table:table-cell office:value-type="float" office:value="1508166478.29939" calcext:value-type="float">
            <text:p>1508166478.2993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49348537943" calcext:value-type="float">
            <text:p>0.249348537943</text:p>
          </table:table-cell>
          <table:table-cell office:value-type="float" office:value="0.249325142418" calcext:value-type="float">
            <text:p>0.249325142418</text:p>
          </table:table-cell>
          <table:table-cell office:value-type="float" office:value="0.249343858838" calcext:value-type="float">
            <text:p>0.249343858838</text:p>
          </table:table-cell>
          <table:table-cell office:value-type="float" office:value="0.249348537943" calcext:value-type="float">
            <text:p>0.249348537943</text:p>
          </table:table-cell>
          <table:table-cell office:value-type="float" office:value="1508168366.49589" calcext:value-type="float">
            <text:p>1508168366.495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48567427477" calcext:value-type="float">
            <text:p>0.248567427477</text:p>
          </table:table-cell>
          <table:table-cell office:value-type="float" office:value="1508175578.77387" calcext:value-type="float">
            <text:p>1508175578.77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247714185977" calcext:value-type="float">
            <text:p>0.247714185977</text:p>
          </table:table-cell>
          <table:table-cell office:value-type="float" office:value="0.247338834299" calcext:value-type="float">
            <text:p>0.247338834299</text:p>
          </table:table-cell>
          <table:table-cell office:value-type="float" office:value="0.247413904634" calcext:value-type="float">
            <text:p>0.247413904634</text:p>
          </table:table-cell>
          <table:table-cell office:value-type="float" office:value="0.247338834299" calcext:value-type="float">
            <text:p>0.247338834299</text:p>
          </table:table-cell>
          <table:table-cell office:value-type="float" office:value="1508170548.19475" calcext:value-type="float">
            <text:p>1508170548.194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244443584685" calcext:value-type="float">
            <text:p>0.244443584685</text:p>
          </table:table-cell>
          <table:table-cell office:value-type="float" office:value="1508169685.49734" calcext:value-type="float">
            <text:p>1508169685.497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243655309926" calcext:value-type="float">
            <text:p>0.243655309926</text:p>
          </table:table-cell>
          <table:table-cell office:value-type="float" office:value="0.243497963497" calcext:value-type="float">
            <text:p>0.243497963497</text:p>
          </table:table-cell>
          <table:table-cell office:value-type="float" office:value="0.24362384064" calcext:value-type="float">
            <text:p>0.24362384064</text:p>
          </table:table-cell>
          <table:table-cell office:value-type="float" office:value="0.243655309926" calcext:value-type="float">
            <text:p>0.243655309926</text:p>
          </table:table-cell>
          <table:table-cell office:value-type="float" office:value="1508168749.85302" calcext:value-type="float">
            <text:p>1508168749.853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43260432447" calcext:value-type="float">
            <text:p>0.243260432447</text:p>
          </table:table-cell>
          <table:table-cell office:value-type="float" office:value="1508166511.18142" calcext:value-type="float">
            <text:p>1508166511.181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242523248762" calcext:value-type="float">
            <text:p>0.242523248762</text:p>
          </table:table-cell>
          <table:table-cell office:value-type="float" office:value="1508177188.94712" calcext:value-type="float">
            <text:p>1508177188.94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40991599385" calcext:value-type="float">
            <text:p>0.240991599385</text:p>
          </table:table-cell>
          <table:table-cell office:value-type="float" office:value="1508166197.51258" calcext:value-type="float">
            <text:p>1508166197.512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40436672476" calcext:value-type="float">
            <text:p>0.240436672476</text:p>
          </table:table-cell>
          <table:table-cell office:value-type="float" office:value="1508180508.88585" calcext:value-type="float">
            <text:p>1508180508.885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35241358811" calcext:value-type="float">
            <text:p>0.235241358811</text:p>
          </table:table-cell>
          <table:table-cell office:value-type="float" office:value="0.235151509473" calcext:value-type="float">
            <text:p>0.235151509473</text:p>
          </table:table-cell>
          <table:table-cell office:value-type="float" office:value="0.23516947934" calcext:value-type="float">
            <text:p>0.23516947934</text:p>
          </table:table-cell>
          <table:table-cell office:value-type="float" office:value="0.235151509473" calcext:value-type="float">
            <text:p>0.235151509473</text:p>
          </table:table-cell>
          <table:table-cell office:value-type="float" office:value="1508167701.46118" calcext:value-type="float">
            <text:p>1508167701.461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34407434025" calcext:value-type="float">
            <text:p>0.234407434025</text:p>
          </table:table-cell>
          <table:table-cell office:value-type="float" office:value="1508169989.44125" calcext:value-type="float">
            <text:p>1508169989.441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232815539287" calcext:value-type="float">
            <text:p>0.232815539287</text:p>
          </table:table-cell>
          <table:table-cell office:value-type="float" office:value="1508168549.45394" calcext:value-type="float">
            <text:p>1508168549.453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31613385187" calcext:value-type="float">
            <text:p>0.231613385187</text:p>
          </table:table-cell>
          <table:table-cell office:value-type="float" office:value="0.231578778862" calcext:value-type="float">
            <text:p>0.231578778862</text:p>
          </table:table-cell>
          <table:table-cell office:value-type="float" office:value="0.231585700127" calcext:value-type="float">
            <text:p>0.231585700127</text:p>
          </table:table-cell>
          <table:table-cell office:value-type="float" office:value="0.231578778862" calcext:value-type="float">
            <text:p>0.231578778862</text:p>
          </table:table-cell>
          <table:table-cell office:value-type="float" office:value="1508167260.9464" calcext:value-type="float">
            <text:p>1508167260.9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30964911058" calcext:value-type="float">
            <text:p>0.230964911058</text:p>
          </table:table-cell>
          <table:table-cell office:value-type="float" office:value="1508167297.67084" calcext:value-type="float">
            <text:p>1508167297.6708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30672517673" calcext:value-type="float">
            <text:p>0.230672517673</text:p>
          </table:table-cell>
          <table:table-cell office:value-type="float" office:value="1508167262.88088" calcext:value-type="float">
            <text:p>1508167262.8808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30312521365" calcext:value-type="float">
            <text:p>0.230312521365</text:p>
          </table:table-cell>
          <table:table-cell office:value-type="float" office:value="1508182606.43691" calcext:value-type="float">
            <text:p>1508182606.436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24730395143" calcext:value-type="float">
            <text:p>0.224730395143</text:p>
          </table:table-cell>
          <table:table-cell office:value-type="float" office:value="1508167502.85578" calcext:value-type="float">
            <text:p>1508167502.855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24065671815" calcext:value-type="float">
            <text:p>0.224065671815</text:p>
          </table:table-cell>
          <table:table-cell office:value-type="float" office:value="1508167236.10868" calcext:value-type="float">
            <text:p>1508167236.108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1926142993" calcext:value-type="float">
            <text:p>0.21926142993</text:p>
          </table:table-cell>
          <table:table-cell office:value-type="float" office:value="1508182104.94072" calcext:value-type="float">
            <text:p>1508182104.940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214130286338" calcext:value-type="float">
            <text:p>0.214130286338</text:p>
          </table:table-cell>
          <table:table-cell office:value-type="float" office:value="1508175305.30863" calcext:value-type="float">
            <text:p>1508175305.308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.123548385665" calcext:value-type="float">
            <text:p>0.123548385665</text:p>
          </table:table-cell>
          <table:table-cell office:value-type="float" office:value="0.122060393297" calcext:value-type="float">
            <text:p>0.122060393297</text:p>
          </table:table-cell>
          <table:table-cell office:value-type="float" office:value="0.123250787192" calcext:value-type="float">
            <text:p>0.123250787192</text:p>
          </table:table-cell>
          <table:table-cell office:value-type="float" office:value="0.123548385665" calcext:value-type="float">
            <text:p>0.123548385665</text:p>
          </table:table-cell>
          <table:table-cell office:value-type="float" office:value="1508179439.14199" calcext:value-type="float">
            <text:p>1508179439.1419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0679641307306" calcext:value-type="float">
            <text:p>0.0679641307306</text:p>
          </table:table-cell>
          <table:table-cell office:value-type="float" office:value="1508182997.76797" calcext:value-type="float">
            <text:p>1508182997.767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655303226736" calcext:value-type="float">
            <text:p>0.0655303226736</text:p>
          </table:table-cell>
          <table:table-cell office:value-type="float" office:value="0.0651072922562" calcext:value-type="float">
            <text:p>0.0651072922562</text:p>
          </table:table-cell>
          <table:table-cell office:value-type="float" office:value="0.0654457165902" calcext:value-type="float">
            <text:p>0.0654457165902</text:p>
          </table:table-cell>
          <table:table-cell office:value-type="float" office:value="0.0655303226736" calcext:value-type="float">
            <text:p>0.0655303226736</text:p>
          </table:table-cell>
          <table:table-cell office:value-type="float" office:value="1508182345.65117" calcext:value-type="float">
            <text:p>1508182345.651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trp-cage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kip_trp_orig.A1:skip_trp_orig.N290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trp_2.A1:trp_2.M14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trp_en_1.A1:trp_en_1.N93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trp_en_3.A1:trp_en_3.N93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trp_en_4.A1:trp_en_4.N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06:20:06.8149227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6T23:56:23.624863688</meta:creation-date>
    <dc:date>2018-02-26T06:20:20.474071382</dc:date>
    <dc:creator>Ivan Syzonenko</dc:creator>
    <meta:editing-duration>PT5H20S</meta:editing-duration>
    <meta:editing-cycles>10</meta:editing-cycles>
    <meta:generator>LibreOffice/6.0.1.1$Linux_X86_64 LibreOffice_project/00m0$Build-1</meta:generator>
    <meta:document-statistic meta:table-count="5" meta:cell-count="814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141cm" svg:y="4.185cm" style:legend-expansion="high" chart:style-name="ch2"/>
        <chart:plot-area chart:style-name="ch3" table:cell-range-address="trp_2.A2:trp_2.A14 trp_2.C1:trp_2.C14" chart:data-source-has-labels="row" svg:x="0.319cm" svg:y="0.179cm" svg:width="12.503cm" svg:height="8.618cm">
          <chartooo:coordinate-region svg:x="1.246cm" svg:y="0.383cm" svg:width="11.101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2.C2:trp_2.C14" chart:label-cell-address="trp_2.C1:trp_2.C1" chart:class="chart:scatter">
            <chart:domain table:cell-range-address="trp_2.A2:trp_2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trp_2.C1:trp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trp_2.A2:trp_2.A14</svg:desc>
                </draw:g>
              </table:table-cell>
              <table:table-cell office:value-type="float" office:value="0.284839159133">
                <text:p>0.284839159133</text:p>
                <draw:g>
                  <svg:desc>trp_2.C2:trp_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283473110613">
                <text:p>0.283473110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283362359264">
                <text:p>0.283362359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0.276555190445">
                <text:p>0.276555190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272703667386">
                <text:p>0.272703667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271946948806">
                <text:p>0.271946948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.267543931469">
                <text:p>0.267543931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264542657482">
                <text:p>0.264542657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257197357757">
                <text:p>0.257197357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38511420362">
                <text:p>0.238511420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31175485829">
                <text:p>0.231175485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227157284228">
                <text:p>0.22715728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.22703862695">
                <text:p>0.22703862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trp_en_1.A2:trp_en_1.A93 trp_en_1.C1:trp_en_1.C93" chart:data-source-has-labels="row" svg:x="0.319cm" svg:y="0.179cm" svg:width="13.092cm" svg:height="8.618cm">
          <chartooo:coordinate-region svg:x="1.246cm" svg:y="0.382cm" svg:width="11.69cm" svg:height="7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1.C2:trp_en_1.C93" chart:label-cell-address="trp_en_1.C1:trp_en_1.C1" chart:class="chart:scatter">
            <chart:domain table:cell-range-address="trp_en_1.A2:trp_en_1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trp_en_1.C1:tr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trp_en_1.A2:trp_en_1.A93</svg:desc>
                </draw:g>
              </table:table-cell>
              <table:table-cell office:value-type="float" office:value="0.450015544096">
                <text:p>0.450015544096</text:p>
                <draw:g>
                  <svg:desc>trp_en_1.C2:trp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444386165846">
                <text:p>0.44438616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0.44376536792">
                <text:p>0.44376536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43321481628">
                <text:p>0.443321481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0.443288348261">
                <text:p>0.443288348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443181531655">
                <text:p>0.44318153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443010276938">
                <text:p>0.443010276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440531651356">
                <text:p>0.440531651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40167415479">
                <text:p>0.440167415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0.440020881532">
                <text:p>0.440020881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439403017164">
                <text:p>0.439403017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439378072191">
                <text:p>0.43937807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0.439170684348">
                <text:p>0.439170684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439002728012">
                <text:p>0.439002728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0.43892772212">
                <text:p>0.43892772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438035782723">
                <text:p>0.438035782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0.437449225215">
                <text:p>0.43744922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36030823646">
                <text:p>0.436030823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0.435543810236">
                <text:p>0.435543810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0.43539880288">
                <text:p>0.43539880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435177460646">
                <text:p>0.435177460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0.43481321846">
                <text:p>0.43481321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">
                <text:p>7000</text:p>
              </table:table-cell>
              <table:table-cell office:value-type="float" office:value="0.434313246206">
                <text:p>0.434313246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  <table:table-cell office:value-type="float" office:value="0.432755389075">
                <text:p>0.432755389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0.432445794368">
                <text:p>0.432445794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0.430710054146">
                <text:p>0.430710054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">
                <text:p>3000</text:p>
              </table:table-cell>
              <table:table-cell office:value-type="float" office:value="0.430358945087">
                <text:p>0.430358945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0.429959437698">
                <text:p>0.429959437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42980753596">
                <text:p>0.42980753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428503491691">
                <text:p>0.428503491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428392156333">
                <text:p>0.428392156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427838369912">
                <text:p>0.427838369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0.427425046207">
                <text:p>0.427425046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0.427332010527">
                <text:p>0.427332010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">
                <text:p>5000</text:p>
              </table:table-cell>
              <table:table-cell office:value-type="float" office:value="0.427092782981">
                <text:p>0.427092782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0.425589738179">
                <text:p>0.425589738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0.423244608971">
                <text:p>0.423244608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0.422500232823">
                <text:p>0.422500232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422096073786">
                <text:p>0.42209607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0.421533676586">
                <text:p>0.421533676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420392637956">
                <text:p>0.420392637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0">
                <text:p>9000</text:p>
              </table:table-cell>
              <table:table-cell office:value-type="float" office:value="0.420267204176">
                <text:p>0.420267204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0">
                <text:p>9000</text:p>
              </table:table-cell>
              <table:table-cell office:value-type="float" office:value="0.420169233276">
                <text:p>0.420169233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420073653351">
                <text:p>0.420073653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00">
                <text:p>7000</text:p>
              </table:table-cell>
              <table:table-cell office:value-type="float" office:value="0.419704417248">
                <text:p>0.419704417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0.419624034335">
                <text:p>0.419624034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">
                <text:p>8000</text:p>
              </table:table-cell>
              <table:table-cell office:value-type="float" office:value="0.416974670962">
                <text:p>0.416974670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">
                <text:p>3000</text:p>
              </table:table-cell>
              <table:table-cell office:value-type="float" office:value="0.416956637112">
                <text:p>0.416956637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0">
                <text:p>9000</text:p>
              </table:table-cell>
              <table:table-cell office:value-type="float" office:value="0.414714955522">
                <text:p>0.414714955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00">
                <text:p>7000</text:p>
              </table:table-cell>
              <table:table-cell office:value-type="float" office:value="0.414335198587">
                <text:p>0.414335198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0.414248369397">
                <text:p>0.414248369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0">
                <text:p>8000</text:p>
              </table:table-cell>
              <table:table-cell office:value-type="float" office:value="0.41212085025">
                <text:p>0.41212085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0">
                <text:p>9000</text:p>
              </table:table-cell>
              <table:table-cell office:value-type="float" office:value="0.411256769571">
                <text:p>0.411256769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0.407261900556">
                <text:p>0.407261900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0.405861051456">
                <text:p>0.405861051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">
                <text:p>500</text:p>
              </table:table-cell>
              <table:table-cell office:value-type="float" office:value="0.405536116996">
                <text:p>0.405536116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.40538711195">
                <text:p>0.40538711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00">
                <text:p>5000</text:p>
              </table:table-cell>
              <table:table-cell office:value-type="float" office:value="0.404407306497">
                <text:p>0.40440730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0">
                <text:p>9000</text:p>
              </table:table-cell>
              <table:table-cell office:value-type="float" office:value="0.404178777537">
                <text:p>0.404178777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00">
                <text:p>8000</text:p>
              </table:table-cell>
              <table:table-cell office:value-type="float" office:value="0.403823303472">
                <text:p>0.403823303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40323957182">
                <text:p>0.40323957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0">
                <text:p>6000</text:p>
              </table:table-cell>
              <table:table-cell office:value-type="float" office:value="0.40302200414">
                <text:p>0.40302200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0">
                <text:p>5000</text:p>
              </table:table-cell>
              <table:table-cell office:value-type="float" office:value="0.402672831947">
                <text:p>0.402672831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0">
                <text:p>4000</text:p>
              </table:table-cell>
              <table:table-cell office:value-type="float" office:value="0.402473848777">
                <text:p>0.402473848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0">
                <text:p>6000</text:p>
              </table:table-cell>
              <table:table-cell office:value-type="float" office:value="0.400057937606">
                <text:p>0.400057937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0.399425915859">
                <text:p>0.399425915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0.399198908563">
                <text:p>0.399198908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">
                <text:p>500</text:p>
              </table:table-cell>
              <table:table-cell office:value-type="float" office:value="0.398257027812">
                <text:p>0.3982570278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">
                <text:p>7000</text:p>
              </table:table-cell>
              <table:table-cell office:value-type="float" office:value="0.392681730973">
                <text:p>0.392681730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00">
                <text:p>6000</text:p>
              </table:table-cell>
              <table:table-cell office:value-type="float" office:value="0.383415967954">
                <text:p>0.3834159679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0.383221358395">
                <text:p>0.383221358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0">
                <text:p>9000</text:p>
              </table:table-cell>
              <table:table-cell office:value-type="float" office:value="0.376180584057">
                <text:p>0.376180584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0">
                <text:p>5000</text:p>
              </table:table-cell>
              <table:table-cell office:value-type="float" office:value="0.375998843989">
                <text:p>0.375998843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00">
                <text:p>8000</text:p>
              </table:table-cell>
              <table:table-cell office:value-type="float" office:value="0.37588319473">
                <text:p>0.37588319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0">
                <text:p>7000</text:p>
              </table:table-cell>
              <table:table-cell office:value-type="float" office:value="0.375405221209">
                <text:p>0.375405221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0">
                <text:p>6000</text:p>
              </table:table-cell>
              <table:table-cell office:value-type="float" office:value="0.374762834808">
                <text:p>0.374762834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0">
                <text:p>5000</text:p>
              </table:table-cell>
              <table:table-cell office:value-type="float" office:value="0.374171281148">
                <text:p>0.374171281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0.373883601347">
                <text:p>0.373883601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  <table:table-cell office:value-type="float" office:value="0.373157274159">
                <text:p>0.373157274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0.372884743522">
                <text:p>0.372884743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0">
                <text:p>3000</text:p>
              </table:table-cell>
              <table:table-cell office:value-type="float" office:value="0.3726993133">
                <text:p>0.3726993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0.371903462883">
                <text:p>0.371903462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0">
                <text:p>3000</text:p>
              </table:table-cell>
              <table:table-cell office:value-type="float" office:value="0.35694362268">
                <text:p>0.35694362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0">
                <text:p>5000</text:p>
              </table:table-cell>
              <table:table-cell office:value-type="float" office:value="0.356647673021">
                <text:p>0.356647673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  <table:table-cell office:value-type="float" office:value="0.356606950462">
                <text:p>0.356606950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0.356433930026">
                <text:p>0.356433930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00">
                <text:p>9000</text:p>
              </table:table-cell>
              <table:table-cell office:value-type="float" office:value="0.356392600613">
                <text:p>0.356392600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0">
                <text:p>8000</text:p>
              </table:table-cell>
              <table:table-cell office:value-type="float" office:value="0.356353954818">
                <text:p>0.356353954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00">
                <text:p>6000</text:p>
              </table:table-cell>
              <table:table-cell office:value-type="float" office:value="0.35613226517">
                <text:p>0.35613226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00">
                <text:p>7000</text:p>
              </table:table-cell>
              <table:table-cell office:value-type="float" office:value="0.356027737061">
                <text:p>0.356027737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0.355771226853">
                <text:p>0.355771226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0.355703716549">
                <text:p>0.355703716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trp_en_1.B2:trp_en_1.C93 trp_en_1.C1:trp_en_1.C1" chart:data-source-has-labels="row" svg:x="0.319cm" svg:y="0.179cm" svg:width="13.092cm" svg:height="8.617cm">
          <chartooo:coordinate-region svg:x="1.246cm" svg:y="0.383cm" svg:width="11.785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1.C2:trp_en_1.C93" chart:label-cell-address="trp_en_1.C1:trp_en_1.C1" chart:class="chart:scatter">
            <chart:domain table:cell-range-address="trp_en_1.B2:trp_en_1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trp_en_1.C1:tr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  <draw:g>
                  <svg:desc>trp_en_1.B2:trp_en_1.B93</svg:desc>
                </draw:g>
              </table:table-cell>
              <table:table-cell office:value-type="float" office:value="0.450015544096">
                <text:p>0.450015544096</text:p>
                <draw:g>
                  <svg:desc>trp_en_1.C2:trp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9">
                <text:p>1499</text:p>
              </table:table-cell>
              <table:table-cell office:value-type="float" office:value="0.444386165846">
                <text:p>0.44438616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9">
                <text:p>1499</text:p>
              </table:table-cell>
              <table:table-cell office:value-type="float" office:value="0.44376536792">
                <text:p>0.44376536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9">
                <text:p>499</text:p>
              </table:table-cell>
              <table:table-cell office:value-type="float" office:value="0.443321481628">
                <text:p>0.443321481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9">
                <text:p>1499</text:p>
              </table:table-cell>
              <table:table-cell office:value-type="float" office:value="0.443288348261">
                <text:p>0.443288348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9">
                <text:p>1499</text:p>
              </table:table-cell>
              <table:table-cell office:value-type="float" office:value="0.443181531655">
                <text:p>0.44318153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9">
                <text:p>1499</text:p>
              </table:table-cell>
              <table:table-cell office:value-type="float" office:value="0.443010276938">
                <text:p>0.443010276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">
                <text:p>499</text:p>
              </table:table-cell>
              <table:table-cell office:value-type="float" office:value="0.440531651356">
                <text:p>0.440531651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">
                <text:p>499</text:p>
              </table:table-cell>
              <table:table-cell office:value-type="float" office:value="0.440167415479">
                <text:p>0.440167415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9">
                <text:p>1499</text:p>
              </table:table-cell>
              <table:table-cell office:value-type="float" office:value="0.440020881532">
                <text:p>0.440020881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">
                <text:p>499</text:p>
              </table:table-cell>
              <table:table-cell office:value-type="float" office:value="0.439403017164">
                <text:p>0.439403017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9">
                <text:p>1499</text:p>
              </table:table-cell>
              <table:table-cell office:value-type="float" office:value="0.439378072191">
                <text:p>0.43937807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9">
                <text:p>499</text:p>
              </table:table-cell>
              <table:table-cell office:value-type="float" office:value="0.439170684348">
                <text:p>0.439170684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">
                <text:p>499</text:p>
              </table:table-cell>
              <table:table-cell office:value-type="float" office:value="0.439002728012">
                <text:p>0.439002728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">
                <text:p>499</text:p>
              </table:table-cell>
              <table:table-cell office:value-type="float" office:value="0.43892772212">
                <text:p>0.43892772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9">
                <text:p>1999</text:p>
              </table:table-cell>
              <table:table-cell office:value-type="float" office:value="0.438035782723">
                <text:p>0.438035782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9">
                <text:p>1999</text:p>
              </table:table-cell>
              <table:table-cell office:value-type="float" office:value="0.437449225215">
                <text:p>0.43744922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">
                <text:p>1999</text:p>
              </table:table-cell>
              <table:table-cell office:value-type="float" office:value="0.436030823646">
                <text:p>0.436030823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0.435543810236">
                <text:p>0.435543810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">
                <text:p>499</text:p>
              </table:table-cell>
              <table:table-cell office:value-type="float" office:value="0.43539880288">
                <text:p>0.43539880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0.435177460646">
                <text:p>0.435177460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43481321846">
                <text:p>0.43481321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9">
                <text:p>2999</text:p>
              </table:table-cell>
              <table:table-cell office:value-type="float" office:value="0.434313246206">
                <text:p>0.434313246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9">
                <text:p>2999</text:p>
              </table:table-cell>
              <table:table-cell office:value-type="float" office:value="0.432755389075">
                <text:p>0.432755389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432445794368">
                <text:p>0.432445794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9">
                <text:p>2999</text:p>
              </table:table-cell>
              <table:table-cell office:value-type="float" office:value="0.430710054146">
                <text:p>0.430710054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">
                <text:p>999</text:p>
              </table:table-cell>
              <table:table-cell office:value-type="float" office:value="0.430358945087">
                <text:p>0.430358945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9">
                <text:p>1499</text:p>
              </table:table-cell>
              <table:table-cell office:value-type="float" office:value="0.429959437698">
                <text:p>0.429959437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">
                <text:p>999</text:p>
              </table:table-cell>
              <table:table-cell office:value-type="float" office:value="0.42980753596">
                <text:p>0.42980753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">
                <text:p>1999</text:p>
              </table:table-cell>
              <table:table-cell office:value-type="float" office:value="0.428503491691">
                <text:p>0.428503491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9">
                <text:p>1999</text:p>
              </table:table-cell>
              <table:table-cell office:value-type="float" office:value="0.428392156333">
                <text:p>0.428392156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9">
                <text:p>2999</text:p>
              </table:table-cell>
              <table:table-cell office:value-type="float" office:value="0.427838369912">
                <text:p>0.427838369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9">
                <text:p>999</text:p>
              </table:table-cell>
              <table:table-cell office:value-type="float" office:value="0.427425046207">
                <text:p>0.427425046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9">
                <text:p>2999</text:p>
              </table:table-cell>
              <table:table-cell office:value-type="float" office:value="0.427332010527">
                <text:p>0.427332010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9">
                <text:p>2999</text:p>
              </table:table-cell>
              <table:table-cell office:value-type="float" office:value="0.427092782981">
                <text:p>0.427092782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9">
                <text:p>999</text:p>
              </table:table-cell>
              <table:table-cell office:value-type="float" office:value="0.425589738179">
                <text:p>0.425589738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9">
                <text:p>1999</text:p>
              </table:table-cell>
              <table:table-cell office:value-type="float" office:value="0.423244608971">
                <text:p>0.423244608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  <table:table-cell office:value-type="float" office:value="0.422500232823">
                <text:p>0.422500232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9">
                <text:p>2999</text:p>
              </table:table-cell>
              <table:table-cell office:value-type="float" office:value="0.422096073786">
                <text:p>0.42209607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0.421533676586">
                <text:p>0.421533676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9">
                <text:p>999</text:p>
              </table:table-cell>
              <table:table-cell office:value-type="float" office:value="0.420392637956">
                <text:p>0.420392637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9">
                <text:p>999</text:p>
              </table:table-cell>
              <table:table-cell office:value-type="float" office:value="0.420267204176">
                <text:p>0.420267204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9">
                <text:p>3999</text:p>
              </table:table-cell>
              <table:table-cell office:value-type="float" office:value="0.420169233276">
                <text:p>0.420169233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9">
                <text:p>999</text:p>
              </table:table-cell>
              <table:table-cell office:value-type="float" office:value="0.420073653351">
                <text:p>0.420073653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9">
                <text:p>999</text:p>
              </table:table-cell>
              <table:table-cell office:value-type="float" office:value="0.419704417248">
                <text:p>0.419704417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">
                <text:p>999</text:p>
              </table:table-cell>
              <table:table-cell office:value-type="float" office:value="0.419624034335">
                <text:p>0.419624034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9">
                <text:p>3999</text:p>
              </table:table-cell>
              <table:table-cell office:value-type="float" office:value="0.416974670962">
                <text:p>0.416974670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  <table:table-cell office:value-type="float" office:value="0.416956637112">
                <text:p>0.416956637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9">
                <text:p>4999</text:p>
              </table:table-cell>
              <table:table-cell office:value-type="float" office:value="0.414714955522">
                <text:p>0.414714955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9">
                <text:p>3999</text:p>
              </table:table-cell>
              <table:table-cell office:value-type="float" office:value="0.414335198587">
                <text:p>0.414335198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414248369397">
                <text:p>0.414248369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99">
                <text:p>4999</text:p>
              </table:table-cell>
              <table:table-cell office:value-type="float" office:value="0.41212085025">
                <text:p>0.41212085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9">
                <text:p>1499</text:p>
              </table:table-cell>
              <table:table-cell office:value-type="float" office:value="0.411256769571">
                <text:p>0.411256769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  <table:table-cell office:value-type="float" office:value="0.407261900556">
                <text:p>0.407261900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">
                <text:p>299</text:p>
              </table:table-cell>
              <table:table-cell office:value-type="float" office:value="0.405861051456">
                <text:p>0.405861051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0.405536116996">
                <text:p>0.405536116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0.40538711195">
                <text:p>0.40538711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9">
                <text:p>3999</text:p>
              </table:table-cell>
              <table:table-cell office:value-type="float" office:value="0.404407306497">
                <text:p>0.404407306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">
                <text:p>299</text:p>
              </table:table-cell>
              <table:table-cell office:value-type="float" office:value="0.404178777537">
                <text:p>0.404178777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">
                <text:p>299</text:p>
              </table:table-cell>
              <table:table-cell office:value-type="float" office:value="0.403823303472">
                <text:p>0.403823303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">
                <text:p>299</text:p>
              </table:table-cell>
              <table:table-cell office:value-type="float" office:value="0.40323957182">
                <text:p>0.40323957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">
                <text:p>299</text:p>
              </table:table-cell>
              <table:table-cell office:value-type="float" office:value="0.40302200414">
                <text:p>0.40302200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">
                <text:p>299</text:p>
              </table:table-cell>
              <table:table-cell office:value-type="float" office:value="0.402672831947">
                <text:p>0.402672831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0.402473848777">
                <text:p>0.402473848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9">
                <text:p>3999</text:p>
              </table:table-cell>
              <table:table-cell office:value-type="float" office:value="0.400057937606">
                <text:p>0.400057937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0.399425915859">
                <text:p>0.399425915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  <table:table-cell office:value-type="float" office:value="0.399198908563">
                <text:p>0.399198908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0.398257027812">
                <text:p>0.3982570278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9">
                <text:p>4999</text:p>
              </table:table-cell>
              <table:table-cell office:value-type="float" office:value="0.392681730973">
                <text:p>0.392681730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99">
                <text:p>4999</text:p>
              </table:table-cell>
              <table:table-cell office:value-type="float" office:value="0.383415967954">
                <text:p>0.3834159679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0.383221358395">
                <text:p>0.383221358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0.376180584057">
                <text:p>0.376180584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99">
                <text:p>4999</text:p>
              </table:table-cell>
              <table:table-cell office:value-type="float" office:value="0.375998843989">
                <text:p>0.375998843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0.37588319473">
                <text:p>0.37588319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0.375405221209">
                <text:p>0.375405221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0.374762834808">
                <text:p>0.3747628348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0.374171281148">
                <text:p>0.374171281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9">
                <text:p>3999</text:p>
              </table:table-cell>
              <table:table-cell office:value-type="float" office:value="0.373883601347">
                <text:p>0.373883601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0.373157274159">
                <text:p>0.373157274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372884743522">
                <text:p>0.372884743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0.3726993133">
                <text:p>0.3726993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0.371903462883">
                <text:p>0.3719034628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0.35694362268">
                <text:p>0.35694362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0.356647673021">
                <text:p>0.356647673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356606950462">
                <text:p>0.356606950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0.356433930026">
                <text:p>0.356433930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356392600613">
                <text:p>0.356392600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  <table:table-cell office:value-type="float" office:value="0.356353954818">
                <text:p>0.356353954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35613226517">
                <text:p>0.35613226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356027737061">
                <text:p>0.356027737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355771226853">
                <text:p>0.355771226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355703716549">
                <text:p>0.355703716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trp_en_3.A2:trp_en_3.A93 trp_en_3.C1:trp_en_3.C93" chart:data-source-has-labels="row" svg:x="0.319cm" svg:y="0.179cm" svg:width="13.092cm" svg:height="8.617cm">
          <chartooo:coordinate-region svg:x="1.246cm" svg:y="0.383cm" svg:width="11.69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3.C2:trp_en_3.C93" chart:label-cell-address="trp_en_3.C1:trp_en_3.C1" chart:class="chart:scatter">
            <chart:domain table:cell-range-address="trp_en_3.A2:trp_en_3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trp_en_3.C1:tr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trp_en_3.A2:trp_en_3.A93</svg:desc>
                </draw:g>
              </table:table-cell>
              <table:table-cell office:value-type="float" office:value="NaN">
                <text:p>NaN</text:p>
                <draw:g>
                  <svg:desc>trp_en_3.C2:tr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387798168031">
                <text:p>0.387798168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  <table:table-cell office:value-type="float" office:value="0.385287386184">
                <text:p>0.38528738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0.382706284186">
                <text:p>0.38270628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.38157606981">
                <text:p>0.38157606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379783685488">
                <text:p>0.379783685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.379311995448">
                <text:p>0.379311995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37835274808">
                <text:p>0.37835274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376882237264">
                <text:p>0.376882237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373346750499">
                <text:p>0.37334675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372533590021">
                <text:p>0.372533590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0.368651469692">
                <text:p>0.368651469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  <table:table-cell office:value-type="float" office:value="0.368482543018">
                <text:p>0.368482543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0.366133589217">
                <text:p>0.366133589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362433600931">
                <text:p>0.362433600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  <table:table-cell office:value-type="float" office:value="0.361027538693">
                <text:p>0.361027538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360813795211">
                <text:p>0.360813795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360794774336">
                <text:p>0.360794774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0.358844464801">
                <text:p>0.358844464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0.357706689602">
                <text:p>0.357706689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357619993334">
                <text:p>0.35761999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0.35752007252">
                <text:p>0.3575200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0.357407207767">
                <text:p>0.357407207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  <table:table-cell office:value-type="float" office:value="0.357370215468">
                <text:p>0.357370215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0.35718381459">
                <text:p>0.35718381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0.35716307696">
                <text:p>0.3571630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0.356652060981">
                <text:p>0.356652060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  <table:table-cell office:value-type="float" office:value="0.356275930209">
                <text:p>0.356275930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">
                <text:p>5000</text:p>
              </table:table-cell>
              <table:table-cell office:value-type="float" office:value="0.355779490979">
                <text:p>0.355779490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">
                <text:p>4000</text:p>
              </table:table-cell>
              <table:table-cell office:value-type="float" office:value="0.355272231389">
                <text:p>0.355272231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0.355207941888">
                <text:p>0.355207941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354873030674">
                <text:p>0.354873030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">
                <text:p>8000</text:p>
              </table:table-cell>
              <table:table-cell office:value-type="float" office:value="0.354840525124">
                <text:p>0.354840525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">
                <text:p>5000</text:p>
              </table:table-cell>
              <table:table-cell office:value-type="float" office:value="0.354819453599">
                <text:p>0.354819453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0">
                <text:p>6000</text:p>
              </table:table-cell>
              <table:table-cell office:value-type="float" office:value="0.353068342258">
                <text:p>0.35306834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0.352498441114">
                <text:p>0.352498441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0">
                <text:p>3000</text:p>
              </table:table-cell>
              <table:table-cell office:value-type="float" office:value="0.352201794257">
                <text:p>0.352201794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">
                <text:p>8000</text:p>
              </table:table-cell>
              <table:table-cell office:value-type="float" office:value="0.351034823101">
                <text:p>0.351034823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0.350954334687">
                <text:p>0.350954334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0">
                <text:p>6000</text:p>
              </table:table-cell>
              <table:table-cell office:value-type="float" office:value="0.350312384901">
                <text:p>0.350312384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349618427528">
                <text:p>0.349618427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349132901111">
                <text:p>0.34913290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0">
                <text:p>3000</text:p>
              </table:table-cell>
              <table:table-cell office:value-type="float" office:value="0.348652525781">
                <text:p>0.348652525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348569690003">
                <text:p>0.348569690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0">
                <text:p>5000</text:p>
              </table:table-cell>
              <table:table-cell office:value-type="float" office:value="0.348474452507">
                <text:p>0.348474452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0.347707037267">
                <text:p>0.347707037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0">
                <text:p>5000</text:p>
              </table:table-cell>
              <table:table-cell office:value-type="float" office:value="0.346811025465">
                <text:p>0.346811025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0.34637667203">
                <text:p>0.34637667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0">
                <text:p>3000</text:p>
              </table:table-cell>
              <table:table-cell office:value-type="float" office:value="0.346337421434">
                <text:p>0.346337421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">
                <text:p>4000</text:p>
              </table:table-cell>
              <table:table-cell office:value-type="float" office:value="0.346254993981">
                <text:p>0.346254993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0.345916506259">
                <text:p>0.345916506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0">
                <text:p>3000</text:p>
              </table:table-cell>
              <table:table-cell office:value-type="float" office:value="0.343621468634">
                <text:p>0.343621468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0">
                <text:p>5000</text:p>
              </table:table-cell>
              <table:table-cell office:value-type="float" office:value="0.343598814398">
                <text:p>0.343598814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">
                <text:p>4000</text:p>
              </table:table-cell>
              <table:table-cell office:value-type="float" office:value="0.34303328324">
                <text:p>0.34303328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">
                <text:p>4000</text:p>
              </table:table-cell>
              <table:table-cell office:value-type="float" office:value="0.342431220658">
                <text:p>0.342431220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0">
                <text:p>5000</text:p>
              </table:table-cell>
              <table:table-cell office:value-type="float" office:value="0.342382955881">
                <text:p>0.342382955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0">
                <text:p>3000</text:p>
              </table:table-cell>
              <table:table-cell office:value-type="float" office:value="0.342131858843">
                <text:p>0.342131858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00">
                <text:p>5000</text:p>
              </table:table-cell>
              <table:table-cell office:value-type="float" office:value="0.342042002181">
                <text:p>0.342042002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0.341968124459">
                <text:p>0.341968124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0.341591953336">
                <text:p>0.341591953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">
                <text:p>4000</text:p>
              </table:table-cell>
              <table:table-cell office:value-type="float" office:value="0.339039670307">
                <text:p>0.339039670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0">
                <text:p>3000</text:p>
              </table:table-cell>
              <table:table-cell office:value-type="float" office:value="0.338657114932">
                <text:p>0.33865711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0.336303240089">
                <text:p>0.336303240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0.336155382547">
                <text:p>0.336155382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0.335577690231">
                <text:p>0.335577690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0.334489912063">
                <text:p>0.334489912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0.334368068413">
                <text:p>0.334368068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0.333037309047">
                <text:p>0.333037309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  <table:table-cell office:value-type="float" office:value="0.332876927101">
                <text:p>0.332876927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0.332780340947">
                <text:p>0.332780340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0.330227331809">
                <text:p>0.330227331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">
                <text:p>1000</text:p>
              </table:table-cell>
              <table:table-cell office:value-type="float" office:value="0.329080558804">
                <text:p>0.329080558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0">
                <text:p>7000</text:p>
              </table:table-cell>
              <table:table-cell office:value-type="float" office:value="0.328432715581">
                <text:p>0.3284327155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0.328054052678">
                <text:p>0.328054052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0.327981349001">
                <text:p>0.327981349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327821630517">
                <text:p>0.327821630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0">
                <text:p>7000</text:p>
              </table:table-cell>
              <table:table-cell office:value-type="float" office:value="0.326818066592">
                <text:p>0.326818066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0.325884728722">
                <text:p>0.325884728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">
                <text:p>1000</text:p>
              </table:table-cell>
              <table:table-cell office:value-type="float" office:value="0.32561643165">
                <text:p>0.3256164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0.324239344489">
                <text:p>0.324239344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00">
                <text:p>7000</text:p>
              </table:table-cell>
              <table:table-cell office:value-type="float" office:value="0.323972180933">
                <text:p>0.323972180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316587890178">
                <text:p>0.3165878901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0">
                <text:p>8000</text:p>
              </table:table-cell>
              <table:table-cell office:value-type="float" office:value="0.316065877897">
                <text:p>0.3160658778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00">
                <text:p>7000</text:p>
              </table:table-cell>
              <table:table-cell office:value-type="float" office:value="0.315916918318">
                <text:p>0.315916918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314637186607">
                <text:p>0.314637186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00">
                <text:p>7000</text:p>
              </table:table-cell>
              <table:table-cell office:value-type="float" office:value="0.314205387752">
                <text:p>0.3142053877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00">
                <text:p>8000</text:p>
              </table:table-cell>
              <table:table-cell office:value-type="float" office:value="0.313504049977">
                <text:p>0.313504049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00">
                <text:p>7000</text:p>
              </table:table-cell>
              <table:table-cell office:value-type="float" office:value="0.312979745332">
                <text:p>0.312979745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00">
                <text:p>7000</text:p>
              </table:table-cell>
              <table:table-cell office:value-type="float" office:value="0.312268294544">
                <text:p>0.312268294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00">
                <text:p>7000</text:p>
              </table:table-cell>
              <table:table-cell office:value-type="float" office:value="0.309197108819">
                <text:p>0.30919710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00">
                <text:p>7000</text:p>
              </table:table-cell>
              <table:table-cell office:value-type="float" office:value="0.306564051582">
                <text:p>0.306564051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0.302161018946">
                <text:p>0.3021610189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trp_en_3.B2:trp_en_3.C93 trp_en_3.C1:trp_en_3.C1" chart:data-source-has-labels="row" svg:x="0.319cm" svg:y="0.179cm" svg:width="13.092cm" svg:height="8.618cm">
          <chartooo:coordinate-region svg:x="1.246cm" svg:y="0.383cm" svg:width="11.785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3.C2:trp_en_3.C93" chart:label-cell-address="trp_en_3.C1:trp_en_3.C1" chart:class="chart:scatter">
            <chart:domain table:cell-range-address="trp_en_3.B2:trp_en_3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trp_en_3.C1:tr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9">
                <text:p>2999</text:p>
                <draw:g>
                  <svg:desc>trp_en_3.B2:trp_en_3.B93</svg:desc>
                </draw:g>
              </table:table-cell>
              <table:table-cell office:value-type="float" office:value="NaN">
                <text:p>NaN</text:p>
                <draw:g>
                  <svg:desc>trp_en_3.C2:tr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">
                <text:p>1999</text:p>
              </table:table-cell>
              <table:table-cell office:value-type="float" office:value="0.387798168031">
                <text:p>0.387798168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9">
                <text:p>1499</text:p>
              </table:table-cell>
              <table:table-cell office:value-type="float" office:value="0.385287386184">
                <text:p>0.38528738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">
                <text:p>999</text:p>
              </table:table-cell>
              <table:table-cell office:value-type="float" office:value="0.382706284186">
                <text:p>0.38270628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9">
                <text:p>2999</text:p>
              </table:table-cell>
              <table:table-cell office:value-type="float" office:value="0.38157606981">
                <text:p>0.38157606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0.379783685488">
                <text:p>0.379783685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9">
                <text:p>3999</text:p>
              </table:table-cell>
              <table:table-cell office:value-type="float" office:value="0.379311995448">
                <text:p>0.379311995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9">
                <text:p>4999</text:p>
              </table:table-cell>
              <table:table-cell office:value-type="float" office:value="0.37835274808">
                <text:p>0.37835274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9">
                <text:p>1499</text:p>
              </table:table-cell>
              <table:table-cell office:value-type="float" office:value="0.376882237264">
                <text:p>0.376882237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">
                <text:p>499</text:p>
              </table:table-cell>
              <table:table-cell office:value-type="float" office:value="0.373346750499">
                <text:p>0.373346750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9">
                <text:p>999</text:p>
              </table:table-cell>
              <table:table-cell office:value-type="float" office:value="0.372533590021">
                <text:p>0.372533590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9">
                <text:p>1999</text:p>
              </table:table-cell>
              <table:table-cell office:value-type="float" office:value="0.368651469692">
                <text:p>0.368651469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368482543018">
                <text:p>0.368482543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9">
                <text:p>1499</text:p>
              </table:table-cell>
              <table:table-cell office:value-type="float" office:value="0.366133589217">
                <text:p>0.366133589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9">
                <text:p>4999</text:p>
              </table:table-cell>
              <table:table-cell office:value-type="float" office:value="0.362433600931">
                <text:p>0.362433600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0.361027538693">
                <text:p>0.361027538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">
                <text:p>999</text:p>
              </table:table-cell>
              <table:table-cell office:value-type="float" office:value="0.360813795211">
                <text:p>0.360813795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">
                <text:p>499</text:p>
              </table:table-cell>
              <table:table-cell office:value-type="float" office:value="0.360794774336">
                <text:p>0.360794774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9">
                <text:p>2999</text:p>
              </table:table-cell>
              <table:table-cell office:value-type="float" office:value="0.358844464801">
                <text:p>0.358844464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357706689602">
                <text:p>0.357706689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0.357619993334">
                <text:p>0.357619993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">
                <text:p>1499</text:p>
              </table:table-cell>
              <table:table-cell office:value-type="float" office:value="0.35752007252">
                <text:p>0.3575200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357407207767">
                <text:p>0.357407207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9">
                <text:p>3999</text:p>
              </table:table-cell>
              <table:table-cell office:value-type="float" office:value="0.357370215468">
                <text:p>0.357370215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9">
                <text:p>1499</text:p>
              </table:table-cell>
              <table:table-cell office:value-type="float" office:value="0.35718381459">
                <text:p>0.35718381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9">
                <text:p>999</text:p>
              </table:table-cell>
              <table:table-cell office:value-type="float" office:value="0.35716307696">
                <text:p>0.35716307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9">
                <text:p>1999</text:p>
              </table:table-cell>
              <table:table-cell office:value-type="float" office:value="0.356652060981">
                <text:p>0.356652060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99">
                <text:p>4999</text:p>
              </table:table-cell>
              <table:table-cell office:value-type="float" office:value="0.356275930209">
                <text:p>0.356275930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9">
                <text:p>3999</text:p>
              </table:table-cell>
              <table:table-cell office:value-type="float" office:value="0.355779490979">
                <text:p>0.355779490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">
                <text:p>1999</text:p>
              </table:table-cell>
              <table:table-cell office:value-type="float" office:value="0.355272231389">
                <text:p>0.355272231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9">
                <text:p>2999</text:p>
              </table:table-cell>
              <table:table-cell office:value-type="float" office:value="0.355207941888">
                <text:p>0.355207941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9">
                <text:p>999</text:p>
              </table:table-cell>
              <table:table-cell office:value-type="float" office:value="0.354873030674">
                <text:p>0.354873030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">
                <text:p>499</text:p>
              </table:table-cell>
              <table:table-cell office:value-type="float" office:value="0.354840525124">
                <text:p>0.354840525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9">
                <text:p>1499</text:p>
              </table:table-cell>
              <table:table-cell office:value-type="float" office:value="0.354819453599">
                <text:p>0.354819453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9">
                <text:p>3999</text:p>
              </table:table-cell>
              <table:table-cell office:value-type="float" office:value="0.353068342258">
                <text:p>0.35306834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9">
                <text:p>999</text:p>
              </table:table-cell>
              <table:table-cell office:value-type="float" office:value="0.352498441114">
                <text:p>0.352498441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9">
                <text:p>2999</text:p>
              </table:table-cell>
              <table:table-cell office:value-type="float" office:value="0.352201794257">
                <text:p>0.352201794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">
                <text:p>299</text:p>
              </table:table-cell>
              <table:table-cell office:value-type="float" office:value="0.351034823101">
                <text:p>0.351034823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9">
                <text:p>2999</text:p>
              </table:table-cell>
              <table:table-cell office:value-type="float" office:value="0.350954334687">
                <text:p>0.350954334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9">
                <text:p>4999</text:p>
              </table:table-cell>
              <table:table-cell office:value-type="float" office:value="0.350312384901">
                <text:p>0.350312384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">
                <text:p>499</text:p>
              </table:table-cell>
              <table:table-cell office:value-type="float" office:value="0.349618427528">
                <text:p>0.349618427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  <table:table-cell office:value-type="float" office:value="0.349132901111">
                <text:p>0.34913290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">
                <text:p>299</text:p>
              </table:table-cell>
              <table:table-cell office:value-type="float" office:value="0.348652525781">
                <text:p>0.348652525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9">
                <text:p>1999</text:p>
              </table:table-cell>
              <table:table-cell office:value-type="float" office:value="0.348569690003">
                <text:p>0.348569690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348474452507">
                <text:p>0.348474452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0.347707037267">
                <text:p>0.347707037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">
                <text:p>299</text:p>
              </table:table-cell>
              <table:table-cell office:value-type="float" office:value="0.346811025465">
                <text:p>0.346811025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9">
                <text:p>1499</text:p>
              </table:table-cell>
              <table:table-cell office:value-type="float" office:value="0.34637667203">
                <text:p>0.34637667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0.346337421434">
                <text:p>0.346337421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0.346254993981">
                <text:p>0.346254993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0.345916506259">
                <text:p>0.345916506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  <table:table-cell office:value-type="float" office:value="0.343621468634">
                <text:p>0.343621468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0.343598814398">
                <text:p>0.343598814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9">
                <text:p>3999</text:p>
              </table:table-cell>
              <table:table-cell office:value-type="float" office:value="0.34303328324">
                <text:p>0.34303328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0.342431220658">
                <text:p>0.342431220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9">
                <text:p>4999</text:p>
              </table:table-cell>
              <table:table-cell office:value-type="float" office:value="0.342382955881">
                <text:p>0.342382955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342131858843">
                <text:p>0.342131858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0.342042002181">
                <text:p>0.342042002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0.341968124459">
                <text:p>0.341968124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9">
                <text:p>999</text:p>
              </table:table-cell>
              <table:table-cell office:value-type="float" office:value="0.341591953336">
                <text:p>0.341591953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0.339039670307">
                <text:p>0.3390396703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0.338657114932">
                <text:p>0.33865711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">
                <text:p>499</text:p>
              </table:table-cell>
              <table:table-cell office:value-type="float" office:value="0.336303240089">
                <text:p>0.336303240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">
                <text:p>499</text:p>
              </table:table-cell>
              <table:table-cell office:value-type="float" office:value="0.336155382547">
                <text:p>0.336155382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">
                <text:p>499</text:p>
              </table:table-cell>
              <table:table-cell office:value-type="float" office:value="0.335577690231">
                <text:p>0.335577690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">
                <text:p>299</text:p>
              </table:table-cell>
              <table:table-cell office:value-type="float" office:value="0.334489912063">
                <text:p>0.334489912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">
                <text:p>299</text:p>
              </table:table-cell>
              <table:table-cell office:value-type="float" office:value="0.334368068413">
                <text:p>0.334368068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">
                <text:p>299</text:p>
              </table:table-cell>
              <table:table-cell office:value-type="float" office:value="0.333037309047">
                <text:p>0.333037309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9">
                <text:p>499</text:p>
              </table:table-cell>
              <table:table-cell office:value-type="float" office:value="0.332876927101">
                <text:p>0.332876927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">
                <text:p>299</text:p>
              </table:table-cell>
              <table:table-cell office:value-type="float" office:value="0.332780340947">
                <text:p>0.332780340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0.330227331809">
                <text:p>0.330227331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0.329080558804">
                <text:p>0.329080558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9">
                <text:p>1999</text:p>
              </table:table-cell>
              <table:table-cell office:value-type="float" office:value="0.328432715581">
                <text:p>0.3284327155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0.328054052678">
                <text:p>0.328054052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327981349001">
                <text:p>0.327981349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  <table:table-cell office:value-type="float" office:value="0.327821630517">
                <text:p>0.327821630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9">
                <text:p>2999</text:p>
              </table:table-cell>
              <table:table-cell office:value-type="float" office:value="0.326818066592">
                <text:p>0.3268180665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.325884728722">
                <text:p>0.325884728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0.32561643165">
                <text:p>0.3256164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324239344489">
                <text:p>0.324239344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9">
                <text:p>3999</text:p>
              </table:table-cell>
              <table:table-cell office:value-type="float" office:value="0.323972180933">
                <text:p>0.323972180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0.316587890178">
                <text:p>0.3165878901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0.316065877897">
                <text:p>0.3160658778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">
                <text:p>499</text:p>
              </table:table-cell>
              <table:table-cell office:value-type="float" office:value="0.315916918318">
                <text:p>0.315916918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314637186607">
                <text:p>0.314637186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9">
                <text:p>1499</text:p>
              </table:table-cell>
              <table:table-cell office:value-type="float" office:value="0.314205387752">
                <text:p>0.3142053877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313504049977">
                <text:p>0.313504049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9">
                <text:p>299</text:p>
              </table:table-cell>
              <table:table-cell office:value-type="float" office:value="0.312979745332">
                <text:p>0.312979745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9">
                <text:p>999</text:p>
              </table:table-cell>
              <table:table-cell office:value-type="float" office:value="0.312268294544">
                <text:p>0.312268294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0.309197108819">
                <text:p>0.30919710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306564051582">
                <text:p>0.306564051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302161018946">
                <text:p>0.302161018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trp_en_4.A2:trp_en_4.A93 trp_en_4.C1:trp_en_4.C93" chart:data-source-has-labels="row" svg:x="0.319cm" svg:y="0.179cm" svg:width="13.123cm" svg:height="8.617cm">
          <chartooo:coordinate-region svg:x="1.231cm" svg:y="0.378cm" svg:width="11.746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4.C2:trp_en_4.C93" chart:label-cell-address="trp_en_4.C1:trp_en_4.C1" chart:class="chart:scatter">
            <chart:domain table:cell-range-address="trp_en_4.A2:trp_en_4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MI_max</text:p>
                <draw:g>
                  <svg:desc>trp_en_4.C1:tr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trp_en_4.A2:trp_en_4.A93</svg:desc>
                </draw:g>
              </table:table-cell>
              <table:table-cell office:value-type="float" office:value="0.375187762042">
                <text:p>0.375187762042</text:p>
                <draw:g>
                  <svg:desc>trp_en_4.C2:tr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364180999889">
                <text:p>0.364180999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  <table:table-cell office:value-type="float" office:value="0.363754011699">
                <text:p>0.36375401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358821114112">
                <text:p>0.358821114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0.35871676631">
                <text:p>0.35871676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3578580425">
                <text:p>0.357858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0.357073632872">
                <text:p>0.357073632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356155538081">
                <text:p>0.356155538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0.354739149999">
                <text:p>0.35473914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350537411994">
                <text:p>0.350537411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349016726475">
                <text:p>0.349016726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">
                <text:p>4000</text:p>
              </table:table-cell>
              <table:table-cell office:value-type="float" office:value="0.346388378674">
                <text:p>0.346388378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341416739192">
                <text:p>0.34141673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340442008979">
                <text:p>0.340442008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339036932168">
                <text:p>0.33903693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333048712206">
                <text:p>0.333048712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">
                <text:p>5000</text:p>
              </table:table-cell>
              <table:table-cell office:value-type="float" office:value="0.332155225789">
                <text:p>0.33215522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0.330966468067">
                <text:p>0.330966468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">
                <text:p>8000</text:p>
              </table:table-cell>
              <table:table-cell office:value-type="float" office:value="0.330798789702">
                <text:p>0.330798789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">
                <text:p>6000</text:p>
              </table:table-cell>
              <table:table-cell office:value-type="float" office:value="0.330423199343">
                <text:p>0.330423199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0">
                <text:p>7000</text:p>
              </table:table-cell>
              <table:table-cell office:value-type="float" office:value="0.329365801279">
                <text:p>0.329365801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0.326268749004">
                <text:p>0.326268749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0.324903906646">
                <text:p>0.324903906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0.324356133726">
                <text:p>0.324356133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  <table:table-cell office:value-type="float" office:value="0.314995088593">
                <text:p>0.314995088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">
                <text:p>3000</text:p>
              </table:table-cell>
              <table:table-cell office:value-type="float" office:value="0.311032870714">
                <text:p>0.311032870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0.306589021445">
                <text:p>0.306589021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0.306290432007">
                <text:p>0.306290432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304305878413">
                <text:p>0.304305878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302904423747">
                <text:p>0.302904423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  <table:table-cell office:value-type="float" office:value="0.301951425911">
                <text:p>0.301951425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0.300580603215">
                <text:p>0.300580603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0.298892421216">
                <text:p>0.298892421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0.295900823896">
                <text:p>0.295900823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0.294128402083">
                <text:p>0.294128402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292865536635">
                <text:p>0.292865536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">
                <text:p>8000</text:p>
              </table:table-cell>
              <table:table-cell office:value-type="float" office:value="0.292395044071">
                <text:p>0.292395044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0.288184596025">
                <text:p>0.288184596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  <table:table-cell office:value-type="float" office:value="0.28689183723">
                <text:p>0.28689183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">
                <text:p>5000</text:p>
              </table:table-cell>
              <table:table-cell office:value-type="float" office:value="0.285148403476">
                <text:p>0.285148403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0.285131128115">
                <text:p>0.285131128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284788350888">
                <text:p>0.284788350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282063280541">
                <text:p>0.282063280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0.282048480584">
                <text:p>0.282048480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0">
                <text:p>6000</text:p>
              </table:table-cell>
              <table:table-cell office:value-type="float" office:value="0.280940360761">
                <text:p>0.280940360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  <table:table-cell office:value-type="float" office:value="0.279726303203">
                <text:p>0.279726303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">
                <text:p>8000</text:p>
              </table:table-cell>
              <table:table-cell office:value-type="float" office:value="0.278819520066">
                <text:p>0.278819520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">
                <text:p>3000</text:p>
              </table:table-cell>
              <table:table-cell office:value-type="float" office:value="0.276279954845">
                <text:p>0.276279954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0.272754593584">
                <text:p>0.272754593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0">
                <text:p>6000</text:p>
              </table:table-cell>
              <table:table-cell office:value-type="float" office:value="0.271691146365">
                <text:p>0.271691146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  <table:table-cell office:value-type="float" office:value="0.271115723858">
                <text:p>0.271115723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0.270409867793">
                <text:p>0.270409867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0.266757386528">
                <text:p>0.266757386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0">
                <text:p>5000</text:p>
              </table:table-cell>
              <table:table-cell office:value-type="float" office:value="0.266594732934">
                <text:p>0.266594732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0.265179255323">
                <text:p>0.265179255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0.26425187558">
                <text:p>0.26425187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0">
                <text:p>1500</text:p>
              </table:table-cell>
              <table:table-cell office:value-type="float" office:value="0.262577961867">
                <text:p>0.262577961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0.262424195212">
                <text:p>0.262424195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0.261704350335">
                <text:p>0.261704350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261118110608">
                <text:p>0.261118110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0.258031990224">
                <text:p>0.2580319902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0">
                <text:p>7000</text:p>
              </table:table-cell>
              <table:table-cell office:value-type="float" office:value="0.256929826189">
                <text:p>0.256929826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0.256278891817">
                <text:p>0.256278891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0.256035441648">
                <text:p>0.256035441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0">
                <text:p>6000</text:p>
              </table:table-cell>
              <table:table-cell office:value-type="float" office:value="0.255967076367">
                <text:p>0.255967076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00">
                <text:p>8000</text:p>
              </table:table-cell>
              <table:table-cell office:value-type="float" office:value="0.253972453623">
                <text:p>0.253972453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0">
                <text:p>5000</text:p>
              </table:table-cell>
              <table:table-cell office:value-type="float" office:value="0.252295899352">
                <text:p>0.252295899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  <table:table-cell office:value-type="float" office:value="0.252203548706">
                <text:p>0.252203548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00">
                <text:p>6000</text:p>
              </table:table-cell>
              <table:table-cell office:value-type="float" office:value="0.251558544505">
                <text:p>0.251558544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00">
                <text:p>8000</text:p>
              </table:table-cell>
              <table:table-cell office:value-type="float" office:value="0.249348537943">
                <text:p>0.249348537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0.248567427477">
                <text:p>0.248567427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0">
                <text:p>7000</text:p>
              </table:table-cell>
              <table:table-cell office:value-type="float" office:value="0.247714185977">
                <text:p>0.2477141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0">
                <text:p>3000</text:p>
              </table:table-cell>
              <table:table-cell office:value-type="float" office:value="0.244443584685">
                <text:p>0.244443584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00">
                <text:p>9000</text:p>
              </table:table-cell>
              <table:table-cell office:value-type="float" office:value="0.243655309926">
                <text:p>0.243655309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">
                <text:p>4000</text:p>
              </table:table-cell>
              <table:table-cell office:value-type="float" office:value="0.243260432447">
                <text:p>0.243260432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242523248762">
                <text:p>0.242523248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0">
                <text:p>5000</text:p>
              </table:table-cell>
              <table:table-cell office:value-type="float" office:value="0.240991599385">
                <text:p>0.240991599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  <table:table-cell office:value-type="float" office:value="0.240436672476">
                <text:p>0.240436672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">
                <text:p>8000</text:p>
              </table:table-cell>
              <table:table-cell office:value-type="float" office:value="0.235241358811">
                <text:p>0.235241358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0">
                <text:p>7000</text:p>
              </table:table-cell>
              <table:table-cell office:value-type="float" office:value="0.234407434025">
                <text:p>0.234407434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0">
                <text:p>3000</text:p>
              </table:table-cell>
              <table:table-cell office:value-type="float" office:value="0.232815539287">
                <text:p>0.2328155392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">
                <text:p>8000</text:p>
              </table:table-cell>
              <table:table-cell office:value-type="float" office:value="0.231613385187">
                <text:p>0.231613385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00">
                <text:p>7000</text:p>
              </table:table-cell>
              <table:table-cell office:value-type="float" office:value="0.230964911058">
                <text:p>0.230964911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0">
                <text:p>9000</text:p>
              </table:table-cell>
              <table:table-cell office:value-type="float" office:value="0.230672517673">
                <text:p>0.230672517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0">
                <text:p>500</text:p>
              </table:table-cell>
              <table:table-cell office:value-type="float" office:value="0.230312521365">
                <text:p>0.230312521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00">
                <text:p>7000</text:p>
              </table:table-cell>
              <table:table-cell office:value-type="float" office:value="0.224730395143">
                <text:p>0.224730395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00">
                <text:p>9000</text:p>
              </table:table-cell>
              <table:table-cell office:value-type="float" office:value="0.224065671815">
                <text:p>0.224065671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0.21926142993">
                <text:p>0.219261429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">
                <text:p>500</text:p>
              </table:table-cell>
              <table:table-cell office:value-type="float" office:value="0.214130286338">
                <text:p>0.2141302863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123548385665">
                <text:p>0.123548385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0679641307306">
                <text:p>0.0679641307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0.0655303226736">
                <text:p>0.06553032267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trp_en_4.B2:trp_en_4.C93 trp_en_4.C1:trp_en_4.C1" chart:data-source-has-labels="row" svg:x="0.319cm" svg:y="0.179cm" svg:width="13.123cm" svg:height="8.617cm">
          <chartooo:coordinate-region svg:x="1.231cm" svg:y="0.378cm" svg:width="11.839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p_en_4.C2:trp_en_4.C93" chart:label-cell-address="trp_en_4.C1:trp_en_4.C1" chart:class="chart:scatter">
            <chart:domain table:cell-range-address="trp_en_4.B2:trp_en_4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MI_max</text:p>
                <draw:g>
                  <svg:desc>trp_en_4.C1:tr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trp_en_4.B2:trp_en_4.B93</svg:desc>
                </draw:g>
              </table:table-cell>
              <table:table-cell office:value-type="float" office:value="0.375187762042">
                <text:p>0.375187762042</text:p>
                <draw:g>
                  <svg:desc>trp_en_4.C2:tr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0.364180999889">
                <text:p>0.364180999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363754011699">
                <text:p>0.36375401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358821114112">
                <text:p>0.358821114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0.35871676631">
                <text:p>0.35871676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3578580425">
                <text:p>0.3578580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357073632872">
                <text:p>0.357073632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356155538081">
                <text:p>0.356155538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354739149999">
                <text:p>0.35473914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0.350537411994">
                <text:p>0.350537411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0.349016726475">
                <text:p>0.349016726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0.346388378674">
                <text:p>0.346388378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341416739192">
                <text:p>0.34141673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340442008979">
                <text:p>0.340442008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">
                <text:p>499</text:p>
              </table:table-cell>
              <table:table-cell office:value-type="float" office:value="0.339036932168">
                <text:p>0.33903693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">
                <text:p>299</text:p>
              </table:table-cell>
              <table:table-cell office:value-type="float" office:value="0.333048712206">
                <text:p>0.333048712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0.332155225789">
                <text:p>0.33215522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">
                <text:p>499</text:p>
              </table:table-cell>
              <table:table-cell office:value-type="float" office:value="0.330966468067">
                <text:p>0.330966468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9">
                <text:p>499</text:p>
              </table:table-cell>
              <table:table-cell office:value-type="float" office:value="0.330798789702">
                <text:p>0.330798789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330423199343">
                <text:p>0.330423199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0.329365801279">
                <text:p>0.329365801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326268749004">
                <text:p>0.326268749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0.324903906646">
                <text:p>0.324903906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324356133726">
                <text:p>0.324356133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314995088593">
                <text:p>0.314995088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0.311032870714">
                <text:p>0.311032870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">
                <text:p>999</text:p>
              </table:table-cell>
              <table:table-cell office:value-type="float" office:value="0.306589021445">
                <text:p>0.306589021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0.306290432007">
                <text:p>0.306290432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">
                <text:p>999</text:p>
              </table:table-cell>
              <table:table-cell office:value-type="float" office:value="0.304305878413">
                <text:p>0.304305878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">
                <text:p>499</text:p>
              </table:table-cell>
              <table:table-cell office:value-type="float" office:value="0.302904423747">
                <text:p>0.302904423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9">
                <text:p>999</text:p>
              </table:table-cell>
              <table:table-cell office:value-type="float" office:value="0.301951425911">
                <text:p>0.301951425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">
                <text:p>299</text:p>
              </table:table-cell>
              <table:table-cell office:value-type="float" office:value="0.300580603215">
                <text:p>0.300580603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0.298892421216">
                <text:p>0.298892421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">
                <text:p>499</text:p>
              </table:table-cell>
              <table:table-cell office:value-type="float" office:value="0.295900823896">
                <text:p>0.295900823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0.294128402083">
                <text:p>0.294128402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9">
                <text:p>999</text:p>
              </table:table-cell>
              <table:table-cell office:value-type="float" office:value="0.292865536635">
                <text:p>0.292865536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">
                <text:p>999</text:p>
              </table:table-cell>
              <table:table-cell office:value-type="float" office:value="0.292395044071">
                <text:p>0.292395044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9">
                <text:p>1499</text:p>
              </table:table-cell>
              <table:table-cell office:value-type="float" office:value="0.288184596025">
                <text:p>0.288184596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9">
                <text:p>1499</text:p>
              </table:table-cell>
              <table:table-cell office:value-type="float" office:value="0.28689183723">
                <text:p>0.28689183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0.285148403476">
                <text:p>0.285148403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0.285131128115">
                <text:p>0.285131128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9">
                <text:p>1499</text:p>
              </table:table-cell>
              <table:table-cell office:value-type="float" office:value="0.284788350888">
                <text:p>0.284788350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9">
                <text:p>1999</text:p>
              </table:table-cell>
              <table:table-cell office:value-type="float" office:value="0.282063280541">
                <text:p>0.282063280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0.282048480584">
                <text:p>0.282048480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9">
                <text:p>1499</text:p>
              </table:table-cell>
              <table:table-cell office:value-type="float" office:value="0.280940360761">
                <text:p>0.280940360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9">
                <text:p>2999</text:p>
              </table:table-cell>
              <table:table-cell office:value-type="float" office:value="0.279726303203">
                <text:p>0.279726303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99">
                <text:p>1499</text:p>
              </table:table-cell>
              <table:table-cell office:value-type="float" office:value="0.278819520066">
                <text:p>0.278819520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276279954845">
                <text:p>0.276279954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">
                <text:p>299</text:p>
              </table:table-cell>
              <table:table-cell office:value-type="float" office:value="0.272754593584">
                <text:p>0.272754593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0.271691146365">
                <text:p>0.2716911463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9">
                <text:p>1999</text:p>
              </table:table-cell>
              <table:table-cell office:value-type="float" office:value="0.271115723858">
                <text:p>0.271115723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9">
                <text:p>999</text:p>
              </table:table-cell>
              <table:table-cell office:value-type="float" office:value="0.270409867793">
                <text:p>0.270409867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266757386528">
                <text:p>0.266757386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9">
                <text:p>2999</text:p>
              </table:table-cell>
              <table:table-cell office:value-type="float" office:value="0.266594732934">
                <text:p>0.266594732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9">
                <text:p>1999</text:p>
              </table:table-cell>
              <table:table-cell office:value-type="float" office:value="0.265179255323">
                <text:p>0.265179255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9">
                <text:p>1499</text:p>
              </table:table-cell>
              <table:table-cell office:value-type="float" office:value="0.26425187558">
                <text:p>0.26425187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">
                <text:p>499</text:p>
              </table:table-cell>
              <table:table-cell office:value-type="float" office:value="0.262577961867">
                <text:p>0.2625779618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0.262424195212">
                <text:p>0.262424195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9">
                <text:p>1499</text:p>
              </table:table-cell>
              <table:table-cell office:value-type="float" office:value="0.261704350335">
                <text:p>0.261704350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9">
                <text:p>1499</text:p>
              </table:table-cell>
              <table:table-cell office:value-type="float" office:value="0.261118110608">
                <text:p>0.261118110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258031990224">
                <text:p>0.2580319902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9">
                <text:p>1499</text:p>
              </table:table-cell>
              <table:table-cell office:value-type="float" office:value="0.256929826189">
                <text:p>0.256929826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  <table:table-cell office:value-type="float" office:value="0.256278891817">
                <text:p>0.256278891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9">
                <text:p>999</text:p>
              </table:table-cell>
              <table:table-cell office:value-type="float" office:value="0.256035441648">
                <text:p>0.256035441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9">
                <text:p>4999</text:p>
              </table:table-cell>
              <table:table-cell office:value-type="float" office:value="0.255967076367">
                <text:p>0.255967076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9">
                <text:p>1999</text:p>
              </table:table-cell>
              <table:table-cell office:value-type="float" office:value="0.253972453623">
                <text:p>0.253972453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9">
                <text:p>3999</text:p>
              </table:table-cell>
              <table:table-cell office:value-type="float" office:value="0.252295899352">
                <text:p>0.252295899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">
                <text:p>299</text:p>
              </table:table-cell>
              <table:table-cell office:value-type="float" office:value="0.252203548706">
                <text:p>0.252203548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9">
                <text:p>3999</text:p>
              </table:table-cell>
              <table:table-cell office:value-type="float" office:value="0.251558544505">
                <text:p>0.251558544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9">
                <text:p>2999</text:p>
              </table:table-cell>
              <table:table-cell office:value-type="float" office:value="0.249348537943">
                <text:p>0.249348537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9">
                <text:p>499</text:p>
              </table:table-cell>
              <table:table-cell office:value-type="float" office:value="0.248567427477">
                <text:p>0.248567427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9">
                <text:p>1999</text:p>
              </table:table-cell>
              <table:table-cell office:value-type="float" office:value="0.247714185977">
                <text:p>0.2477141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9">
                <text:p>1999</text:p>
              </table:table-cell>
              <table:table-cell office:value-type="float" office:value="0.244443584685">
                <text:p>0.244443584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9">
                <text:p>2999</text:p>
              </table:table-cell>
              <table:table-cell office:value-type="float" office:value="0.243655309926">
                <text:p>0.243655309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9">
                <text:p>3999</text:p>
              </table:table-cell>
              <table:table-cell office:value-type="float" office:value="0.243260432447">
                <text:p>0.243260432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">
                <text:p>299</text:p>
              </table:table-cell>
              <table:table-cell office:value-type="float" office:value="0.242523248762">
                <text:p>0.242523248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99">
                <text:p>4999</text:p>
              </table:table-cell>
              <table:table-cell office:value-type="float" office:value="0.240991599385">
                <text:p>0.240991599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  <table:table-cell office:value-type="float" office:value="0.240436672476">
                <text:p>0.240436672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9">
                <text:p>3999</text:p>
              </table:table-cell>
              <table:table-cell office:value-type="float" office:value="0.235241358811">
                <text:p>0.235241358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9">
                <text:p>2999</text:p>
              </table:table-cell>
              <table:table-cell office:value-type="float" office:value="0.234407434025">
                <text:p>0.234407434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9">
                <text:p>2999</text:p>
              </table:table-cell>
              <table:table-cell office:value-type="float" office:value="0.232815539287">
                <text:p>0.2328155392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99">
                <text:p>4999</text:p>
              </table:table-cell>
              <table:table-cell office:value-type="float" office:value="0.231613385187">
                <text:p>0.2316133851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9">
                <text:p>3999</text:p>
              </table:table-cell>
              <table:table-cell office:value-type="float" office:value="0.230964911058">
                <text:p>0.230964911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9">
                <text:p>3999</text:p>
              </table:table-cell>
              <table:table-cell office:value-type="float" office:value="0.230672517673">
                <text:p>0.230672517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230312521365">
                <text:p>0.230312521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99">
                <text:p>4999</text:p>
              </table:table-cell>
              <table:table-cell office:value-type="float" office:value="0.224730395143">
                <text:p>0.224730395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99">
                <text:p>4999</text:p>
              </table:table-cell>
              <table:table-cell office:value-type="float" office:value="0.224065671815">
                <text:p>0.224065671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  <table:table-cell office:value-type="float" office:value="0.21926142993">
                <text:p>0.219261429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">
                <text:p>499</text:p>
              </table:table-cell>
              <table:table-cell office:value-type="float" office:value="0.214130286338">
                <text:p>0.2141302863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0.123548385665">
                <text:p>0.123548385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0679641307306">
                <text:p>0.0679641307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0655303226736">
                <text:p>0.06553032267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